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Times" fo:font-size="12.0pt" fo:background-color="#868686"/>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LiSong Pro Light" fo:font-size="12.0pt" fo:background-color="#e0e0e0"/>
    </style:style>
    <style:style style:name="P5" style:family="paragraph" style:parent-style-name="Standard">
      <style:paragraph-properties fo:margin-bottom="0.1667in"/>
      <style:text-properties style:font-name="STSong"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Times" fo:font-size="12.0pt" fo:color="#0000e9" fo:background-color="#e0e0e0"/>
    </style:style>
    <style:style style:name="P8" style:family="paragraph" style:parent-style-name="Standard">
      <style:paragraph-properties fo:margin-bottom="0.1667in"/>
      <style:text-properties style:font-name="LiSong Pro Light" fo:font-size="12.0pt"/>
    </style:style>
    <style:style style:name="P9" style:family="paragraph" style:parent-style-name="Standard">
      <style:paragraph-properties fo:margin-bottom="0.1667in"/>
      <style:text-properties style:font-name="STSong" fo:font-size="12.0pt" fo:background-color="#ececec"/>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STSong"/>
    </style:style>
    <style:style style:name="T5" style:family="text">
      <style:text-properties fo:font-style="italic" fo:font-style-asian="italic" fo:font-style-complex="italic" fo:color="#0000e9"/>
    </style:style>
    <style:style style:name="T6" style:family="text">
      <style:text-properties style:font-name="LiSong Pro Light" fo:color="#000000"/>
    </style:style>
    <style:style style:name="T7" style:family="text">
      <style:text-properties fo:color="#000000"/>
    </style:style>
    <style:style style:name="T8" style:family="text">
      <style:text-properties fo:font-style="italic" fo:font-style-asian="italic" fo:font-style-complex="italic"/>
    </style:style>
    <style:style style:name="T9" style:family="text">
      <style:text-properties style:font-name="Times" fo:font-style="italic" fo:font-style-asian="italic" fo:font-style-complex="italic"/>
    </style:style>
    <style:style style:name="T10" style:family="text">
      <style:text-properties style:font-name="Times" fo:font-style="italic" fo:font-style-asian="italic" fo:font-style-complex="italic" fo:color="#0000e9"/>
    </style:style>
    <style:style style:name="T11"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text:span text:style-name="T1">陳真</text:span><text:s/>  |  2021.12.20 11:32   |   <text:a xlink:type="simple" xlink:href="http://palinfo.habago.org/Entry?Command=Information_PrintForum&amp;iPage=1#FORUM41811"><text:span text:style-name="T2">#</text:span></text:a></text:p>
      <text:p text:style-name="P3"><text:span text:style-name="T3">(</text:span>再續<text:span text:style-name="T3">2021. 12.18.) <text:line-break/><text:line-break/><text:line-break/></text:span>所謂公投之前，我幾次在不同狀況與場合下，看到、聽到一些很不可思議的對話或發言<text:span text:style-name="T3">(</text:span>例如<text:span text:style-name="T3"><text:s/>Line </text:span>有個欄位可以看到一些同事或朋友的公開文字<text:span text:style-name="T3">)</text:span>，讓我感覺很無言，那種無言的感覺就好像你沒法跟一隻蟋蟀討論數學一樣。蟋蟀聲音很大很吵，但你只能無言，因為你知道你不可能跟如此智能水平的人講什麼有意義的話，溝通已到盡頭。<text:span text:style-name="T3"><text:s/><text:line-break/><text:line-break/></text:span>過去荒唐透頂，於今尤烈。過去蔣家年代，人們只是腦殘，現在卻可以說完全就是沒有大腦可言了。雖然四十年來毫不意外台灣人的認知水平，但是不可思議的感覺卻始終如此不可思議，人怎麼會蠢到這種地步？真是很難想像。比方說什麼台灣吃萊豬才能走入國際社會，不吃萊豬就會淪落成為跟<text:span text:style-name="T3">"</text:span>中國<text:span text:style-name="T3">" </text:span>一樣的落後國家；核四絕不能啟動，否則電力就會被中國拿去用等等，這麼蠢的蠢話，居然大多數人也會信。<text:span text:style-name="T3"><text:s/><text:line-break/><text:line-break/></text:span>我覺得，基本理性與良知未泯者，應當想一想這類所謂投票與民主的虛構性。今天，我如果掌握主流媒體，信不信我可以讓台灣人相信吃飯配一點大便才能走向國際，深化民主。<text:span text:style-name="T3"><text:s/><text:line-break/><text:line-break/></text:span>索羅斯有個<text:span text:style-name="T3"><text:s/>"</text:span>開放社會基金會<text:span text:style-name="T3">"</text:span>，在全世界各個國家推動所謂開放，製造動亂。開放很好聽，問題是對誰開放？開放只是圖利了誰？那樣一種開放概念就好像主張要對病毒細菌開放一樣，蠱惑人心，百害無一利。<text:span text:style-name="T3"><text:s/><text:line-break/><text:line-break/></text:span>美國表面上誰都能選總統，可是選個總統要花費上千億，你我選得起嗎？選來選去全是誰當家？這還用問嗎？西方媒體幾乎全數掌控在特定幾個家族，你說這叫做開放？這叫做言論自由？<text:span text:style-name="T3"><text:s/><text:line-break/><text:line-break/></text:span>島外如此，島內也一樣，所謂媒體，所謂政府，每天就是造謠，每天就是透過主流媒體不斷散播謠言。不用多，請你告訴我，比方說人渣黨，比方說綠媒，有沒有說過一句誠實可信的話？零！一句也沒有。一開口就是謊言，一開口就是造謠，一開口就是抹黑，一開口就是欺騙欺騙欺騙，洗腦洗腦洗腦。<text:span text:style-name="T3"><text:s/><text:line-break/><text:line-break/></text:span>你看，半個世紀來，特別是人渣黨壯大的過去二十幾年來，我們幾乎每天就是得面對成百上千的各種謊言與抹黑，有沒有哪一天例外？有沒有哪一天所謂政治是具有基本理性意義的？零！這樣的日子在島內從未發生過。島外的西方社會也一樣，幾十年來每天就是造謠抹黑，造謠抹黑，造謠抹黑。<text:span text:style-name="T3"><text:s/><text:line-break/><text:line-break/></text:span>惟一或惟二可信的是大陸與俄羅斯的媒體。它們不一定報導所有真相，但是它們的言論可信，有理有據，從未見過它們造謠。<text:span text:style-name="T3"><text:s/><text:line-break/><text:line-break/></text:span>回到我原先想說的，今天，如果我掌握主流媒體，信不信我能夠讓一隻蜥蝪當選立委，成為代表著民主自由的台灣之光。<text:span text:style-name="T3"><text:s/><text:line-break/><text:line-break/></text:span>我的意思是說，理解政治就跟理解一個人的健康狀況一樣，你得找出真實的症狀，找出病因。比方說一個人罹患肺癌，病入膏肓，大家卻一直在談論他的打噴嚏流鼻水症狀，那是很荒唐的，自欺欺人的。<text:span text:style-name="T3"><text:s/><text:line-break/><text:line-break/></text:span>政治也一樣。真正的問題從不被檢討，比方說萊豬，人渣黨只是壞，不是笨，他又不是腦袋進水，莫名其妙進口毒豬給自己添麻煩幹啥？當然是美國主子逼迫所致，逼台灣人就是要吃毒豬，而且不准台灣人對豬肉進行標示。<text:span text:style-name="T3"><text:s/><text:line-break/><text:line-break/></text:span>這些基本事實，難道會有政治人物不知道嗎？但是，他們偏偏就是要打假球，故意避而不談一切症狀的真實病因，然後藉著打假球，各自累積選票聲望，盤算一己政治權位。<text:span text:style-name="T3"><text:s/><text:line-break/><text:line-break/></text:span>能源政策更是如此，半個多世紀以來，台灣能源政策基本上就是這樣，就是貪污為本的一種殖民剝削。美國人撈完數千億核四廠，馬上要我們把它丟到垃圾桶，改撈風電綠能與天然氣。<text:span text:style-name="T3"><text:s/><text:line-break/><text:line-break/></text:span>每個荒唐政策全是兆元起跳，充滿油水。台前大家演戲，台後分贓。侯友宜在演戲，柯文哲更是演藝天王，其他藍營政客哪個是真心在推動什麼理想？他們明知政治基本事實，卻從來都絕口不提，一味改提含含糊糊的表面無謂症狀，所開出的所謂藥方，自然也只是一種假動作而不具絲毫現實意義，徒然糟蹋人們的熱情。<text:span text:style-name="T3"><text:s/><text:line-break/><text:line-break/></text:span>我不敢說張亞中、韓國瑜、洪秀柱有多好多深刻，但是，他們至少稍微碰觸到真實問題的一點點邊。<text:span text:style-name="T3"><text:s/><text:line-break/><text:line-break/></text:span>我的結論講過幾百遍了：我們跟美國、跟人渣黨之間，並不是一種競爭關係，而是一種敵對關係。他們從來不曾有一絲猶豫地傷害異己，從來不曾有一絲猶豫地大撈特撈，掏空台灣，更是企圖全面毀滅島嶼，驅使千萬台灣人將來為美國人當炮灰。但是，我們身為受害者，身為惡棍人渣的敵對者，卻反而從來都刻意迴避這一切基本事實，反而幫忙欺騙，讓台灣人以為我們真的好像在從事什麼值得驕傲的民主活動。<text:span text:style-name="T3"><text:s/><text:line-break/><text:line-break/></text:span>今天，就算公投過關，你覺得人渣黨和美國人會鳥你嗎？這些人渣不管哪一種罪行如何罪證確鑿，如何昭昭在目，他會因此受到法治的懲罰嗎？各位應該認清楚一個基本事實，我們面對的是一群貪贓枉法掌握一切大權無惡不作的歹徒罪犯及其背後兩手血腥殺害數千萬人的美帝，而不是面對一種政治競爭對手。<text:span text:style-name="T3"><text:s/><text:line-break/><text:line-break/></text:span>能否把歹徒繩之以法，能否驅逐殖民者，那是做不做得到的問題，但是，刻意迴避島內政治之基本事實，卻只是自欺欺人。這樣一種自欺欺人的所謂民主遊戲，真的是騙夠、受夠了。我們可以承認制裁敵人未有未逮，但是，如果硬要說這是在從事什麼民主競爭的活動，那就是在侮辱我們的智商。<text:span text:style-name="T3"><text:s/><text:line-break/><text:line-break/></text:span>台灣過去是殖民法西斯政權，現在更是如此，基本上就是一群滿口謊言貪婪無度無惡不作的罪犯，控制整個島嶼。</text:p>
      <text:p text:style-name="P2"><text:span text:style-name="T1">陳真</text:span><text:s/>  |  2021.12.20 02:20   |   <text:a xlink:type="simple" xlink:href="http://palinfo.habago.org/Entry?Command=Information_PrintForum&amp;iPage=1#FORUM41810"><text:span text:style-name="T2">#</text:span></text:a></text:p>
      <text:p text:style-name="P3">以後的巴勒網，打算採用先審核再貼出的機制，否則我們不但將耗費無數心力在毫無營養的貼文上，而且，以台灣人的品性來講，只要匿名，只要心存僥倖不會被查出身份，沒有什麼壞事不敢做，沒有什麼蠢話鳥話謊話不敢說。<text:span text:style-name="T3"><text:s/><text:line-break/><text:line-break/></text:span>我不反對批評政客或公眾人物，但你就算要吊死一條狗，也該給他一個正確的罪名。<text:span text:style-name="T3"><text:s/><text:line-break/><text:line-break/></text:span>諸如這位<text:span text:style-name="T3"><text:s/>"lucy"</text:span>，從你的發言我就知道你對核能、對自然科學一無所知，但你口氣卻很大，罵這個無恥，那個可惡，講得好像你很懂，但事實上你根本不懂。<text:span text:style-name="T3"><text:s/><text:line-break/><text:line-break/></text:span>以<text:span text:style-name="T3"><text:s/>"</text:span>無法妥善處理核廢料<text:span text:style-name="T3">" </text:span>來反核，怎麼會是什麼可惡無恥的言論？它終究也是一種合理說法。<text:span text:style-name="T3"><text:s/><text:line-break/><text:line-break/></text:span>現在是怎樣？反核一方反智化、神聖化，反反核一方也要如法炮製，塑造成絕對真理嗎？我們要不斷把時間和心力浪費在這類非常沒有營養的低能討論上嗎？<text:span text:style-name="T3"><text:s/><text:line-break/><text:line-break/></text:span>巴勒網若不改變貼文機制，將不斷陷入低能口水之中。<text:span text:style-name="T3"><text:s/><text:line-break/><text:line-break/></text:span>原本想接續之前所說，進一步談談台灣將近半個世紀來所謂能源政策之貪污與殖民剝削本質，現在卻一時為之語塞。<text:span text:style-name="T3"><text:s/><text:line-break/><text:line-break/></text:span>大家想罵什麼時，最好請亮個身份，讓大家知道你到底是誰，好讓被罵者有機會拖你上法院；同時也請大家珍惜話語，知百說一，深思熟慮非常有把握的話才講，別信口開河。</text:p>
      <text:p text:style-name="P2">Lucy   |  2021.12.19 20:33   |   <text:a xlink:type="simple" xlink:href="http://palinfo.habago.org/Entry?Command=Information_PrintForum&amp;iPage=1#FORUM41809"><text:span text:style-name="T2">#</text:span></text:a></text:p>
      <text:p text:style-name="P4">侯友宜在核四上的立場，是延續前新北市市長朱立倫－－侯以前的老長官－－的立場，就是用＂核廢料不能處理＂來卡關。可不可惡？當然可惡。核廢料當然可以處理，而燒煤的廢氣才是真正無法處理且直接傷害人們的健康。<text:span text:style-name="T3"><text:s/><text:line-break/><text:line-break/></text:span>但是，批判侯友宜之前，應先批判朱立倫。當年用＂核安＂來打擊核四商轉，把話講得最死、最決絕的人就是朱立倫。新北市市民都受朱立倫的影響，強烈反核四。<text:span text:style-name="T3"><text:s/><text:line-break/><text:line-break/></text:span>朱立倫立場轉了嗎？現在換了立場當上國民黨黨主席，以前那麼堅定反核四的立場轉得過來嗎？泛藍要論壞，他才是最壞的傢伙。</text:p>
      <text:p text:style-name="P2"><text:span text:style-name="T1">陳真</text:span><text:s/>  |  2021.12.18 03:00   |   <text:a xlink:type="simple" xlink:href="http://palinfo.habago.org/Entry?Command=Information_PrintForum&amp;iPage=1#FORUM41808"><text:span text:style-name="T2">#</text:span></text:a></text:p>
      <text:p text:style-name="P3"><text:span text:style-name="T3">(</text:span>續<text:span text:style-name="T3">) <text:line-break/><text:line-break/>"</text:span>我思故我在<text:span text:style-name="T3">" </text:span>並不是什麼你要多想多思考然後你才有存在價值，完全不是這個意思。侯友宜要鬼扯，也不該如此離譜。<text:span text:style-name="T3"><text:s/><text:line-break/><text:line-break/>"</text:span>我思故我在<text:span text:style-name="T3">" </text:span>是笛卡兒對於懷疑主義與知識論<text:span text:style-name="T3">(epistemology) </text:span>所設下的一個底，一個極限。簡單說，你不可能懷疑一切，如果你連自己的存在都要懷疑，那你到底是憑什麼在懷疑？總該有個<text:span text:style-name="T3"><text:s/>"</text:span>我<text:span text:style-name="T3">" </text:span>做為一種<text:span text:style-name="T3"><text:s/>"</text:span>思考的主體<text:span text:style-name="T3">"</text:span>，然後<text:span text:style-name="T3"><text:s/>"</text:span>我<text:span text:style-name="T3">" </text:span>才有可能懷疑東懷疑西。因此，我之存在乃是無可置疑的，從而也給知識這座大廈打下一個無可置疑的基礎。<text:span text:style-name="T3"><text:s/><text:line-break/><text:line-break/></text:span>我完全不認同笛卡兒的想法，不過，所謂<text:span text:style-name="T3"><text:s/>"</text:span>我思故我在<text:span text:style-name="T3">" </text:span>簡單說就是這樣，企圖給知識找到某種基礎或前提。這跟鼓勵人什麼要自己多動腦筋多想多思考，完全扯不上任何關係，太離譜了。很多所謂名人很喜歡舞文弄墨，許多學者也一樣，望文生義，發言輕易，開口即來，隨口便能瞎掰一堆自己事實上一無所知之事。<text:span text:style-name="T3"><text:s/><text:line-break/><text:line-break/></text:span>政治人物更是如此，一方面不懂裝懂，另一方面明明很懂，卻故意裝蒜。比方說，我不相信侯友宜如此清純幼稚，我不相信他不知道台灣所謂能源政策是怎麼一回事，我不相信他低能到連這些明目張膽的基本事實都不知道。<text:span text:style-name="T3"><text:s/><text:line-break/><text:line-break/></text:span>在台灣，所謂能源政策從來都不是基於福利民生的一種政策思考與作為，而是基於私利，基於殖民者即美國等西方跨國公司或日本及其豢養的藍綠走狗之暴利，是一塊超級大肥肉，就如同軍購一樣，油水無限。<text:span text:style-name="T3"><text:s/><text:line-break/><text:line-break/></text:span>核四就是一例，美國主導，藍綠接棒，美國公司大撈一票。至於人渣黨，一會兒反核，一會兒不反，一會兒要蓋，一會兒不蓋，一會兒說多恐怖多危險，說它像核彈，一會兒又說安全無虞，工程品質世界一流，加編千百億預算，要求如期如質完工。<text:span text:style-name="T3"><text:s/><text:line-break/><text:line-break/></text:span>就這樣鬼扯瞎掰上下其手幾十年，前後花了三、四千億，暴利全進了美國大公司口袋，走狗政客們油水也全都撈足了，然後呢？然後就算了，幾千億打造的整座核四廠就這樣準備丟進垃圾桶，竟無一官員為此負起責任，同時卻不斷使用老舊不堪的核一、核二和核三廠，它媽的天底下有這種反核嗎？幾千億買來的新車說好危險，絕對不能開上路，至於真的很危險的舊車卻反而繼續使用，過期了也要用。<text:span text:style-name="T3"><text:s/><text:line-break/><text:line-break/></text:span>而且，更詭異的是，反核突然在幾年前被綠媒給炒作成神聖不可侵犯的天條，誰膽敢不反核，誰就是全民公敵。<text:span text:style-name="T3"><text:s/><text:line-break/><text:line-break/></text:span>為什麼反核突然在幾年前變成宗教一般的神聖天條呢？因為核能撈完了，接下來要開始撈更多油水的所謂綠能了，比方說上兆元的風電，把納稅人當凱子，自願以完全不合理的數倍高價向外商購買，綁約二十年，一口氣撈個夠。<text:span text:style-name="T3"><text:s/><text:line-break/><text:line-break/></text:span>這就好像什麼前瞻計劃，也是上兆油水，但是，有誰能告訴我它前瞻個鳥？舉債數千億，到處莫名其妙弄些什麼輕軌，卻連最基本的公車都沒有<text:span text:style-name="T3">(</text:span>南部尤其如此，公車系統比我念小學四十年前還差<text:span text:style-name="T3">)</text:span>，天底下有這種施政嗎？它是在造福社會大眾造福子孫，還是在造福政客及特定財團？<text:span text:style-name="T3"><text:s/><text:line-break/><text:line-break/></text:span>前幾天，看到我一位舊識賴勁麟的寶貝女兒賴品妤<text:span text:style-name="T3">(</text:span>大腸花成員<text:span text:style-name="T3">)</text:span>，寫文章反核，講得冠冕堂皇什麼救台灣愛台灣的。可是，全台灣最沒有資格反核的就是賴勁麟這一家人。<text:span text:style-name="T3"><text:s/><text:line-break/><text:line-break/></text:span>這位過去外號叫做小賴的賴勁麟，我上大學就認識，還跟李文忠、陳文治<text:span text:style-name="T3"><text:s/>(</text:span>現在好像是新北市議會副議長<text:span text:style-name="T3">)</text:span>和劉一德等人熟識。大家當時都是窮學生，每個月一兩千元租房子，我當時幾次北上參加活動或開會，就曾經住在他們租的地方。<text:span text:style-name="T3"><text:s/><text:line-break/><text:line-break/></text:span>賴勁麟後來從事所謂工運，幾年不見，現在是一大堆上市櫃公司的董事長，頭銜多到我根本記不起來，多是酬庸性質；財產肯定是我的一百倍或一千倍以上。身兼這麼多董事長，不是因為他很厲害，而是因為他是新潮流。<text:span text:style-name="T3"><text:s/><text:line-break/><text:line-break/></text:span>台灣真正的當權者，真正吃銅吃鐵無所不吃，控制整個台灣各項產業與資源及國營事業的政治集團，就是這批過去號稱左派、滿口理想，整天喊革命、號稱永遠要跟弱勢者站在一起的新潮流。吳怡農的伯父吳乃仁，就是新潮流創流的兩位頭人之一；他這一家人就更荒唐了，很敢吃，職位全都要，把台灣人當塑膠。<text:span text:style-name="T3"><text:s/><text:line-break/><text:line-break/></text:span>至於賴勁麟，一個窮學生從事所謂社運或政治，滿口理想，滿口左派，居然能從事出這麼多董事長的頭銜，每天億來億去。你相信天底下有這麼爽的所謂理想嗎？<text:span text:style-name="T3"><text:s/><text:line-break/><text:line-break/></text:span>據我所知，賴勁麟是中華電信子公司神腦國際的董事長，同時也是太陽光電廠雲豹能源公司的董事長，另外還有天力風電，他的寶貝女兒之前就是天力風電的副董事長。賴勁麟同時也是台灣十幾家風電公司所結盟的風電產業聯盟的召集人，另外還是什麼伍豐科技的代表人。真的是綠電天王，呼風喚雨，左右逢源，上個月才剛簽下全台最大漁電共生的聯貸案。<text:span text:style-name="T3"><text:s/><text:line-break/><text:line-break/></text:span>至於他怎麼搞所謂綠能，底下兩篇報導，不妨仔細看看，你看他究竟是在炒股票還是在搞綠能？這一切龐大利益的背後，主要獲利者依舊是美國為首的英、澳等西方公司及日本。<text:span text:style-name="T3"><text:s/><text:line-break/><text:line-break/></text:span>我想說的有四點：<text:span text:style-name="T3"><text:s/><text:line-break/><text:line-break/></text:span>一，台灣所謂能源政策，從核能到綠能，並非基於民生福利，而是基於私利，基於美、日及其走狗們的龐大暴利。<text:span text:style-name="T3"><text:s/><text:line-break/><text:line-break/></text:span>二，上述<text:span text:style-name="T3"><text:s/>"</text:span>一<text:span text:style-name="T3">" </text:span>只是一種常識，政治人物更不可能不知道。但是，諸如侯友宜等人卻故意裝蒜，假裝好像能源政策只是一種什麼科學與理性的分析與思維。事實上，就猶如大約<text:span text:style-name="T3">35</text:span>年前，我和戴振耀發起台灣第一場反核大遊行時所說，反核除了考慮台灣地狹人稠的安全因素之外，同時也是反獨裁，反貪污，反殖民剝削，反帝國主義。<text:span text:style-name="T3"><text:s/><text:line-break/><text:line-break/></text:span>三，做為反核元老，做為環保聯盟的創始人，我從幾年前不再反核。可是，當我不再反核時，原本乏人問津的反核，卻居然被人渣黨和綠媒給炒作成一種神聖天條，硬是把一種利害分析給變成一種道德教條，所謂<text:span text:style-name="T3"><text:s/>"</text:span>我是人，我反核<text:span text:style-name="T3">"</text:span>，誰敢不反核，誰就是全民公敵。<text:span text:style-name="T3"><text:s/><text:line-break/><text:line-break/></text:span>四，我之所以不再反核是因為，碳排放所導致的全球暖化與極端氣候問題，再加上島內極端可怕的空污，肺癌狂飆失控，它所造成的人命傷亡，恐怕更是遠遠大於核能的潛在風險。<text:span text:style-name="T3"><text:s/><text:line-break/><text:line-break/>======================= <text:line-break/></text:span>外商來台綠能撈金》雲豹子公司兆洋才標下國產署標案，就被以<text:span text:style-name="T3">14.7</text:span>億元轉手英商！<text:span text:style-name="T3"><text:s/><text:line-break/><text:line-break/></text:span>風傳媒<text:span text:style-name="T3"><text:s/><text:line-break/><text:line-break/></text:span>林上祚<text:span text:style-name="T3"><text:s/><text:line-break/><text:line-break/>2019-10-21 <text:line-break/><text:line-break/><text:line-break/></text:span>雲豹能源去年開始二度將電廠發電利益，賣給美商貝萊德資產管理，合計出售超過<text:span text:style-name="T3">14</text:span>個案場、裝置容量<text:span text:style-name="T3">190MW</text:span>。圖為雲豹能源與貝萊德合作的台中文山掩埋場地面型太陽光電系統。示意圖。（取自雲豹能源官網）<text:span text:style-name="T3"><text:s/><text:line-break/><text:line-break/></text:span>民進黨政府為了推動<text:span text:style-name="T3">2025</text:span>能源轉型，大力推動離岸風電與太陽能發電，閒置的國有土地只要沒有環保爭議，過去幾年已陸續交給民間綠電業者架設太陽能發電系統，不過，部分綠電業者還沒有開始商轉，卻提早賣股票獲利下車。<text:span text:style-name="T3"><text:s/><text:line-break/><text:line-break/></text:span>由民進黨前立委賴勁麟掛名董事長的豹能源，去年開始，二度將電廠發電利益，賣給美商貝萊德資產管理，合計出售超過<text:span text:style-name="T3">14</text:span>個案場、裝置容量<text:span text:style-name="T3">190MW</text:span>；今年<text:span text:style-name="T3">7</text:span>月雲豹能源子公司兆洋公司，拿下國產署高雄美濃、台南善化的太陽能電廠土地標租案，同月，雲豹以<text:span text:style-name="T3">14.7</text:span>億元價格，將兆洋轉賣給英商<text:span text:style-name="T3">GRP II TAIWAN UK LIMITED</text:span>，靈活的財務操作，令人歎為觀止。<text:span text:style-name="T3"><text:s/><text:line-break/><text:line-break/></text:span>綠電市場領先群浮現　雲豹能源財務操作最「令人側目」<text:span text:style-name="T3"><text:s/><text:line-break/><text:line-break/></text:span>在眾多廠商當中，雲豹能源的財務操作最令人側目，該公司係由伍豐科技、和益化工等本土廠商，與亞洲電力等外商投資，中華電信子公司中華投資，先前還差一點投資雲豹，雲豹董事長賴勁麟，是以伍豐科技法人代表身分出任，雲豹<text:span text:style-name="T3">2016</text:span>年成立迄今，已經<text:span text:style-name="T3">3</text:span>度將太陽能案場出售給外資獲利了結。<text:span text:style-name="T3"><text:s/><text:line-break/><text:line-break/></text:span>今年<text:span text:style-name="T3">4</text:span>月下旬，財政部公告《國有非公用不動產出租管理辦法》修正案，在基地與農作、畜牧、養殖地的「一般標租」之外，另外增訂太陽光電的標租規則，這是鹽灘地、地層下陷區變更為「綠能專區」之外，國產署首度釋出的國有土地，<text:span text:style-name="T3">2</text:span>公頃以下之土地，還可以獲得免申請土地使用分區變更的待遇。<text:span text:style-name="T3"><text:s/><text:line-break/><text:line-break/></text:span>新規定上路後，國產署釋出台中后里、台南善化與高雄美濃<text:span text:style-name="T3">3</text:span>塊國有土地標租案，除了台中后里因為面積過大流標之外，台南善化與高雄美濃都順利拍出，得標的廠商都是雲豹能源子公司兆洋。<text:span text:style-name="T3"><text:s/><text:line-break/><text:line-break/></text:span>海能風場尚未商轉，股權就已轉手多次！上緯持有只剩<text:span text:style-name="T3">1.25% <text:line-break/><text:line-break/></text:span>雲豹能源的太陽能案場股權頻頻轉手，在台灣近年的綠電產業並非特例，資本額<text:span text:style-name="T3">9</text:span>億元的上緯投控，過去參與苗栗竹南的示範離岸風廠投資案「海能風場」，迄今尚未正式商轉，卻已經歷過多次股權交易。上緯投控子公司「上緯新能源」，去年<text:span text:style-name="T3">6</text:span>月將子公司海能國際投資的<text:span text:style-name="T3">75%</text:span>股權出售給澳洲麥格理之後，今年<text:span text:style-name="T3">7</text:span>月底又向經濟部申請將海能國際的「海能風力發電」切割出售，將<text:span text:style-name="T3">49%</text:span>示範風廠的股權，出售給東京電力集團與中部電力集團的合資公司<text:span text:style-name="T3">JERA</text:span>。<text:span text:style-name="T3"><text:s/><text:line-break/><text:line-break/></text:span>上緯投控同時也與美國私募股權公司<text:span text:style-name="T3">Stonepeak</text:span>簽約，上緯同意將「上緯新能源」<text:span text:style-name="T3">95%</text:span>股權出售予<text:span text:style-name="T3">Stonepeak</text:span>，形同將間接持有「海能風場」的<text:span text:style-name="T3">25%</text:span>股權也賣給了外資，如果以上緯持有剩下<text:span text:style-name="T3">5%</text:span>「上緯新能源」股權估算，上緯間接持有「海能風場」的股權只剩下<text:span text:style-name="T3">1.25%</text:span>。<text:span text:style-name="T3"><text:s/><text:line-break/><text:line-break/></text:span>根據媒體報導，雲豹投資創辦人張建偉，曾是金融界金童，在金融圈已有<text:span text:style-name="T3">16</text:span>年以上資歷，<text:span text:style-name="T3">2008</text:span>年期貨操作一役賺進了人生的第一桶金，財務操作見長；雲豹能源現任董事長賴勁麟，不僅積極涉入台灣太陽能電業，在另一塊外資積極投入的離岸風電，也看得到他的身影，賴不僅身兼離岸風電葉片產業聯盟召集人，目前也掛名離岸風電葉片廠商天力的副董事長。<text:span text:style-name="T3"><text:s/><text:line-break/><text:line-break/>================= <text:line-break/></text:span>今公開發行，雙喜臨門<text:span text:style-name="T3"><text:s/></text:span>雲豹能源<text:span text:style-name="T3"><text:s/></text:span>簽全台最大漁電共生聯貸<text:span text:style-name="T3"><text:s/><text:line-break/><text:line-break/>2021-10-26 </text:span>工商時報<text:span text:style-name="T3"><text:s/></text:span>簡立宗<text:span text:style-name="T3"><text:s/><text:line-break/><text:line-break/></text:span>雲豹能源董事長賴勁麟（左）、永豐銀行總經理莊銘福（右）簽訂授信合約，完成新台幣<text:span text:style-name="T3">62.22</text:span>億元聯合授信案。圖／業者提供<text:span text:style-name="T3"><text:s/><text:line-break/><text:line-break/></text:span>雲豹能源（<text:span text:style-name="T3">6869</text:span>）雙喜臨門，該公司旗下恩富資本太陽能公司於<text:span text:style-name="T3">10</text:span>月<text:span text:style-name="T3">21</text:span>日，與永豐銀行等<text:span text:style-name="T3">6</text:span>家銀行簽訂授信合約，完成新台幣<text:span text:style-name="T3">62.22</text:span>億元聯合授信案。此案資金將投入於台南市北門區<text:span text:style-name="T3">123.08MW</text:span>漁電共生太陽能電廠，打造全台最大、最具指標性的漁電共生場域，為台灣能源轉型寫下新里程。<text:span text:style-name="T3"><text:s/><text:line-break/><text:line-break/></text:span>「我們不僅是<text:span text:style-name="T3">ESG</text:span>促成者、也是實踐者，只要對社會地球有幫助，都是雲豹要作的事。」雲豹能源董事長賴勁麟表示，從國際局勢及政府施政來看，綠能不再只是趨勢，更是現在進行式，其中，漁電共生在政策法規水到渠成下，已經蓄勢待發。此次太陽光電產業與金融業聯手發展漁電共生，不僅促成國內能源轉型及綠色金融<text:span text:style-name="T3">2.0</text:span>，也希望藉此帶動漁業升級，增加地方就業機會，創造產業多贏局面。<text:span text:style-name="T3"><text:s/><text:line-break/><text:line-break/></text:span>雲豹能源此次攜手深耕綠色金融服務的永豐銀行舉辦聯貸案，由永豐銀行擔任管理銀行並邀集國際票券、玉山銀行、王道銀行、上海銀行及兆豐票券等<text:span text:style-name="T3">5</text:span>家金融同業共同參與，聯貸資金將全數用於漁電共生案場建置，預計<text:span text:style-name="T3">2022</text:span>年底併網發電，屆時平均年發電量將<text:span text:style-name="T3">1.8</text:span>億度，可供應超過<text:span text:style-name="T3">5</text:span>萬戶家庭一年所需用電，預估年減碳量達<text:span text:style-name="T3">9.5</text:span>萬公噸。<text:span text:style-name="T3"><text:s/><text:line-break/><text:line-break/></text:span>永豐銀行總經理莊銘福表示，此次聯貸案的成功代表投資人對雲豹能力的肯定，也是國內綠能發展一個重要的里程碑。他也特別讚許雲豹團隊的年輕衝勁，不僅對於綠能專業，對於養殖也因努力深入學習而能如數家珍，侃侃而談。因此能從養殖業的利益角度出發，讓漁電共生築夢踏實，獲得銀行團的信賴，他深信也期許未來有更大型聯貸發生，再創國內綠電發展新指標。</text:p>
      <text:p text:style-name="P2"><text:span text:style-name="T4">郑丰远</text:span><text:s/>  |  2021.12.17 11:44   |   <text:a xlink:type="simple" xlink:href="http://palinfo.habago.org/Entry?Command=Information_PrintForum&amp;iPage=1#FORUM41807"><text:span text:style-name="T2">#</text:span></text:a></text:p>
      <text:p text:style-name="P5">测试发言<text:span text:style-name="T3"><text:s/>2</text:span><text:span text:style-name="T1">，</text:span>请不必理会和回覆。我之后会删除。<text:span text:style-name="T3"><text:s/><text:line-break/><text:line-break/></text:span><text:span text:style-name="T1">阿遠</text:span></text:p>
      <text:p text:style-name="P2"><text:span text:style-name="T1">鄭豐遠</text:span><text:s/>  |  2021.12.17 11:43   |   <text:a xlink:type="simple" xlink:href="http://palinfo.habago.org/Entry?Command=Information_PrintForum&amp;iPage=1#FORUM41806"><text:span text:style-name="T2">#</text:span></text:a></text:p>
      <text:p text:style-name="P3">測試發言，請不必理會和回覆。<text:span text:style-name="T3"><text:s/><text:line-break/><text:line-break/></text:span>阿遠</text:p>
      <text:p text:style-name="P2"><text:span text:style-name="T1">陳真</text:span><text:s/>  |  2021.12.17 10:48   |   <text:a xlink:type="simple" xlink:href="http://palinfo.habago.org/Entry?Command=Information_PrintForum&amp;iPage=1#FORUM41805"><text:span text:style-name="T2">#</text:span></text:a></text:p>
      <text:p text:style-name="P4">做為一個政治人物，侯友宜這個人很壞，就跟阿扁類似，甚至更壞。我所謂壞，指的不是他做過什麼法律不容許的事，而是指一種道德上的詭詐心機。比方說，為了一己權位，以一己之私，不惜打擊韓國瑜，甚至在韓國瑜被人渣黨百般抹黑之際，他居然還不斷落井下石。更可惡的是，他落井下石的方式卻是滿口漂亮話。<text:span text:style-name="T3"><text:s/><text:line-break/><text:line-break/></text:span>壞沒什麼，絕大多數人總是顧著一己利益，稱不上正直，但他這類行為卻比壞還壞。<text:span text:style-name="T3"><text:s/><text:line-break/><text:line-break/></text:span>我在三十多年前便說阿扁是<text:span text:style-name="T3"><text:s/>"</text:span>天下第一大壞蛋<text:span text:style-name="T3">"</text:span>，看來我是錯了，我確實沒想到居然會有一天，人渣蟑螂居然成為台灣人的王，相較之下，阿扁簡直就是政壇的聖人了。人渣不用提了，就光是像侯友宜之類的人，就遠比阿扁還要壞。<text:span text:style-name="T3"><text:s/><text:line-break/><text:line-break/></text:span>看待政治人物，就跟選擇結婚交友對象沒兩樣，人的好與壞、美與醜，不拘任何角色，判準是一致的。<text:span text:style-name="T3"><text:s/><text:line-break/><text:line-break/></text:span>最近，這位侯先生寫了篇什麼千字文，用一種很高的理性與道德姿態教訓大家說，最近這幾項公投就是根據科學讓大家自行去選擇，還扯到什麼哲學上探討有無絕對真理，而且還鬼扯什麼<text:span text:style-name="T3"><text:s/>"</text:span>我思故我在<text:span text:style-name="T3">"</text:span>。他媽的<text:span text:style-name="T3"><text:s/>"</text:span>我思故我在<text:span text:style-name="T3">" </text:span>是他講的那樣一種低能到爆的意思嗎？不懂裝懂，裝得很空靈清高。<text:span text:style-name="T3"><text:s/><text:line-break/><text:line-break/></text:span>人家只是問他對於這幾項公投有什麼意見，他卻鬼扯世上沒有絕對真理。如果他要這樣講，那他何必當什麼市長，就回家當家長就好了啊。他也不應該出來參選，因為選誰不都一樣，沒有絕對真理啊。<text:span text:style-name="T3"><text:s/><text:line-break/><text:line-break/></text:span>說穿了，他就是想要討好所有人，阿扁以前也是這樣，很會玩修辭，見人說人話，見鬼說鬼話，私利之所在，意見之所在。意見就像彈性褲襪那樣，可以隨時調整，到了教堂喊耶穌，進了廟裏就說和尚的話。<text:span text:style-name="T3"><text:s/><text:line-break/><text:line-break/></text:span>例如，侯先生也喜歡唱人民高調，喜歡講和諧，講做事，講腳踏實地，反對藍綠鬥爭等等，這些其實全是阿扁的老招數，<text:span text:style-name="T3">"</text:span>有夢最美，希望相隨<text:span text:style-name="T3">" </text:span>就是玩這一套討好所有人的把戲不是嗎？阿扁還搞過什麼<text:span text:style-name="T3"><text:s/>"</text:span>新中間路線<text:span text:style-name="T3">" </text:span>也是同一套把戲，甚至還請出<text:span text:style-name="T3">LSE</text:span>那位幫蔡英文喬假學位的紀登斯<text:span text:style-name="T3"><text:s/>(Anthony Giddens) </text:span>當國師，反對藍綠鬥爭，意思就是說所有人全把票投給我；不管走到哪，永遠就是擺出一副憨厚淳樸與世無爭、有愛有夢又有美的表情。侯先生也是玩這一套。<text:span text:style-name="T3"><text:s/><text:line-break/><text:line-break/></text:span>當時，我說阿扁根本不是那樣的人，他只是在演一齣溫馨戲騙選票，當時沒有人會信。但是，一旦讓他掌權，你肯定就會信了。<text:span text:style-name="T3"><text:s/><text:line-break/><text:line-break/></text:span>侯先生也一樣。支持這種政治人物，不一定會有什麼可怕的後果，令人不悅的只是道德上的自欺欺人，吃人豆腐，佔了便宜還賣乖。這就是侯友宜。你看，一副清高貌，又是反對對立，又是反對鬥爭，講得真好聽。如果他這麼和諧，那他一路走來諸多不堪往事，打擊黨外人士手段粗暴凶殘，總該道聲歉，認個錯吧。<text:span text:style-name="T3"><text:s/><text:line-break/><text:line-break/></text:span>至於公投，一般人可以不表態。可是，政治人物若不表態，人們難道要投票給一張空白支票？一個政治人物如果連這樣一點基本的擔當都沒有，只想矇混過去，而且又是擺那麼高的姿態來矇混，信口開河，滿口瞎掰，連笛卡兒、連懷疑主義、唯心論、絕對概念全都抬出來，會不會太扯了點？</text:p>
      <text:p text:style-name="P2"><text:span text:style-name="T1">陳真</text:span><text:s/>  |  2021.12.17 01:47   |   <text:a xlink:type="simple" xlink:href="http://palinfo.habago.org/Entry?Command=Information_PrintForum&amp;iPage=1#FORUM41804"><text:span text:style-name="T2">#</text:span></text:a></text:p>
      <text:p text:style-name="P6"><text:span text:style-name="T1">這裏有</text:span><text:s/>"<text:span text:style-name="T1">聚觀察</text:span>" <text:span text:style-name="T1">關於阿桑吉的一段視頻：</text:span><text:s/><text:line-break/><text:line-break/><text:a xlink:type="simple" xlink:href="https://www.facebook.com/wyzdgoru/videos/599144494499104"><text:span text:style-name="T5">https://www.facebook.com/wyzdgoru/videos/599144494499104</text:span></text:a><text:s/><text:line-break/><text:line-break/><text:span text:style-name="T1">我已經很多天沒時間睡覺，全在忙小孩的事。精疲力竭之餘，今天還是去看了</text:span><text:s/>"Annette"<text:span text:style-name="T1">。台灣給了一個不知所謂的譯名叫做</text:span><text:s/>"<text:span text:style-name="T1">星夢戀歌</text:span>"<text:span text:style-name="T1">，買票時，我幾乎沒有勇氣把中文片名大聲說出來。售票姑娘聽不清楚，側身向前反覆問了我好幾次，我被迫只好提高音量說出低俗片名。</text:span><text:s/><text:line-break/><text:line-break/><text:span text:style-name="T1">這應該是我一生中看過最好的電影之一。</text:span><text:s/><text:line-break/><text:line-break/><text:span text:style-name="T1">片中，小女孩</text:span>Annette<text:span text:style-name="T1">跟她的把拔有這麼一段對白：</text:span><text:s/><text:line-break/><text:line-break/>"I will never sing again, shunning all lights at night. I will never sing again, smashing every lamp I see. I will never sing again, living in full darkness. I will never sing again, a vampire forever!" <text:line-break/><text:line-break/><text:span text:style-name="T1">藝術是抗拒分析的，我沒法說這電影在演些什麼，只能說我很難不被它感動。</text:span><text:s/><text:line-break/><text:line-break/><text:span text:style-name="T1">王爾德</text:span>(Oscar Wilde)<text:span text:style-name="T1">說，</text:span>"<text:span text:style-name="T1">如果你生活中可以有一刻不需要藝術，那你其實根本就不需要藝術</text:span>"<text:span text:style-name="T1">。我知道世界上乃至個人的生命裏生活中有那麼多可悲慘烈之事，而我們卻還在講些什麼風花雪月。但我並不為此感到慚愧，因為無此便無彼，我們不可能有一刻不需要它。</text:span></text:p>
      <text:p text:style-name="P2"><text:span text:style-name="T1">馨尹</text:span><text:s/>  |  2021.12.16 17:14   |   <text:a xlink:type="simple" xlink:href="http://palinfo.habago.org/Entry?Command=Information_PrintForum&amp;iPage=1#FORUM41803"><text:span text:style-name="T2">#</text:span></text:a></text:p>
      <text:p text:style-name="P7"><text:span text:style-name="T6">活著的人就跟上來吧</text:span><text:span text:style-name="T7"><text:s/>! <text:line-break/><text:line-break/></text:span><text:a xlink:type="simple" xlink:href="https://youtu.be/ixmGhhSGh_s"><text:span text:style-name="T8">https://youtu.be/ixmGhhSGh_s</text:span></text:a></text:p>
      <text:p text:style-name="P2"><text:span text:style-name="T1">陳真</text:span><text:s/>  |  2021.12.15 10:17   |   <text:a xlink:type="simple" xlink:href="http://palinfo.habago.org/Entry?Command=Information_PrintForum&amp;iPage=1#FORUM41801"><text:span text:style-name="T2">#</text:span></text:a></text:p>
      <text:p text:style-name="P3">致內湖康寧派出所林柏齡所長<text:span text:style-name="T3"><text:s/><text:line-break/><text:line-break/></text:span>林所長您好，謝謝您寫信來。<text:span text:style-name="T3"><text:s/><text:line-break/><text:line-break/></text:span>關於本月<text:span text:style-name="T3">24</text:span>號與<text:span text:style-name="T3">25</text:span>號於<text:span text:style-name="T3">AIT</text:span>的活動，做為發起人與從事者，我沒法私下跟您協商任何事情，若您有意見或疑問，我們還是應該公開講，而非私下協議。若您想收到巴勒網站樁群組信件，我們應該也可以把你加入，或是你也能從巴勒網首頁或留言板上看到我們的活動說明。<text:span text:style-name="T3"><text:s/><text:line-break/><text:line-break/></text:span>警方是執法者與秩序維護者，並非我們的抗議對象，無意與您們為難，我也能理解警方夾在雙方之間的難處；只能說，就請以平常心看待即可。這活動沒什麼，只是一點個人心意。阿桑吉已經關了幾千個日子，往後還有根本看不到盡頭的囚禁與虐待，而我們卻僅僅是一天一夜的遙相陪伴，期待義人的早日歸來。<text:span text:style-name="T3"><text:s/><text:line-break/><text:line-break/></text:span>陳真<text:span text:style-name="T3"><text:s/></text:span>敬上<text:span text:style-name="T3"><text:s/><text:line-break/><text:line-break/>2021. 12. 15.</text:span></text:p>
      <text:p text:style-name="P2"><text:span text:style-name="T1">陳真</text:span><text:s/>  |  2021.12.14 19:03   |   <text:a xlink:type="simple" xlink:href="http://palinfo.habago.org/Entry?Command=Information_PrintForum&amp;iPage=1#FORUM41800"><text:span text:style-name="T2">#</text:span></text:a></text:p>
      <text:p text:style-name="P4">昨天<text:span text:style-name="T3">(12</text:span>月<text:span text:style-name="T3">13</text:span>日<text:span text:style-name="T3">)</text:span>是南京大屠殺<text:span text:style-name="T3">84</text:span>周年紀念。<text:span text:style-name="T3"><text:s/><text:line-break/><text:line-break/></text:span>我第一次走上街頭是念高一時。<text:span text:style-name="T3"><text:s/><text:line-break/><text:line-break/></text:span>我在台北念高中，有一天，在電影院看到一部南京大屠殺的紀錄片，看到日軍把一個小嬰兒拋向空中，以刺刀凌空刺穿，還為此洋洋得意。<text:span text:style-name="T3"><text:s/><text:line-break/><text:line-break/></text:span>圖片請看：<text:span text:style-name="T3"><text:s/><text:line-break/><text:line-break/></text:span><text:span text:style-name="T9">https://kknews.cc/history/oo6866o.html </text:span><text:span text:style-name="T3"><text:line-break/><text:line-break/></text:span>這事給我很大的衝擊，原來人性可以邪惡到這種地步，於是我寫了篇文字，製作成傳單，一個人跑到台北西門町散發，呼籲大家正視南京大屠殺。<text:span text:style-name="T3"><text:s/><text:line-break/><text:line-break/></text:span>我當時就住在獅子林百貨的對面，那是我舅舅的一棟長年無人居住的房子。每天放學回家，都會經過西門町，經常就穿著學校制服在路邊發傳單。<text:span text:style-name="T3"><text:s/><text:line-break/><text:line-break/></text:span>偽善者往往滿口愛啊愛的，但我就是恨，我恨透日本鬼子。三十幾年前的恨，於今尤烈。<text:span text:style-name="T3"><text:s/><text:line-break/><text:line-break/></text:span>日本鬼子對其萬惡深重泯滅人性的罪孽，至今不但沒有一句道歉，反而竄改歷史，洗腦下一代，使其下一代繼續仇中反華，繼續囂張跋扈。你怎麼可能原諒這樣一種敵人？<text:span text:style-name="T3"><text:s/><text:line-break/><text:line-break/></text:span>我從沒想到的是，面對這樣一種歷史傷痛，島內居然出現為一己私利不惜出賣同胞的漢奸政權，竄改教科書，扭曲歷史，百般美化日本鬼子，以充當美國人的狗為榮，洗腦下一代，認賊作父，對敵人<text:span text:style-name="T3"><text:s/>"</text:span>感恩<text:span text:style-name="T3">" (</text:span>感恩日本人殺害四十萬台灣人？<text:span text:style-name="T3">)</text:span>，鼓吹仇視對岸親人同胞。<text:span text:style-name="T3"><text:s/><text:line-break/><text:line-break/></text:span>戰爭並未結束，歷史也從來都不曾成為過去，我們恰恰就在歷史的進程之中。在島內，任憑漢奸貪婪橫行，無惡不作，但我不信公義喚不回，不信歷史盡成灰。<text:span text:style-name="T3"><text:s/><text:line-break/><text:line-break/></text:span>底下兩篇文字，原文有圖片：<text:span text:style-name="T3"><text:s/><text:line-break/><text:line-break/></text:span><text:a xlink:type="simple" xlink:href="https://kknews.cc/history/oo6866o.html"><text:span text:style-name="T10">https://kknews.cc/history/oo6866o.html</text:span></text:a><text:span text:style-name="T3"><text:s/><text:line-break/><text:line-break/></text:span><text:a xlink:type="simple" xlink:href="https://bit.ly/3DSGbSe"><text:span text:style-name="T10">https://bit.ly/3DSGbSe</text:span></text:a><text:span text:style-name="T3"><text:s/><text:line-break/><text:line-break/></text:span>陳真<text:span text:style-name="T3"><text:s/><text:line-break/><text:line-break/>2021. 12. 14. <text:line-break/>==================== <text:line-break/><text:line-break/></text:span>不要忘了，侵華日軍曾這樣殘忍對待我們的小孩<text:span text:style-name="T3"><text:s/><text:line-break/><text:line-break/>2017-10-18 <text:line-break/><text:line-break/></text:span>由<text:span text:style-name="T3"><text:s/></text:span>立青<text:span text:style-name="T3"><text:s/></text:span>發表于歷史<text:span text:style-name="T3"><text:s/><text:line-break/><text:line-break/></text:span>很小的時候，我們有時候哭鬧，老人們經常用「日本鬼子來了」來嚇唬。老人們一說「日本鬼子殺小孩，用刺刀把小孩挑起來」時我們就害怕不哭了，立馬停止哭聲躲起來。<text:span text:style-name="T3"><text:s/><text:line-break/><text:line-break/></text:span>日軍兩次進犯廣西，<text:span text:style-name="T3">1945</text:span>年正月二十七日，日軍在我們廣西賓陽縣馬王鄉上顧村殘殺<text:span text:style-name="T3">10</text:span>多名兒童。<text:span text:style-name="T3"><text:s/><text:line-break/><text:line-break/></text:span>日軍將這些中國兒童視如田雞，提著雙腿猛的向桌子或牆上扔過去，活活的摔死。或者將兒童拋向天空，然後用刺刀在空中進行刺殺，來證明自己的刺殺技術有多高超。<text:span text:style-name="T3"><text:s/><text:line-break/><text:line-break/></text:span>這些全部都是未滿<text:span text:style-name="T3">15</text:span>歲的兒童，他們的胸部和背部都有洞穿的刀口，有些腸子都被挑了出來。腦袋也被摔破，手腳全部都被摔斷了。<text:span text:style-name="T3"><text:s/><text:line-break/><text:line-break/></text:span>還有<text:span text:style-name="T3">1945</text:span>年<text:span text:style-name="T3">5</text:span>月，日軍進犯廣西來賓縣鳳凰東漢塘屯大肆屠殺村民，釀成了遠近聞名的「東漢塘慘案」慘案中，<text:span text:style-name="T3">5</text:span>歲男孩彭殷生被日軍拋進焚屍的熊熊大火中，雖三次連滾帶爬跑出來，最後，還是被日軍拋入火海活活燒死。<text:span text:style-name="T3"><text:s/><text:line-break/><text:line-break/></text:span>日軍對中國兒童殺害的手段極為殘忍，除了槍殺，刀砍，火燒，活埋這些所謂的「常規手段」，還針對中國兒童專門「發明」了許多特殊的方法。包括了放進鐵籠蒸死，開水燙死，拉開雙腿劈死，用嬰兒餵軍犬，用碾磨壓死，甚至還有將母親殺死後用腸子將孩子勒死等各種殘殺手段，花樣之多，亘古未聞。<text:span text:style-name="T3"><text:s/><text:line-break/><text:line-break/></text:span>侵華日軍拿虐殺中國兒童取樂，經常躲在炮樓裡面閒得沒事，就用槍射殺兒童玩。<text:span text:style-name="T3"><text:s/><text:line-break/><text:line-break/>1942</text:span>年日軍在掃蕩太行山期間，將兒童拖到廣場中間，用刺刀刺入孩子的肚子中並將孩子挑起，讓小孩活活痛死，而日軍則在邊上拍手取樂。<text:span text:style-name="T3"><text:s/><text:line-break/><text:line-break/></text:span>這只是日本人對中國罪行的冰山一角，日軍在中國製造的一系列殘殺中國兒童的暴行，違背了最起碼的人類良知和國際準則，是對整個人類文明的挑戰與踐踏。<text:span text:style-name="T3"><text:s/><text:line-break/><text:line-break/>================== <text:line-break/></text:span>無人性！日軍殘忍殺人手段大盤點<text:span text:style-name="T3"><text:s/><text:line-break/><text:line-break/>2016/09/19 </text:span>來源：探索檔案<text:span text:style-name="T3"><text:s/><text:line-break/><text:line-break/></text:span>侵華日軍殺害我國同胞的手段多達百種以上，下面我們就通過文章一起來看看日軍殘忍殺人手段有哪些。<text:span text:style-name="T3"><text:s/><text:line-break/><text:line-break/></text:span>日軍將無辜的兒童挑在槍刺上取樂<text:span text:style-name="T3"><text:s/><text:line-break/><text:line-break/></text:span>日軍殘忍殺人手段大盤點<text:span text:style-name="T3"><text:s/><text:line-break/><text:line-break/></text:span>人之初，性本善，侵略中國的日本軍人也是爹娘生、爹娘養，在其幼年的時候，應該也是正常的人。但自從他們受到軍國主義教育，特別是到了被侵略的國家之後，就完全失去了人性而成為野蠻粗暴、無惡不作的野獸。<text:span text:style-name="T3"><text:s/><text:line-break/><text:line-break/></text:span>在中國，他們燒、殺、搶、擄、奸、毒，累累罪行罄竹難書，殘暴手段無以復加，他們比吃人的野獸還殘忍百倍，那是正常人想都不敢想的殘忍。<text:span text:style-name="T3"><text:s/><text:line-break/><text:line-break/></text:span>根據史料綜合統計，日軍殺害我國同胞的手段多達百種以上，無所不用其極，可謂集古今中外殘酷殺人手段之大全。諸如：<text:span text:style-name="T3"><text:s/><text:line-break/><text:line-break/></text:span>槍殺<text:span text:style-name="T3"><text:s/><text:line-break/><text:line-break/></text:span>刀劈<text:span text:style-name="T3"><text:s/><text:line-break/><text:line-break/></text:span>砍頭<text:span text:style-name="T3"><text:s/><text:line-break/><text:line-break/></text:span>活埋<text:span text:style-name="T3"><text:s/><text:line-break/><text:line-break/></text:span>水淹<text:span text:style-name="T3"><text:s/><text:line-break/><text:line-break/></text:span>挖眼割耳割舌<text:span text:style-name="T3"><text:s/><text:line-break/><text:line-break/></text:span>剁手剁腳<text:span text:style-name="T3"><text:s/><text:line-break/><text:line-break/></text:span>刺刀挑捅<text:span text:style-name="T3"><text:s/><text:line-break/><text:line-break/></text:span>架人撞刀<text:span text:style-name="T3"><text:s/><text:line-break/><text:line-break/></text:span>裝袋刺殺<text:span text:style-name="T3"><text:s/><text:line-break/><text:line-break/></text:span>裝袋活燒<text:span text:style-name="T3"><text:s/><text:line-break/><text:line-break/></text:span>裝袋沉水<text:span text:style-name="T3"><text:s/><text:line-break/><text:line-break/></text:span>鍘刀斷頭<text:span text:style-name="T3"><text:s/><text:line-break/><text:line-break/></text:span>大卸八塊<text:span text:style-name="T3"><text:s/><text:line-break/><text:line-break/></text:span>五馬分屍<text:span text:style-name="T3"><text:s/><text:line-break/><text:line-break/></text:span>二馬分屍<text:span text:style-name="T3"><text:s/><text:line-break/><text:line-break/></text:span>刀刺肛門<text:span text:style-name="T3"><text:s/><text:line-break/><text:line-break/></text:span>刀刺陰戶<text:span text:style-name="T3"><text:s/><text:line-break/><text:line-break/></text:span>開膛破腹<text:span text:style-name="T3"><text:s/><text:line-break/><text:line-break/></text:span>剮人剝皮<text:span text:style-name="T3"><text:s/><text:line-break/><text:line-break/></text:span>刀割乳房<text:span text:style-name="T3"><text:s/><text:line-break/><text:line-break/></text:span>電磨粉身<text:span text:style-name="T3"><text:s/><text:line-break/><text:line-break/></text:span>火燒水煮<text:span text:style-name="T3"><text:s/><text:line-break/><text:line-break/></text:span>冰凍活人<text:span text:style-name="T3"><text:s/><text:line-break/><text:line-break/></text:span>鐵釘貫頂<text:span text:style-name="T3"><text:s/><text:line-break/><text:line-break/></text:span>鐵鍋燜人<text:span text:style-name="T3"><text:s/><text:line-break/><text:line-break/></text:span>四肢釘牆<text:span text:style-name="T3"><text:s/><text:line-break/><text:line-break/></text:span>亂刀劃面<text:span text:style-name="T3"><text:s/><text:line-break/><text:line-break/></text:span>剖腹滅子<text:span text:style-name="T3"><text:s/><text:line-break/><text:line-break/></text:span>活人解剖<text:span text:style-name="T3"><text:s/><text:line-break/><text:line-break/></text:span>毒氣殺人<text:span text:style-name="T3"><text:s/><text:line-break/><text:line-break/></text:span>細菌實驗<text:span text:style-name="T3"><text:s/><text:line-break/><text:line-break/></text:span>以人作靶<text:span text:style-name="T3">(</text:span>練習刺殺和射擊<text:span text:style-name="T3">) <text:line-break/><text:line-break/></text:span>摔布袋<text:span text:style-name="T3">(</text:span>將活人裝入麻袋反覆摔打致死<text:span text:style-name="T3">) <text:line-break/><text:line-break/></text:span>竹籤釘陰莖<text:span text:style-name="T3"><text:s/><text:line-break/><text:line-break/></text:span>點天燈<text:span text:style-name="T3"><text:s/><text:line-break/><text:line-break/></text:span>坐飛機<text:span text:style-name="T3">(</text:span>將手榴彈放在活人身下引爆<text:span text:style-name="T3">) <text:line-break/><text:line-break/></text:span>烤活人<text:span text:style-name="T3"><text:s/><text:line-break/><text:line-break/></text:span>滾釘筒<text:span text:style-name="T3"><text:s/><text:line-break/><text:line-break/></text:span>餵狼狗<text:span text:style-name="T3"><text:s/><text:line-break/><text:line-break/></text:span>軍犬舞<text:span text:style-name="T3">(</text:span>讓群犬撕咬活人致死<text:span text:style-name="T3">) <text:line-break/><text:line-break/></text:span>槍挑嬰幼兒<text:span text:style-name="T3"><text:s/><text:line-break/><text:line-break/></text:span>水煮嬰兒<text:span text:style-name="T3"><text:s/><text:line-break/><text:line-break/></text:span>水田倒插嬰兒<text:span text:style-name="T3"><text:s/><text:line-break/><text:line-break/></text:span>活摔嬰幼兒<text:span text:style-name="T3"><text:s/><text:line-break/><text:line-break/></text:span>活劈嬰幼兒<text:span text:style-name="T3">(</text:span>用手撕成兩半<text:span text:style-name="T3">) <text:line-break/><text:line-break/></text:span>活烤兒童食用或餵狗<text:span text:style-name="T3"><text:s/><text:line-break/><text:line-break/></text:span>殺人餵軍馬<text:span text:style-name="T3"><text:s/><text:line-break/><text:line-break/></text:span>表演殺人遊戲<text:span text:style-name="T3"><text:s/><text:line-break/><text:line-break/></text:span>把殺人作為競賽項目<text:span text:style-name="T3"><text:s/><text:line-break/><text:line-break/></text:span>活人填溝渠過軍車<text:span text:style-name="T3"><text:s/><text:line-break/><text:line-break/></text:span>有的日軍竟然還殺人喝血、吃炒心肝、吃活人腦髓<text:span text:style-name="T3">……</text:span>種種獸行，不勝枚舉，令人髮指。<text:span text:style-name="T3"><text:s/><text:line-break/><text:line-break/></text:span>在記錄南京大屠殺的資料里，日軍種種暴行中，我還查到一種「滾火球」的殺人酷刑：日軍將抓到的老百姓裝進大口袋，綑紮成圓球狀，然後潑上汽油並點火。<text:span text:style-name="T3"><text:s/><text:line-break/><text:line-break/></text:span>這時，口袋裏的人被燒得拼命掙扎，大火球在慘叫中滿地滾動。看著滾動的火球，日本鬼子就在旁邊狂笑，以此取樂。<text:span text:style-name="T3"><text:s/><text:line-break/><text:line-break/>1937</text:span>年隆冬，日本關東軍進剿我東北抗日聯軍，抓到數十名受傷的抗聯戰士。為了殘害這些抗聯戰士，他們不用槍打，也不用刀砍，而是在冰面上鑿出冰窟窿，然後將這些抗聯戰士的衣服扒光，推進冰窟窿「冰凍活人」。<text:span text:style-name="T3"><text:s/><text:line-break/><text:line-break/></text:span>我年少之時，還曾聽母親講過她親眼見過的日軍殺人酷刑：「活人撞刀」。日本鬼子殺人時，由一個鬼子平端著刺刀站在那裏，另由兩個鬼子架著活人沖向刺刀，讓其身體不分部位地撞進刀刺。如此反反覆覆，直到這人在慘叫中完全死去。日本鬼子還把其他老百姓集中起來，押到現場觀看。<text:span text:style-name="T3"><text:s/><text:line-break/><text:line-break/></text:span>戰後<text:span text:style-name="T3">71</text:span>年來，日本政府始終沒有清算過去的侵略罪行和戰爭責任，他們以後也不會輕易認罪。作為受害深重的中華民族，我們自己永遠不能忘記那段慘痛的歷史，不能忘記那刻骨銘心的國恨家仇。<text:span text:style-name="T3"><text:s/><text:line-break/><text:line-break/></text:span>對於日本人的野蠻侵略，誰說歷史可以忘記<text:span text:style-name="T3">?</text:span>誰說仇恨可以忘記<text:span text:style-name="T3">?</text:span>不能，決不能<text:span text:style-name="T3">! </text:span>試想，一個人跑到另一個人家裏殺人放火，卻要被害家庭不要計較，要忘掉仇恨，還要跟殺人兇手發展友好關係，世上有這個道理嗎<text:span text:style-name="T3">? <text:line-break/><text:line-break/></text:span>現在，日本政府在美國的縱容支持下，企圖修改和平憲法，加緊擴軍備戰，亡我之心不死，一直劍指中國。如果日本的意圖得逞，下面這組照片的慘狀就會在中國的大地上重現。<text:span text:style-name="T3"><text:s/><text:line-break/><text:line-break/></text:span>在第二次世界大戰中，日本軍隊踐踏戰時國際公法，大量虐待俘虜、屠殺民眾、搶劫掠奪、肆意放火、強迫勞動、姦淫婦女等殘暴行為，這是無可置疑的事實。雖然由於受害國家多半沒有完整的統計，很難掌握精確的數字，但是據估計，僅殺害手無寸鐵的一般群眾一項恐怕就要超過上千萬人。<text:span text:style-name="T3"><text:s/></text:span></text:p>
      <text:p text:style-name="P2"><text:span text:style-name="T1">吳宜修</text:span><text:s/>  |  2021.12.11 15:52   |   <text:a xlink:type="simple" xlink:href="http://palinfo.habago.org/Entry?Command=Information_PrintForum&amp;iPage=1#FORUM41798"><text:span text:style-name="T2">#</text:span></text:a></text:p>
      <text:p text:style-name="P3">先前在網路上聽范勇鵬引述過的一句話挺有道理<text:span text:style-name="T3">:</text:span>「觀念和概念決不是無害的，用對手的思想回擊他，將使他們合法化，允許他們繼續存在。」這句話不適合套用在匿名抹黑的人身上，其一是稱不上是對手，其二不存在可討論的思想。但其中道理相似，這些偷雞摸狗的匿名者的表達式決不是無害的，順著這種表達式去澄清或解釋，將使其合法化，讓空洞的表達式佔據版面和閱讀者的時間。台灣民主的運作模式，大概就是這樣浪費大把時間去議論一大堆不存在的假議題，一方做假球，另一方接，持續靠著資本輸入玩轉這種毫無意義的生存模式。資本只有在有利可圖的情形才會大量流入，而這種利益不限於商業邏輯，而必須包含廣義的政治邏輯，也就是把對手打垮，直到可以把對方搜刮乾淨了，那就是大量收益。<text:span text:style-name="T3"><text:s/><text:line-break/><text:line-break/></text:span>我們說匿名者不算個人也並非在否定他的生理價值，而是他做為一種資本的人格化，所謂的<text:span text:style-name="T3">"</text:span>人<text:span text:style-name="T3">"</text:span>並非一個重要的本質部分，就好像在談論資本主義下的工資勞動時，人只是充當活的勞動力被商品吸收，或者說是作為商品價值<text:span text:style-name="T3">(</text:span>死勞動<text:span text:style-name="T3">)</text:span>的活來源，在資本家的眼中，重要的是勞動力的價值而非是<text:span text:style-name="T3">"</text:span>人<text:span text:style-name="T3">"</text:span>，若機器可以替代人產生相同價值，那人根本就不必要。所以匿名的問題也是一樣，重點根本不是這背後有沒有一個活生生的人，而是他是以一個什麼樣的方式起作用，是作為一種屬己的生命活動，還是作為資本的人格化，是有很大差別。<text:span text:style-name="T3"><text:s/><text:line-break/><text:line-break/></text:span>個人淺見，歡迎批評指教。</text:p>
      <text:p text:style-name="P2"><text:span text:style-name="T1">鄭豐遠</text:span><text:s/>  |  2021.12.11 08:53   |   <text:a xlink:type="simple" xlink:href="http://palinfo.habago.org/Entry?Command=Information_PrintForum&amp;iPage=2#FORUM41796"><text:span text:style-name="T2">#</text:span></text:a></text:p>
      <text:p text:style-name="P8">這個連自己姓什麼叫什麼都不敢說，卻很勇敢地對著別人真名大肆羞辱，代號叫作<text:span text:style-name="T3"><text:s/>123 </text:span>的東西<text:span text:style-name="T3"><text:s/>(</text:span>誰知道這是一個人或多個人或電腦程式<text:span text:style-name="T3">?)</text:span>，我們已經咨詢律師，並準備提告讓網路警察糾出你的身份。我是巴勒網網管，我不再刪你的留言，全部會成為證據，你好自為之。<text:span text:style-name="T3"><text:s/><text:line-break/><text:line-break/></text:span>鄭豐遠</text:p>
      <text:p text:style-name="P2"><text:span text:style-name="T1">陳真</text:span><text:s/>  |  2021.12.11 02:48   |   <text:a xlink:type="simple" xlink:href="http://palinfo.habago.org/Entry?Command=Information_PrintForum&amp;iPage=2#FORUM41794"><text:span text:style-name="T2">#</text:span></text:a></text:p>
      <text:p text:style-name="P3">陪阿桑吉過一個耶誕夜<text:span text:style-name="T3"><text:s/><text:line-break/><text:line-break/></text:span>陳真<text:span text:style-name="T3"><text:s/><text:line-break/><text:line-break/>2021. 12. 11. <text:line-break/><text:line-break/><text:line-break/></text:span>昨天<text:span text:style-name="T3">(12</text:span>月<text:span text:style-name="T3">10</text:span>日<text:span text:style-name="T3">)</text:span>是世界人權日，英國法院居然做出判決，同意讓阿桑吉被引渡到美國。剛剛聽到這消息，非常難過。<text:span text:style-name="T3"><text:s/><text:line-break/><text:line-break/></text:span>巴勒網每個月在<text:span text:style-name="T3">AIT(</text:span>美國在台協會<text:span text:style-name="T3">) </text:span>的聲援阿桑吉靜站活動已持續兩年多，原本是訂在這個月的<text:span text:style-name="T3">25</text:span>號。這日期仍照常，但我自己想要提前一天，也就是<text:span text:style-name="T3">24</text:span>號下午三點就開始在<text:span text:style-name="T3"><text:s/>AIT </text:span>靜站或靜坐，晚上就席地而睡，全程禁食，只喝白開水，直到隔天<text:span text:style-name="T3">(25</text:span>號<text:span text:style-name="T3">)</text:span>晚上五點，陪阿桑吉過一個耶誕夜。<text:span text:style-name="T3"><text:s/><text:line-break/><text:line-break/></text:span>如果你想參加，隨時歡迎，無須全程，來去自由。如果你不打算禁食當然也沒關係。<text:span text:style-name="T3"><text:s/><text:line-break/><text:line-break/>================== <text:line-break/><text:line-break/></text:span>俄羅斯衛星通訊社<text:span text:style-name="T3"><text:s/><text:line-break/><text:line-break/></text:span>倫敦高等法院批准了美國關於引渡維基解密創始人朱利安<text:span text:style-name="T3">·</text:span>阿桑奇的上訴。<text:span text:style-name="T3"><text:s/><text:line-break/><text:line-break/></text:span>照片：<text:span text:style-name="T3"><text:s/><text:line-break/>AP PHOTO / FRANK AUGSTEIN <text:line-break/></text:span>維基解密創始人獲准在獄中結婚<text:span text:style-name="T3"><text:s/><text:line-break/><text:line-break/></text:span>倫敦高等法院於<text:span text:style-name="T3">10</text:span>月<text:span text:style-name="T3">27</text:span>日和<text:span text:style-name="T3">28</text:span>日審理了上訴，但直到今天才宣佈判決結果。<text:span text:style-name="T3"><text:s/><text:line-break/><text:line-break/></text:span>在上訴中，美國當局對拒絕引渡阿桑奇提出質疑。<text:span text:style-name="T3">1</text:span>月<text:span text:style-name="T3">4</text:span>日，倫敦中央刑事法院法官瓦妮薩<text:span text:style-name="T3">•</text:span>巴雷策作出了拒絕引渡的裁決<text:span text:style-name="T3">——</text:span>在她看來，患有抑鬱症、自閉症的維基解密創始人可能再次產生自殺念頭，而且如果他決定自殺，他將能夠繞過預防自殺的措施。此外，巴雷策認為，貝爾馬什監獄的條件與阿桑奇所期望的美國監獄的條件不可同日而語。<text:span text:style-name="T3"><text:s/><text:line-break/><text:line-break/></text:span>自<text:span text:style-name="T3"><text:s/>2019 </text:span>年<text:span text:style-name="T3"><text:s/>4 </text:span>月以來，阿桑奇一直被關押在戒備森嚴的貝爾馬什監獄。關於他被引渡到美國的聽證會於<text:span text:style-name="T3"><text:s/>2019 </text:span>年<text:span text:style-name="T3"><text:s/>5 </text:span>月<text:span text:style-name="T3"><text:s/>2 </text:span>日開始。此後不久，美國政府宣佈他們對阿桑奇提出了新的指控，指控他犯下了違反間諜法和機密信息洩密的<text:span text:style-name="T3"><text:s/>17 </text:span>項罪名。如果被引渡到美國，阿桑奇將面臨最高<text:span text:style-name="T3"><text:s/>175 </text:span>年的監禁。</text:p>
      <text:p text:style-name="P2"><text:span text:style-name="T1">陳真</text:span><text:s/>  |  2021.12.08 23:06   |   <text:a xlink:type="simple" xlink:href="http://palinfo.habago.org/Entry?Command=Information_PrintForum&amp;iPage=2#FORUM41793"><text:span text:style-name="T2">#</text:span></text:a></text:p>
      <text:p text:style-name="P4">【公告】<text:span text:style-name="T3"><text:s/><text:line-break/><text:line-break/></text:span>底下這蛆不知是一隻還是一群，冒用我的名字留言的這一堆事證，能進入後台者請先都不要刪（這幾天已刪掉四五百篇至少），因為將來會用到。各方也請勿轉貼，因為這些東西都不是我寫的。<text:span text:style-name="T3"><text:s/><text:line-break/><text:line-break/></text:span>巴勒網正好也有意轉型，由中東轉向中美議題，留言板先關閉，關閉時間不好說，待新方案出爐再議。<text:span text:style-name="T3"><text:s/><text:line-break/><text:line-break/></text:span>關閉期間，能進入後台者或常來巴勒網的人或任何懷抱基本善意者，如果你想留言，仍然隨時歡迎，用<text:span text:style-name="T3">email</text:span>或<text:span text:style-name="T3">line</text:span>通知我一聲，我就會幫你打開留言板。<text:span text:style-name="T3"><text:s/><text:line-break/><text:line-break/></text:span>我們打算採取法律行動。跟人渣黨養殖的蛆類生物搞這些很窩囊，但也只能如此。若有熟悉相關法律流程者，歡迎指教。法律若走不通或是曠日廢時，至少得揪出這些蛆，讓他們公開亮相。<text:span text:style-name="T3"><text:s/><text:line-break/><text:line-break/></text:span>目前對這蛆只知道留了一個假的<text:span text:style-name="T3">email</text:span>地址<text:span text:style-name="T3">:</text:span><text:a xlink:type="simple" xlink:href="http://elkdw@yahoo.com/"><text:span text:style-name="T10">elkdw@yahoo.com</text:span></text:a>。若有其相關線索者，歡迎來函通報。<text:span text:style-name="T3"><text:s/><text:line-break/><text:line-break/></text:span>一些人跟我說，依據台灣綠油油的警方與檢調司法特性，恐怕去到警察局根本沒有人會鳥我們，因此，究竟要怎麼讓司法這條路能走得通，若有相關建議者，亦歡迎來信指教。例如，是不是有一些比較具有正義感或社會意識的律師，願意提供諮詢或協助。<text:span text:style-name="T3"><text:s/><text:line-break/><text:line-break/></text:span>我的<text:span text:style-name="T3">email</text:span>是<text:span text:style-name="T3"><text:s/></text:span><text:a xlink:type="simple" xlink:href="http://emirchen@gmail.com/"><text:span text:style-name="T10">emirchen@gmail.com</text:span></text:a><text:span text:style-name="T3"><text:s/><text:line-break/><text:line-break/></text:span>背後還有一些更為惡劣無恥的犯行，有一天我也許會抖出來。這塊島嶼，人渣肆虐，蟑螂橫行，真的是夠了。<text:span text:style-name="T3"><text:s/><text:line-break/><text:line-break/></text:span>陳真<text:span text:style-name="T3"><text:s/><text:line-break/><text:line-break/>2021.12.08.</text:span></text:p>
      <text:p text:style-name="P2">Ethan   |  2021.12.08 19:48   |   <text:a xlink:type="simple" xlink:href="http://palinfo.habago.org/Entry?Command=Information_PrintForum&amp;iPage=4#FORUM41763"><text:span text:style-name="T2">#</text:span></text:a></text:p>
      <text:p text:style-name="P3">民主國家擺明的大規模謀殺你不關心，<text:span text:style-name="T3"><text:s/><text:line-break/></text:span>卻在乎說不清楚的個人桃色糾紛。？</text:p>
      <text:p text:style-name="P2"><text:span text:style-name="T1">江秉鴻</text:span><text:s/>  |  2021.12.08 14:19   |   <text:a xlink:type="simple" xlink:href="http://palinfo.habago.org/Entry?Command=Information_PrintForum&amp;iPage=4#FORUM41691"><text:span text:style-name="T2">#</text:span></text:a></text:p>
      <text:p text:style-name="P4">看來陳真醫生對「做大事者不拘小節」特別有感<text:span text:style-name="T3">…</text:span>🤩<text:span text:style-name="T3"><text:s/><text:line-break/></text:span>就好像以前第一次聽到長老教會的大老去跟沈富雄關說阿扁陳由豪獻金案時講的「有比誠實更高的道德標準」<text:span text:style-name="T3">…</text:span><text:span text:style-name="T11">✌️</text:span><text:span text:style-name="T3"><text:s/><text:line-break/></text:span>對這些搶佔在道德制高點上不時對百姓指教姿勢餐桌禮儀、做人基本道理的人，這種可人可獸、可在陰陽兩界任意穿梭的本事，實在是不得不佩服啊<text:span text:style-name="T3">…</text:span><text:span text:style-name="T11">🐷</text:span></text:p>
      <text:p text:style-name="P2"><text:span text:style-name="T1">孫從輔</text:span><text:s/>  |  2021.12.08 11:33   |   <text:a xlink:type="simple" xlink:href="http://palinfo.habago.org/Entry?Command=Information_PrintForum&amp;iPage=4#FORUM41690"><text:span text:style-name="T2">#</text:span></text:a></text:p>
      <text:p text:style-name="P3">我看歪果仁研究協會的<text:span text:style-name="T3">Raz</text:span>談他被紐約時報騷擾採訪的經驗，覺得很感動。什麼地方讓我感動？答：他很誠懇。什麼地方讓我覺得誠懇？答：他像普通人一樣思考與表達。<text:span text:style-name="T3"><text:s/><text:line-break/><text:line-break/></text:span>面對不是人的東西，我們只要自然做個普通人，就能讓它們原形畢露了。<text:span text:style-name="T3"><text:s/><text:line-break/><text:line-break/></text:span>影片（<text:span text:style-name="T3">12</text:span>分鐘，有字幕）：<text:span text:style-name="T3">I am being ATTACKED by the New York Times? <text:line-break/><text:line-break/></text:span><text:a xlink:type="simple" xlink:href="https://youtu.be/JjjZ6Ygu30E"><text:span text:style-name="T10">https://youtu.be/JjjZ6Ygu30E</text:span></text:a><text:span text:style-name="T3"><text:s/><text:line-break/><text:line-break/></text:span>內容講紐約時報採訪<text:span text:style-name="T3">Raz</text:span>談他關於新疆的影片，然後從頭到尾不說人話。</text:p>
      <text:p text:style-name="P2"><text:span text:style-name="T1">陳真</text:span><text:s/>  |  2021.12.08 11:06   |   <text:a xlink:type="simple" xlink:href="http://palinfo.habago.org/Entry?Command=Information_PrintForum&amp;iPage=5#FORUM41689"><text:span text:style-name="T2">#</text:span></text:a></text:p>
      <text:p text:style-name="P3">巴勒網是跟一間好像叫做<text:span text:style-name="T3">xx</text:span>的網路公司付費服務，這公司說他們無法知道留言者的<text:span text:style-name="T3">IP</text:span>，也無法鎖<text:span text:style-name="T3">IP</text:span>，還說鎖了也沒用，只能靠我們自己<text:span text:style-name="T3">24</text:span>小時不斷人工刪文。<text:span text:style-name="T3"><text:s/><text:line-break/><text:line-break/></text:span>我想請教各方電腦專家或法律專家有無什麼對策？<text:span text:style-name="T3"><text:s/><text:line-break/><text:line-break/></text:span>這些年，美國戰略布局已由侵略中東，轉為企圖摧毀中國。過去美國在中東各國長達二十幾年的一系列侵略戰爭，如今已告一段落，往後將展開長達一個世代三十年的摧毀中國計劃。因此，巴勒網有意停止運作，考慮另起爐灶，以<text:span text:style-name="T3">“</text:span>兩岸議和團<text:span text:style-name="T3">”</text:span>或中美鬥爭等相關名稱設立新網站，除了繼續介紹美國的全球血腥醜惡暴行，同時也會有系統性地多多介紹祖國給台灣人認識，希望井蛙們睜開眼睛，真實地認識世界，別再腦殘。<text:span text:style-name="T3"><text:s/><text:line-break/><text:line-break/></text:span>目前牽涉的三大問題，一是時間，太忙了，二是網站技術，三是錢。<text:span text:style-name="T3"><text:s/><text:line-break/><text:line-break/></text:span>相關細節待我們再慢慢想。</text:p>
      <text:p text:style-name="P2"><text:span text:style-name="T1">陳真</text:span><text:s/>  |  2021.12.08 10:23   |   <text:a xlink:type="simple" xlink:href="http://palinfo.habago.org/Entry?Command=Information_PrintForum&amp;iPage=5#FORUM41688"><text:span text:style-name="T2">#</text:span></text:a></text:p>
      <text:p text:style-name="P4">每次我只要講對了一些什麼，人渣走狗們就會出任務。這些蟑螂最近天天用數千封垃圾狂洗版巴勒網。再說一次，各位勿理會蟑螂。<text:span text:style-name="T3"><text:s/><text:line-break/><text:line-break/></text:span>要消滅蟑螂，別無它法，只能消滅人渣黨整個蟑螂窩。島內不可能以自身力量辦到這一點，因為蟑螂窩是美國人養的，惟有統一，台灣才有可能擺脫這種蟑螂政治。<text:span text:style-name="T3"><text:s/><text:line-break/><text:line-break/></text:span>在島內，所謂政治，毫無意義，人們耗費無數心力每天在跟蟑螂們打架、灑口水，這樣的日子應該儘快有個了結。跟蟑螂打架是荒唐的，蟑螂只需一腳踩死，可是台灣卻連踩死蟑螂的能力也沒有，因為蟑螂窩是美國製，美國殖民一日不滅，蟑螂窩便一日難除。<text:span text:style-name="T3"><text:s/><text:line-break/><text:line-break/></text:span>祖國有整套發展計劃，固然優先，畢竟台灣回歸只是遲早之事。但是，是遲或早，事實上影響台灣很大。蟑螂橫行，為所欲為，住在台灣如許痛苦。</text:p>
      <text:p text:style-name="P2"><text:span text:style-name="T1">陳真</text:span><text:s/>  |  2021.12.08 02:16   |   <text:a xlink:type="simple" xlink:href="http://palinfo.habago.org/Entry?Command=Information_PrintForum&amp;iPage=5#FORUM41549"><text:span text:style-name="T2">#</text:span></text:a></text:p>
      <text:p text:style-name="P3"><text:span text:style-name="T3">(</text:span>續前<text:span text:style-name="T3">) <text:line-break/><text:line-break/></text:span>二十幾年前，阿扁和民進黨裝扮得像白雪公主或耶穌基督那樣，清純、正義又充滿理想。那時候，我說這個黨腐化不堪，阿扁更是<text:span text:style-name="T3"><text:s/>"</text:span>天下第一大壞蛋<text:span text:style-name="T3">"</text:span>，根本沒有人相信，大家以為我發神經，竟然說出如此違反事實的謊話。<text:span text:style-name="T3"><text:s/><text:line-break/><text:line-break/></text:span>這就如同過去十幾年來我經常說祖國是人類史上最偉大、最正直、對人類文明與世界和平及人權保障貢獻最大，最具理想性、最重視民意、最在乎普羅大眾福祉的國家，在島內同樣也沒有幾個人相信，大家以為我發神經，竟然說出如此違反事實的謊話。<text:span text:style-name="T3"><text:s/><text:line-break/><text:line-break/></text:span>過去二十幾年來，我也經常說，美國是人類歷史上最血腥殘暴的恐怖政權，與撒旦無異，發動數百場侵略戰爭，無日無之地四處姦殺擄掠，殺害數千萬人，製造至少一億難民，在島內同樣也沒幾個人相信，大家以為我發神經，竟然說出如此違反事實的謊話。<text:span text:style-name="T3"><text:s/><text:line-break/><text:line-break/></text:span>但我相信，各位還在念幼兒園的小孩，當他長大，肯定會說我只是說出一些基本常識。<text:span text:style-name="T3"><text:s/><text:line-break/><text:line-break/></text:span>阿扁剛選上所謂<text:span text:style-name="T3"><text:s/>"</text:span>總統<text:span text:style-name="T3">" </text:span>時，民意支持度高達八成多，四周全是歌頌讚美之聲，幾乎就是稱賢封聖了，長老教會甚至還組團去參觀阿扁的台南老家，讓大家在現場思索<text:span text:style-name="T3"><text:s/>"</text:span>台灣之子<text:span text:style-name="T3">" </text:span>何以如此偉大。在那時候，我寫文章，光說阿扁一句<text:span text:style-name="T3">"</text:span>大壞蛋<text:span text:style-name="T3">"</text:span>，所招來的痛恨，宛如我褻瀆了神明一般。<text:span text:style-name="T3"><text:s/><text:line-break/><text:line-break/></text:span>至於忽藍忽綠忽統忽獨、哪兒有利益就往哪兒靠的牆頭草、投機份子李遠哲，更是像上帝一樣神聖不可侵犯。<text:span text:style-name="T3"><text:s/><text:line-break/><text:line-break/></text:span>記得西元<text:span text:style-name="T3">2000</text:span>年左右，我寫文章幾乎有好一陣子不敢寫出我向來對阿扁的<text:span text:style-name="T3">"</text:span>敬語<text:span text:style-name="T3">"---"</text:span>天下第一大壞蛋<text:span text:style-name="T3">" </text:span>一詞，為什麼呢？因為會因此犯眾怒而招來人身安全的威脅。神明李遠哲也一樣，對之不能稍有不敬，否則後果難料。而且，就算我不計安危，如實開罵，其實也沒有人相信，大家以為我腦子與人格有問題。<text:span text:style-name="T3"><text:s/><text:line-break/><text:line-break/></text:span>那時候流行一個詞叫做<text:span text:style-name="T3"><text:s/>"</text:span>新政府<text:span text:style-name="T3">"</text:span>，這個詞有個不容挑戰的深層含義就是：偉大的台灣人出頭天了！偉大而美麗的民主時代來臨了！<text:span text:style-name="T3"><text:s/><text:line-break/><text:line-break/></text:span>在民進黨上台之前，大約<text:span text:style-name="T3">1998-1999</text:span>年，我寫了一系列其實非常溫和的文章<text:span text:style-name="T3">(</text:span>最初的幾篇之一就是<text:span text:style-name="T3"><text:s/>"</text:span>給長老教會的一封公開信<text:span text:style-name="T3">")</text:span>，反覆訴說一個道理叫做<text:span text:style-name="T3"><text:s/>"</text:span>舊人民不會有新政府<text:span text:style-name="T3">" (</text:span>我後來有篇文字便是以此為名，網路上應該都還找得到<text:span text:style-name="T3">)</text:span>，希望大家正視一個可恨、可悲的事實就是：一個以愛台灣為名的法西斯政權就此誕生了。<text:span text:style-name="T3"><text:s/><text:line-break/><text:line-break/></text:span>結果呢，引來很痛苦的後果與報復，就像捅了馬蜂窩那樣，犯了眾怒；有很長一段時間，造謠抹黑攻擊騷擾辱罵與醜化等等等，排山倒海而來，甚至一堆匿名人渣在我的生活圈與工作圈乃至學校系所中，冒名造謠生事，無日無之，百口莫辯，非常痛苦。<text:span text:style-name="T3"><text:s/><text:line-break/><text:line-break/></text:span>我講起這些往事有幾個意義：<text:span text:style-name="T3"><text:s/><text:line-break/><text:line-break/></text:span>一，一如我前一篇留言所說，一個社會，其普遍成員的價值品味與美感，事實上決定了政治的良莠。倒過來說也一樣，某種不良政治塑造了該社會普遍成員的價值品味與美感，從而使得旨在維護既得利益的既有政治生態得以持續存在；不管怎麼改朝換代，都改不了污穢不堪的政治內涵。<text:span text:style-name="T3"><text:s/><text:line-break/><text:line-break/></text:span>簡單說就是，倘若人民的素質與價值美感並無絲毫改變，所謂<text:span text:style-name="T3"><text:s/>"</text:span>新政府<text:span text:style-name="T3">" </text:span>如何可能憑空產生？貪污的照樣貪污，只是這批人貪完換另一批，比賽看誰貪得兇；抹黑造謠的繼續抹黑造謠，比賽看誰最下流最骯髒最無恥；官商勾結的照樣官商勾結。<text:span text:style-name="T3"><text:s/><text:line-break/><text:line-break/></text:span>而且，在所謂<text:span text:style-name="T3"><text:s/>"</text:span>捍衛民主自由<text:span text:style-name="T3">" </text:span>及<text:span text:style-name="T3"><text:s/>"</text:span>保護本土政權<text:span text:style-name="T3">" </text:span>或<text:span text:style-name="T3"><text:s/>"</text:span>台灣人出頭天<text:span text:style-name="T3">" </text:span>的政治詐術掩護下，種種貪贓枉法行徑，比過去更加猖狂千百倍，更為肆無忌憚；時至今日，完全就是無法無天。然而，人民根本不在乎，就算表面上在乎，也得先看顏色，看己身利益所在。<text:span text:style-name="T3"><text:s/><text:line-break/><text:line-break/></text:span>大家都反特權，但是大家卻都拼命想要擁有特權；大家都反對貪婪腐敗，反對官商勾結，但是，只要自己有機會分一杯羹，就統統無所謂了；大家嘴巴上都說討厭官僚，厭惡權貴，但是，只要有機會，大家都想牽親引戚，攀附權貴，以接近權貴為榮，以權力分贓為傲；不管這些人渣政客多麼骯髒無恥齷齪邪惡，統統無所謂，大家就像眾星拱月那樣，抬舉之，愛戴之，崇拜之，依附之，尊敬之，而非像唾棄一個無惡不作的邪惡歹徒那樣唾棄。<text:span text:style-name="T3"><text:s/><text:line-break/><text:line-break/></text:span>你說，這樣的舊人民有可能產生新政府嗎？不但不可能，而且政治絕對會比以前更爛更邪惡更骯髒。這不是預言，而只是事物之必然。<text:span text:style-name="T3"><text:s/><text:line-break/><text:line-break/></text:span>二，以上是我二十幾年前經常寫的一些內容。以前我說了，你們不信，現在總該相信了吧？人渣黨何止是人渣，根本就是一個泯滅良知貪婪骯髒的邪惡犯罪集團。但是，人們覺醒了嗎？價值品味改變了嗎？事實上並沒有。<text:span text:style-name="T3"><text:s/><text:line-break/><text:line-break/></text:span>即便人渣黨邪惡骯髒齷齪到這種地步，絕大多數人仍然還是對之愛戴有加，甚至以能夠接近之為榮。為什麼呢？因為人民始終是舊的，價值品味是舊的，美感是舊的，他們評價人事物的依據從來都不是美與善，不是正直與道德，而是權位與顏色。誰權位高，就尊敬他，依附他，崇拜他。誰是自己人，就挺他，護他，不管多麼骯髒下流多麼邪惡都無所謂。<text:span text:style-name="T3"><text:s/><text:line-break/><text:line-break/></text:span>三，最近這個網軍家暴事件，把箭頭指向這個小網軍是荒唐的，那就好像要一隻企圖打入蟑螂窩權力核心的小蟑螂負起所有骯髒罪責一樣。蟑螂橫行，當然是整個長久存在的蟑螂窩要整個消滅才對，怎麼是罵一隻小蟑螂呢？放他一馬都不為過。<text:span text:style-name="T3"><text:s/><text:line-break/><text:line-break/></text:span>如果連整個骯髒透頂的蟑螂窩存在二十幾年你都不在乎了，怎麼會如此追打一隻小蟑螂？小蟑螂撈個幾千萬算什麼？對於大蟑螂來說，不過冰山一角，九牛一毛。大蟑螂可是千百億地撈。<text:span text:style-name="T3"><text:s/><text:line-break/><text:line-break/></text:span>而且，小蟑螂除了家暴，並沒有危害了誰，但是坐擁大權的大蟑螂們，卻危害整個台灣世世代代，貪污掏空整個台灣。甚至為了一己私利與權位，充當漢奸台奸，存心要把台灣人送去為美國人當砲灰，為美國人殺害自己的對岸親人骨肉同胞。<text:span text:style-name="T3"><text:s/><text:line-break/><text:line-break/></text:span>四，請你告訴我，除了極少數真正的黨外前輩之外，目前這個蟑螂窩的哪個掌權者不是從小蟑螂混起？特別是那些所謂中生代、新生代或什麼碗糕學運，請你告訴我哪個是乾淨的正直的？站出來給大家表揚。我不敢說連一個乾淨的也沒有，但是就算有，恐怕也少之又少。為什麼呢？因為那是蟑螂窩的一種基本生態，你想要在蟑螂窩裏頭混，豈有可能乾淨？<text:span text:style-name="T3"><text:s/><text:line-break/><text:line-break/></text:span>比方說家暴受害人高嘉瑜，表面清純，挨了揍當然很不幸，但是事情一碼歸一碼，她自己和她前男友，不也都是由見不得人的網軍幹起？<text:span text:style-name="T3"><text:s/><text:line-break/><text:line-break/></text:span>最近一直出來唱高調的柯文哲更是無恥，高聲高調地譴責網軍，但他之前不就是網軍頭嗎？他是怎麼選上台北市長的？和人渣黨合作，藉著下三濫齷齪下流的網軍，每天毫無廉恥毫無底線地瘋狂造謠抹黑連勝文。<text:span text:style-name="T3"><text:s/><text:line-break/><text:line-break/></text:span>從黨外開始，三、四十年我從未見過如此骯髒齷齪的選舉，完全就是透過栽贓抹黑造謠，徹底毀滅對方人格。另一方面，同樣透過網軍與綠媒，瘋狂為自己造神。如此卑劣行徑，現在卻裝得一副光風霽月貌譴責網軍，他媽的真是有夠無恥。<text:span text:style-name="T3"><text:s/><text:line-break/><text:line-break/></text:span>幾年後的韓國瑜就更慘了，被抹黑得臭不可聞，柯文哲明知抹黑內容全非事實，但照樣趁機落井下石，而非講良心話。<text:span text:style-name="T3"><text:s/><text:line-break/><text:line-break/></text:span>我知道祖國這幾年很看好柯文哲，過去押寶他，將來很可能也會繼續押寶，但是，這樣一種品性表現，實在令人難以恭維。<text:span text:style-name="T3"><text:s/><text:line-break/><text:line-break/></text:span>我知道很多人一定又會跟我說<text:span text:style-name="T3"><text:s/>"</text:span>做大事者不拘小節<text:span text:style-name="T3">"</text:span>，但這不是小節，而是人性基本的善惡；透過網軍造謠抹黑傷害他人，就是天大的可恥之事。一個人會做這麼齷齪的事，你想，還會有什麼醜惡之事是他幹不出來的？<text:span text:style-name="T3"><text:s/><text:line-break/><text:line-break/></text:span>我想，全世界應該找不到比台灣更齷齪陰暗的網路文化了，網軍橫行無阻，而且是由所謂政府用鉅額公帑所豢養，不但在島內肆虐無度，而且還經常<text:span text:style-name="T3"><text:s/>"</text:span>外銷<text:span text:style-name="T3">" </text:span>出征，對外抹黑攻擊不利於人渣黨的人。<text:span text:style-name="T3"><text:s/><text:line-break/><text:line-break/></text:span>一般人其實也沒更好，有多少人始終光明磊落地表達想法？有多少人言論誠實可信而非動輒信口開河？而且，只要有機會匿名往往就會匿名。一個人如果不願意為自己的言論負責，只想當蛆，那他其實就應該閉嘴，一句話也不該講。蛆講任何話都是毫無意義的。<text:span text:style-name="T3"><text:s/><text:line-break/><text:line-break/></text:span>當然，我沒法強迫大家光明磊落。但是，在巴勒網上，如果你想<text:span text:style-name="T3">GGYY</text:span>，那就先讓大家知道你是誰，叫什麼名字，是男是女，幾歲，什麼樣的學經歷，在幹些什麼職業等等等，別人才有可能回應你或指導你不是嗎？畢竟誰能回應一隻蛆呢？<text:span text:style-name="T3"><text:s/><text:line-break/><text:line-break/></text:span>諸如像這樣一些最基本的道理，在這島上卻好像是什麼苛刻要求似的。這種陰暗的網路文化，事實上毀壞自己的人格卻不自知。</text:p>
      <text:p text:style-name="P2"><text:span text:style-name="T1">陳真</text:span><text:s/>  |  2021.12.08 00:38   |   <text:a xlink:type="simple" xlink:href="http://palinfo.habago.org/Entry?Command=Information_PrintForum&amp;iPage=5#FORUM41548"><text:span text:style-name="T2">#</text:span></text:a></text:p>
      <text:p text:style-name="P4">人跟蛆不對等，各位請別理會蛆類生物，那只是在糟蹋版面。<text:span text:style-name="T3"><text:s/><text:line-break/><text:line-break/></text:span>巴勒網不是臉書，不玩陰的，沒有蛆類生物存在的空間。</text:p>
      <text:p text:style-name="P2"><text:span text:style-name="T1">許世勤</text:span><text:s/>  |  2021.12.07 09:36   |   <text:a xlink:type="simple" xlink:href="http://palinfo.habago.org/Entry?Command=Information_PrintForum&amp;iPage=5#FORUM41437"><text:span text:style-name="T2">#</text:span></text:a></text:p>
      <text:p text:style-name="P3">如果這裡的文章具有「愚弄」的能力，那麼台灣的政治大概要改寫了，各位前輩也不用感概了，也就不會有大陸同胞說的「我當你同胞，你當我錢包」的憤慨。現在大概沒幾個台灣人是感謝大陸給了台灣市場穩定台灣經濟，多半還是流行「大陸的經濟騰飛是台灣人給的」那種優越感。在這種優越感下，不用說多數台灣人會認為「大陸給我賺錢是應該，我不統一也應該」好處拿盡、權利享盡，不僅不滿足，還不想承擔任何責任。<text:span text:style-name="T3"><text:s/><text:line-break/><text:line-break/></text:span>如果這裡的文章有「愚弄」的能力，那麼台灣人就會「感謝大陸」而不是整天在「感謝日本」了，甚至教科書還把日本稱之為「母國」。歷史提到荷蘭「佔領」、清領，提到日本卻成為「治理」。前後概念不同，違反邏輯的同一律，利用偷換概念把台灣人在意識上教育成「日本人」，認為台灣人跟日本人「很像」「如果國民黨沒來，我就是日本人了」這就是現在台灣流行的歷史教育。<text:span text:style-name="T3"><text:s/><text:line-break/><text:line-break/></text:span>雖然我沒有參加過靜站，但是可想而知每次靜站大概沒幾個人關注。這要怎麼「愚弄」呢？許多人連基本事實與邏輯都搞不清楚，卻自我感覺良好，符合<text:span text:style-name="T3">Dunning-Kruger effect</text:span>，所以多數時候民選制度是劣幣汰除良幣，最後步向金權政治。<text:span text:style-name="T3"><text:s/><text:line-break/><text:line-break/></text:span>凡是敘述後面還要加上顏文字，符合論述能力不成熟的心理特徵。人開口說話跟鸚鵡學舌是不一樣的，說話的目的在傳達意義，鸚鵡只是模仿那個聲音。丟出一堆自認的「證據」根本不叫論述，只是在尋找可以符合自己認定的「事實」而已。連先射箭再畫靶的邏輯謬誤都不能察覺，只是暴露了自己的弱點。以前我被指導教授指正的時候，都會被問「你知道自己在說什麼嗎？」我總是以為我知道自己在說什麼，但在沉澱過後，才發現原來自己不知所謂。所以重新修正論述以更加符合事實，這就叫「批判性思考」。<text:span text:style-name="T3"><text:s/><text:line-break/><text:line-break/></text:span>朋友來了有好酒，若是那豺狼來了，迎接它的有獵槍。<text:span text:style-name="T3"><text:s/></text:span></text:p>
      <text:p text:style-name="P2"><text:span text:style-name="T1">張萬康</text:span><text:s/>  |  2021.12.07 04:02   |   <text:a xlink:type="simple" xlink:href="http://palinfo.habago.org/Entry?Command=Information_PrintForum&amp;iPage=5#FORUM41416"><text:span text:style-name="T2">#</text:span></text:a></text:p>
      <text:p text:style-name="P4">彭帥的事情，西方肯定要見縫插針，鬼扯至上。不過一碼歸一碼，這事中國當局沒給老百姓一個交代是不妥的。以今年幾個例子來說，藝人吳亦凡的事情辦得很快。李雲迪那麼有名又曾為國爭光，想必他定有人脈可以學台灣段宜康、詹宏志搞一下關說（或這叫關心），但公安部門的處置都很鐵面無私。<text:span text:style-name="T3"><text:s/><text:line-break/><text:line-break/></text:span>成都高中生跳樓自殺事件，網路上謠言四起，恨國黨很亢奮，馬上出來帶風向講校方不給看錄像帶、申請去國外交換受不公平對待，後來事件反轉，尤其公安部門把過程詳細在網路上給大家做了敘述，事情也就平息下去。青少年活得不快樂，教育方面該怎麼改革是大事，兩岸學生受不了課業壓力、父母壓力、感情困擾、老師輕忽等種種因素，以及結構性的升學主義，這些都是問題，只是成都的那個事件網友急著找人揹鍋是很煩人的。<text:span text:style-name="T3"><text:s/><text:line-break/><text:line-break/></text:span>過年前後吧，貨拉拉的跳車致死糾紛，網友們也是狂吃人血饅頭、大刷<text:span text:style-name="T3">Metoo</text:span>。還有網友跑去原路線走一次進行調查，所預設的立場扣上結論：<text:span text:style-name="T3">"</text:span>哪個女孩不會擔心在黑暗的道路四周的那種地方遭強姦。<text:span text:style-name="T3">"</text:span>後來女學生<text:span text:style-name="T3">(</text:span>死者<text:span text:style-name="T3">)</text:span>搬家的影像公布，她東西不先整個搬下樓，而是大搖大擺慢吞吞用電梯上上下下搬運八次，浪費太長時間，導致師傅怕受時間損失<text:span text:style-name="T3">(</text:span>還想接下一單<text:span text:style-name="T3">)</text:span>而在女學生上車後抄近路。大家都是明白人，<text:span text:style-name="T3">1.</text:span>按公司規定他不能更改和消費者敲定的原來路線。<text:span text:style-name="T3">2.</text:span>那女的讓他厭煩使他擅自作主。<text:span text:style-name="T3">3.</text:span>他行車速度難免快了點，導致過失致死，叫人遺憾。我講的這三點凡是講道理的人都捋得出前因後果，再加上公安部門把調查過程敘述出後，事件自而平息。<text:span text:style-name="T3"><text:s/><text:line-break/><text:line-break/></text:span>今年沒做好的事情在我看主要就是張高麗的事情。公安部門消聲，網路上也不讓提。不讓提是可以接受的<text:span text:style-name="T3">(</text:span>免得恨國黨肆虐也好，在我眼裡恨國黨和一些女權人士內心十分淫穢<text:span text:style-name="T3">)</text:span>，但當局總要給個說法，張高麗該如何處置。<text:span text:style-name="T3"><text:s/><text:line-break/><text:line-break/></text:span>彭帥對他有點依戀之情，也有怨懟，這大家看得出，但要問的是張高麗是位高權重之人是不是藉勢藉端去沾惹人家小女生呢？各國都有運動員、教練員、相關體育官員的狗屁倒灶事，各領域行業也都有，但你張高麗的職位未免太高了吧。題外話他還是福建晉江人，台灣很多人的祖先來自晉江，張高麗你未免太為福建爭光了吧，我真替他丟人。<text:span text:style-name="T3"><text:s/><text:line-break/><text:line-break/></text:span>張雨霏講的<text:span text:style-name="T3">"</text:span>中國力量<text:span text:style-name="T3">"</text:span>讓我仍澎湃，全紅嬋的五個滿分與天真逗趣讓我激賞<text:span text:style-name="T3">(</text:span>很多外媒和恨國黨拿她家鄉的貧困做文章，或責怪她父母送她學跳水吃苦啥的，或講她年紀太小有的沒的，這些假愛心的人很欠罵<text:span text:style-name="T3">)</text:span>，之前李娜還拿下兩次大滿貫過，這些都是榮耀時刻。今年奧運女單桌球，孫穎莎打敗日本一個小家子氣討人厭的伊藤美誠，多麼叫人振奮。但一碼歸一碼，張高麗這廝很討人厭，以他和彭帥的事情是醜聞，我看他最好去蹲幾年牢房，絕對有理由辦他的。<text:span text:style-name="T3"><text:s/></text:span></text:p>
      <text:p text:style-name="P2"><text:span text:style-name="T1">葉小慧</text:span><text:s/>  |  2021.12.06 18:40   |   <text:a xlink:type="simple" xlink:href="http://palinfo.habago.org/Entry?Command=Information_PrintForum&amp;iPage=5#FORUM41375"><text:span text:style-name="T2">#</text:span></text:a></text:p>
      <text:p text:style-name="P3"><text:span text:style-name="T3"><text:line-break/></text:span>我對中國大陸的政治架構還在搬磚理解中，但從「脫貧」等事情，對於出身山區貧戶的我很有感，在台灣生活了<text:span text:style-name="T3">45</text:span>年，對「金權政治」「有關係就沒關係」的台灣政治實況非常厭惡。<text:span text:style-name="T3"><text:s/><text:line-break/><text:line-break/></text:span>昨天中國大陸外交部發了一個「美國民主情況」報告，裡面從何為民主一路闡述美國民主目前的弊害，簡單地陳列如下，我覺得正好在「制度痼疾積重難返」「民主實踐亂象叢生」的部分，也符合台灣近十年的境況。<text:span text:style-name="T3"><text:s/><text:line-break/><text:line-break/></text:span>中國大陸的政經制度在國民黨執政時期有意誤導，民進黨政府更不待見大家去理解，但我們自己有腦袋有眼睛，現在資訊獲取管道也相對多元，光是微信公眾號就可以看到，對岸個別言論的發展更是百花齊放，很多我們理應知道的世界大事（全球各地而非美國視野），我都是從對岸看到，再找到原始連結印證。<text:span text:style-name="T3"><text:s/><text:line-break/><text:line-break/></text:span>現在對岸博得我的好感至少幾件小事，舉例其一是我可見到對岸親友確實脫貧且其獲得的支持有哪些，其二是對岸不準進口萊克多巴胺飼養的美牛或美豬，甚至更進一步影響了美國豬肉商取消萊劑的使用，這對有心血管疾病的我簡直是最需要的保障。<text:span text:style-name="T3"><text:s/><text:line-break/><text:line-break/></text:span>至於兩黨或多黨政治的問題，我在嘉義縣實在看到很厭煩，一個陳明文從藍到綠，三十年了整個嘉義縣綠油油卻基本沒長進，甚至我之前提過，從村到鄉到縣選舉提名通通被搓成只有民進黨，然後他們繼續撈，甚至一度還想廢棄公有幼兒園改私有，娃娃車取消山上偏村路線卻仍走縣議員家（明明附近而已）等。<text:span text:style-name="T3"><text:s/><text:line-break/><text:line-break/></text:span>中國大陸可能沒有我想像的那麼好，但現在台灣本身的困境，讓我覺得無破不立了。<text:span text:style-name="T3"><text:s/><text:line-break/><text:line-break/>---- <text:line-break/></text:span>中國外交部報告：美國民主情況<text:span text:style-name="T3"><text:s/><text:line-break/></text:span>全文請見：<text:span text:style-name="T9">https://www.fmprc.gov.cn/zyxw/202112/t20211205_10462534.shtml </text:span><text:span text:style-name="T3"><text:line-break/><text:line-break/></text:span>美國民主情況<text:span text:style-name="T3"><text:s/><text:line-break/>2021-12-05 10:00 <text:line-break/><text:line-break/></text:span>一、何為民主<text:span text:style-name="T3"><text:s/><text:line-break/><text:line-break/></text:span>二、美國民主的異化及三重弊害<text:span text:style-name="T3"><text:s/><text:line-break/><text:line-break/></text:span>（一）制度痼疾積重難返<text:span text:style-name="T3"><text:s/><text:line-break/>1</text:span>、美式民主淪為<text:span text:style-name="T3">“</text:span>金錢政治<text:span text:style-name="T3">” <text:line-break/>2</text:span>、名為<text:span text:style-name="T3">“</text:span>一人一票<text:span text:style-name="T3">”</text:span>，實為<text:span text:style-name="T3">“</text:span>少數精英統治<text:span text:style-name="T3">” <text:line-break/>3</text:span>、權力制衡變成<text:span text:style-name="T3">“</text:span>否決政治<text:span text:style-name="T3">” <text:line-break/>4</text:span>、選舉規則缺陷損害公平正義<text:span text:style-name="T3"><text:s/><text:line-break/>5</text:span>、民主制度失靈引發信任危機<text:span text:style-name="T3"><text:s/><text:line-break/><text:line-break/></text:span>（二）民主實踐亂象叢生<text:span text:style-name="T3"><text:s/><text:line-break/>1</text:span>、國會暴亂震驚全球<text:span text:style-name="T3"><text:s/><text:line-break/>2</text:span>、種族歧視根深蒂固<text:span text:style-name="T3"><text:s/><text:line-break/>3</text:span>、疫情失控釀成慘劇<text:span text:style-name="T3"><text:s/><text:line-break/>4</text:span>、貧富分化不斷加劇<text:span text:style-name="T3"><text:s/><text:line-break/>5</text:span>、<text:span text:style-name="T3">“</text:span>言論自由<text:span text:style-name="T3">”</text:span>名不副實<text:span text:style-name="T3"><text:s/><text:line-break/><text:line-break/></text:span>（三）輸出所謂民主產生惡果<text:span text:style-name="T3"><text:s/><text:line-break/>1</text:span>、<text:span text:style-name="T3">“</text:span>顏色革命<text:span text:style-name="T3">”</text:span>危害地區和國家穩定<text:span text:style-name="T3"><text:s/><text:line-break/>2</text:span>、強推所謂民主造成人道悲劇<text:span text:style-name="T3"><text:s/><text:line-break/>3</text:span>、濫用制裁破壞國際規則<text:span text:style-name="T3"><text:s/><text:line-break/>4</text:span>、<text:span text:style-name="T3">“</text:span>民主燈塔<text:span text:style-name="T3">”</text:span>招致全球批評<text:span text:style-name="T3"><text:s/></text:span></text:p>
      <text:p text:style-name="P2"><text:span text:style-name="T1">葉小慧</text:span><text:s/>  |  2021.12.06 17:44   |   <text:a xlink:type="simple" xlink:href="http://palinfo.habago.org/Entry?Command=Information_PrintForum&amp;iPage=5#FORUM41335"><text:span text:style-name="T2">#</text:span></text:a></text:p>
      <text:p text:style-name="P4">沒有臉面示人的發文，打掃一下，刪了很正常。髒東西傍身，拍掉啊不然呢？<text:span text:style-name="T3"><text:s/><text:line-break/><text:line-break/></text:span></text:p>
      <text:p text:style-name="P2"><text:span text:style-name="T1">鄭豐遠</text:span><text:s/>  |  2021.12.06 12:19   |   <text:a xlink:type="simple" xlink:href="http://palinfo.habago.org/Entry?Command=Information_PrintForum&amp;iPage=5#FORUM41291"><text:span text:style-name="T2">#</text:span></text:a></text:p>
      <text:p text:style-name="P3">道不同不相為謀，那些喜歡撒台式口水的，顯然不是真心想要討論，何不另覓良地<text:span text:style-name="T3">? <text:line-break/><text:line-break/></text:span>大陸確實和台灣人想像的很不相同，其實這也很正常，一隻小青蛙，如何能想像一隻恐龍的感受<text:span text:style-name="T3">? <text:line-break/><text:line-break/></text:span>大小也許不必然代表優劣，但大的能理解和包容小的，小的卻無法反過來理解和涵蓋大的。<text:span text:style-name="T3"><text:s/><text:line-break/><text:line-break/></text:span>一個人除非有努力把自己變大一些的意願，思維見識才能真的擴展，否則口水撒得再多，仍然是一堆唾液黏液，誰會想要和一隻青蛙比拼口水呢<text:span text:style-name="T3">?</text:span></text:p>
      <text:p text:style-name="P2"><text:span text:style-name="T1">李念淨</text:span><text:s/>  |  2021.12.06 11:52   |   <text:a xlink:type="simple" xlink:href="http://palinfo.habago.org/Entry?Command=Information_PrintForum&amp;iPage=5#FORUM41290"><text:span text:style-name="T2">#</text:span></text:a></text:p>
      <text:p text:style-name="P4">至於說遠藤譽，人家還曾被上海交大請去當客座教授呢。<text:span text:style-name="T3"><text:s/><text:line-break/></text:span>大陸在學術跟意識形態的管控方面完全就不是台灣人長期以來幻想的那個樣子。<text:span text:style-name="T3"><text:s/><text:line-break/><text:line-break/></text:span>炎黃春秋這樣一本中共自己內部狠接內幕的書前幾年才被封掉，台灣的什麼赤燭之類的鱉三在還沒與大陸網友鬧翻之前可是很快樂的大賺中國錢，現在公視一堆充滿民進黨黨國思想的爛劇在大陸評價還頗高，重點就是台灣人想像的大陸實際上跟真實的中國大陸差太多了。</text:p>
      <text:p text:style-name="P2"><text:span text:style-name="T1">李念淨</text:span><text:s/>  |  2021.12.06 11:41   |   <text:a xlink:type="simple" xlink:href="http://palinfo.habago.org/Entry?Command=Information_PrintForum&amp;iPage=5#FORUM41289"><text:span text:style-name="T2">#</text:span></text:a></text:p>
      <text:p text:style-name="P3">彭帥的事情答案倒是就在彭帥自己在微博發的聲明裡面，外網都有備份，細看之下實際上其惡劣程度根本與美國的哈維斯坦不可等量奇觀，若是拿到英國頭號爛報太陽報的標準來說可能連一個廣告的份量都不夠。<text:span text:style-name="T3"><text:s/><text:line-break/><text:line-break/></text:span>此案其實就是張高麗跟彭帥過去有段跨越身份不合時宜的感情，然後引起彭不悅的地方是近日張重提舊情，並違背彭本人的意願發生關係，認真來說類似的經歷跟年齡差距，個人的親戚有發生過類似的事件所以看來毫不稀奇意外<text:span text:style-name="T3"><text:s/><text:line-break/><text:line-break/></text:span>其實整件事情最滑稽的還是歐美的網球協會好像老虎看到肥肉一樣大動作棄賽＋保證彭帥的個人安全，即使中國方面提出彭吃飯的照片，透過奧委會重申原則都無濟於事，這就很像大陸常常說的<text:span text:style-name="T3">"</text:span>自剖證粉<text:span text:style-name="T3">"</text:span></text:p>
      <text:p text:style-name="P2"><text:span text:style-name="T1">許世勤</text:span><text:s/>  |  2021.12.06 11:18   |   <text:a xlink:type="simple" xlink:href="http://palinfo.habago.org/Entry?Command=Information_PrintForum&amp;iPage=6#FORUM41288"><text:span text:style-name="T2">#</text:span></text:a></text:p>
      <text:p text:style-name="P3">還做了備份，直接複製貼上再修改，看來是存心來鬧版不是來討論的。今天見識了什麼叫潑婦罵街，陳醫師經常說要有病識感，現在能夠理解這種感慨了。雖然我過去討厭黨外，討厭共產黨，非常支持國民黨，非常支持李登輝。只是後來一次又一次跟大陸同胞談「生活」，純粹就是生活，不談政治，知道了大陸同胞也是流著鮮紅血液的人，於是慢慢開始對從小就受到的黨國教育產生懷疑。我也是黨國教育培育出來的，幼稚園甚至是在國民黨婦聯會開設的「黨校」中長大，所以我知道舊黨國支持者的失落。<text:span text:style-name="T3"><text:s/><text:line-break/><text:line-break/></text:span>至於彭帥事件，如果西方媒體以及台媒有意塑造，作為抵制北京冬奧以及做為跟中國講價的籌碼，那中共官方這麼多澄清與發言根本無濟於事，只是有人就信了。彭帥事件，我關注不多，只是看了一下王孟源博士有稍微提到這事，現實是這件事到現在都是霧裡看花，在不能確認結果的情況下便認定為「事實」，只能說「牛逼」<text:span text:style-name="T3">!</text:span>厲害厲害，實在讓人欽佩。</text:p>
      <text:p text:style-name="P2"><text:span text:style-name="T1">許世勤</text:span><text:s/>  |  2021.12.06 10:42   |   <text:a xlink:type="simple" xlink:href="http://palinfo.habago.org/Entry?Command=Information_PrintForum&amp;iPage=6#FORUM41284"><text:span text:style-name="T2">#</text:span></text:a></text:p>
      <text:p text:style-name="P4">我也是小老百姓，為生活困頓奮鬥，至少我是敢於秀出真名的小老百姓。我不僅薪水微薄，每個月還得幫忙家裡還債。家裡五代無產，從祖先的職業註記「佃農」，到現在還是在債務中掙扎。每每看著重劃區新建案的富麗堂皇，我總想著如果可以讓父母妻兒住得起這樣的地方有多好。這裡留言的多數人，也都只是小老百姓，來這裡抒發情懷，基本上對於局勢不會有什麼影響。<text:span text:style-name="T3"><text:s/><text:line-break/><text:line-break/></text:span>這裡確實不是每個人都以真名示人，但好歹是有共識的「自己人」，所以討論能在一個共同的基礎上進行。如果有人來踢館，那就得知道來者何人，如果踢館的人可以光明正大示人，好歹說明自己不是孬種。<text:span text:style-name="T3"><text:s/><text:line-break/><text:line-break/></text:span>昨天我老婆請我幫忙解答一下她同事要報告的醫學期刊，我看了一下，裡面的研究洋洋灑灑列出了好多「證據」，個別看好像是「真的」，但是最後完全沒有明確的結論。說了這麼多，結論就是沒有結論。知道意思嗎？眾多的「證據」並不能導出一個有意義的結論，證據到結論之間必須有明確的因果關係來支持。<text:span text:style-name="T3"><text:s/><text:line-break/><text:line-break/></text:span>你好像很得意能夠列出各種「證據」，但其實只是為了陳述「中國共產黨」就是萬惡的，至於背後是不是還延伸到「中國是萬惡的」，我就不進行推論，說不定你也認同自己的祖先是中國人，畢竟你沒表明你是反華的，那麼跟我們在一定的共識基礎上還有討論空間。不過這裡犯下的是先射箭再畫靶的邏輯謬誤，因為「中共一定是邪惡的」，以及假設中共一定是邪惡的，所以一定會危害世界的滑坡式謬誤。當然，也有可能是因為大多數人都這麼認為，所以犯了「公眾認為對就一定是對的」的訴諸公眾謬誤。<text:span text:style-name="T3"><text:s/><text:line-break/><text:line-break/></text:span>所以這裡可以起個題目，請說明為何中共是萬惡的？不要用那種條列式的，請根據一個大前提，比如說由民主自由人權的定義講起。然後小前提，在證明為真的情況下，中共總共犯下那些惡行，而且數十年不變，現在大陸人民正生活在水深火熱當中，最後就是結論。在這個網站，只要說的合理，會有很多高手接著回應，這樣就可以形成有效的討論。</text:p>
      <text:p text:style-name="P2"><text:span text:style-name="T1">許世勤</text:span><text:s/>  |  2021.12.06 09:37   |   <text:a xlink:type="simple" xlink:href="http://palinfo.habago.org/Entry?Command=Information_PrintForum&amp;iPage=6#FORUM41281"><text:span text:style-name="T2">#</text:span></text:a></text:p>
      <text:p text:style-name="P3">棄子之所以成為棄子，要嘛是棋手為了求勝，要嘛是為了避險。人民有選擇的權利嗎？其實人民根本沒得選。政治的良窳，人民只要明白生活是變得更好？還是變得更壞？貧富差距縮小了嗎？還是差距愈來愈懸殊，就像一碗牛肉麵好不好吃，不是名人、網紅、店家說了算，要吃了才知道。<text:span text:style-name="T3"><text:s/><text:line-break/><text:line-break/></text:span>留言用真名示人有何妨礙嗎？真的有意願交流，陳醫師會固定到台北靜站，可以去現場找他辯論。如果連自己的姓名都不敢公開，不是對自己的觀點沒有自信，不然就是網軍打手。<text:span text:style-name="T3"><text:s/><text:line-break/><text:line-break/></text:span>論證由前提、推論，再到結論，如果要說明自己的觀點，好歹把一個邏輯結構講清楚，而不是貼個什麼維基或什麼這都是中共自己說的，那等於沒講。所以你想表達什麼？證據可以產生謬誤、以偏概全，提出論點的人有責任檢證證據的真實性與全面性。都多大的人了？為自己說的話負責很難嗎？如果沒辦法好好整理自己的觀點，好好寫一篇論述的文章來說理，只是上來謾罵不就只是在說明自己有多蠢？我們都看到了。</text:p>
      <text:p text:style-name="P2"><text:span text:style-name="T1">陳真</text:span><text:s/>  |  2021.12.06 01:42   |   <text:a xlink:type="simple" xlink:href="http://palinfo.habago.org/Entry?Command=Information_PrintForum&amp;iPage=6#FORUM41274"><text:span text:style-name="T2">#</text:span></text:a></text:p>
      <text:p text:style-name="P4"><text:span text:style-name="T3">(</text:span>續<text:span text:style-name="T3">2021.12.03 02:53) <text:line-break/><text:line-break/></text:span>我在上述留言中提到：<text:span text:style-name="T3"><text:s/><text:line-break/><text:line-break/>"</text:span>最近都在報導一位民進黨女立委被家暴的事，一時之間，受害者集萬千寵愛於一身，而加害者則成為人人喊打的過街老鼠。這位家暴嫌犯對著鏡頭求饒，表明自己人格已毀，希望大家給他一條重新融入社會的生路。看到這一幕，我心裏特別難過。當然不是說我認同其作為，而是說他所受到的毀滅性傷害，已經遠遠超過他所應得的責罰。<text:span text:style-name="T3"><text:s/><text:line-break/><text:line-break/></text:span>台灣社會既嗜血又偽善，卻又偏偏喜歡扛著道德大旗，就像集體起乩一樣，眾人搶吃血饅頭，好像吃了血饅頭，一己罪惡就能得到救贖似的。<text:span text:style-name="T3">" <text:line-break/><text:line-break/></text:span>我覺得我已經講得夠清楚。我並不是在談任何法律問題或概念問題，而只是說，一個人就算再壞，當他變成眾矢之的、被眾人落井下石毀滅人格時，你看了心裏真的會很開心嗎？不會為他的處境感到難過嗎？<text:span text:style-name="T3"><text:s/><text:line-break/><text:line-break/></text:span>我沒別的意思，我要講的重點就只是這樣。我確實同情他的遭遇，對於眾人的偽善與嗜血興奮感到很厭煩。你若真的這麼有正義感，你應該用一億倍的力氣去消滅人渣黨，用一億倍的憤怒去打擊以蔡英文為首的那個無惡不作的貪污漢奸集團才對。至於一個小網軍算什麼？那樣的網軍與走狗，何止成千上萬？<text:span text:style-name="T3"><text:s/><text:line-break/><text:line-break/></text:span>人渣黨長年以來帶頭腐化台灣社會，大撈特撈，無惡不作，行事完全不擇手段，毫無廉恥，而且積極腐化下一代，豢養鷹犬走狗，邪惡齷齪，泯滅良知。但是，這一大群真正掌權、真正貪婪無度的人渣政客與文人走狗，卻反而受到不可思議的包容與愛戴；罄竹難書的惡行完全被縱容，人們與媒體卻把箭頭指向一個小囉嘍，把他搞得身敗名裂，這樣叫做正義嗎？<text:span text:style-name="T3"><text:s/><text:line-break/><text:line-break/></text:span>報上說，這位家暴嫌犯充當民進黨網軍真好賺，長年沒工作，銀行卻有幾千萬現金。如果真是這樣，那你更應該用一億倍的憤怒去打擊人渣黨及其一大票走狗文人才對。一個小角色就能如此張揚跋扈，財源滾滾，何況豢養他的人渣黨。<text:span text:style-name="T3"><text:s/><text:line-break/><text:line-break/></text:span>對於真正危害台灣、掏空台灣、吸血啃肉，無所不貪的人渣黨，輕輕放過，卻反而全面污名化一個小囉嘍，把他打得身敗名裂，臭不可聞，那是沒有道理的。<text:span text:style-name="T3"><text:s/><text:line-break/><text:line-break/></text:span>我相信，人們要是有機會也能跟他一樣吃香喝辣，要是有機會也能周旋於綠色權貴之間，絕大多數人恐怕也都不會拒絕不是嗎？不但不會拒絕，而且會積極迎合。一般人的道德水平並沒有更高貴更正直，大多數人其實都以能夠依附權勢者為榮。<text:span text:style-name="T3"><text:s/><text:line-break/><text:line-break/></text:span>老實說，正直者始終是極少數，我對大多數人的品性一點信心也沒有。台灣人的種種生活習性與評價態度，在在顯示出這一點基本心態。<text:span text:style-name="T3"><text:s/><text:line-break/><text:line-break/></text:span>最近寫了一封私人信給幾位精神科醫師，我對他們之蓄意刁難弱勢小孩的作為很不滿，十分惡劣。有人勸我別再多管閒事，問我說，難道我給自己惹的麻煩及污名化還不夠慘嗎？我告訴她說，今天如果我有權有勢，那麼，我的任何一點點作為，就會馬上被高度推崇，我的憤怒就不僅僅是義憤，而是會被說成是為弱勢兒童的權益而<text:span text:style-name="T3"><text:s/>"</text:span>震怒<text:span text:style-name="T3">"</text:span>。<text:span text:style-name="T3"><text:s/><text:line-break/><text:line-break/></text:span>反之，如今我什麼社會地位也沒有，人家是拼命往上爬，而我卻是一路如水努力往下流，在那最偏鄉的小醫院工作，醫院名字講出來都沒有半個人聽過。在這種情況下，不管我做出多麼正直公義乃至自我犧牲或奉獻一己之所有的行為，我所得到的評價恐怕頂多也只是一個<text:span text:style-name="T3"><text:s/>"</text:span>怪<text:span text:style-name="T3">" </text:span>字，怪胎，怪人，怪物，好像我人格哪裡有什麼爭議或缺陷似的。人們絕不會說我正直、震怒，而是會說我偏激、易怒，儘管事實上我平常一點脾氣也沒有，完全就是個好好先生。<text:span text:style-name="T3"><text:s/><text:line-break/><text:line-break/></text:span>除了對於個別嫌犯的憐憫，我前文想說的也不過是這樣一個意思，關乎價值品味。這一點在我看來極其重要，因為這意味著：人渣當道、無惡不作這樣一種長年現象，基本上就是台灣人的善惡美感與價值品味所製造出來的必然後果。<text:span text:style-name="T3"><text:s/><text:line-break/><text:line-break/></text:span>台灣社會從來都不是基於善惡美醜本身在衡量人事物應有的價值。只要有權有勢，人渣照樣會變成道德一流的明星偶像，變成眾人想依附的權貴，人人巴結逢迎。反之，無權無勢者，你就算做出再多的貢獻，付出再大的犧牲代價，人們照樣會整你、鄙視輕視你，把你當笑柄當怪物。<text:span text:style-name="T3"><text:s/><text:line-break/><text:line-break/></text:span>我有一些過去在政治上或學界醫界的粉絲或仰慕者，後來這些人幾乎統統都混得比我好，於是，原本對我唯唯諾諾，打躬作揖，過去我隨便講兩句平常話，他們都能硬說裏頭充滿著什麼智慧，現在卻全失聯了，要不就是一副愛理不理。特別是那些當個小官小位者，姿態變化最為明顯。態度上不會改變的，只有那些極少數與我有著相同價值品味與美感的人。<text:span text:style-name="T3"><text:s/><text:line-break/><text:line-break/></text:span>扯得有點遠，回到立委家暴的事情上。你看，一些自己過去就是網軍的人渣黨立委或官員<text:span text:style-name="T3"><text:s/>(</text:span>現在其實也是。這些人渣，一朝網軍，永遠都是網軍，匿名抹黑，樂此不疲<text:span text:style-name="T3">)</text:span>，居然也跳出來落井下石，跳出來譴責網軍。<text:span text:style-name="T3"><text:s/><text:line-break/><text:line-break/></text:span>同樣無恥的是柯文哲，他當年是如何和人渣黨狼狽為奸，無所不用其極地動用網軍，泯滅天良地抹黑造謠與醜化連勝文，現在卻居然也跳出來呼籲大家<text:span text:style-name="T3"><text:s/>"</text:span>一人一信<text:span text:style-name="T3">" </text:span>寫給蘇貞昌，譴責網軍。<text:span text:style-name="T3"><text:s/><text:line-break/><text:line-break/></text:span>菁英世界，真的是一個比一個無恥。正是這樣一些人，才是我們應該打擊與唾棄的對象，而不是被媒體所操弄，把所有罪行歸諸於一個早已身敗名裂的小網軍身上。<text:span text:style-name="T3"><text:s/><text:line-break/><text:line-break/></text:span>一個小網軍能有多壞？真正該被討伐與消滅的是一整個無惡不作的殖民<text:span text:style-name="T3">/</text:span>漢奸體制及其附庸組織，而不僅僅是某個小網軍。</text:p>
      <text:p text:style-name="P2"><text:span text:style-name="T1">王修亮</text:span><text:s/>  |  2021.12.05 19:35   |   <text:a xlink:type="simple" xlink:href="http://palinfo.habago.org/Entry?Command=Information_PrintForum&amp;iPage=6#FORUM41273"><text:span text:style-name="T2">#</text:span></text:a></text:p>
      <text:p text:style-name="P3">歌詠志<text:span text:style-name="T3"><text:s/><text:line-break/><text:line-break/></text:span>記不得何時學會的，或許髫齔之時，這首對日抗戰時《關山萬里》的電影插曲，已經在我薄意識的學語中隨著母親清唱。<text:span text:style-name="T3"><text:s/><text:line-break/><text:line-break/></text:span>「萬里長城萬里長，長城外面是故鄉！高粱肥，大豆香，遍地黃金少災殃。自從大難平地起，姦淫擄掠苦難當，苦難當，奔他方，骨肉離散父母喪。<text:span text:style-name="T3"><text:s/><text:line-break/></text:span>沒齒難忘仇和恨，日夜只想回故鄉，大家拼命打回去，哪怕倭奴逞豪強。萬里長城萬里長，長城外面是故鄉！四萬萬同胞心一樣，新的長城萬里長。」<text:span text:style-name="T3"><text:s/><text:line-break/><text:line-break/></text:span>一萬里有多長？<text:span text:style-name="T3"><text:s/><text:line-break/><text:line-break/></text:span>隨著年長，逐漸知曉「一萬里」包覆著父母的童年與少壯，包覆著烽火慘烈與逃亡的倉徨，包覆著他倆終身不曾消亡的悲傷與懷想。<text:span text:style-name="T3"><text:s/><text:line-break/><text:line-break/></text:span>隨著年長，「築人築土一萬里，杞梁貞婦啼嗚嗚」，長城哭倒在孟姜女的血淚中，卻屹立在文化的骨髓裡。<text:span text:style-name="T3"><text:s/><text:line-break/></text:span>而後從「長城以北，引弓之國，受命單于；長城以內，冠帶之室，朕亦制之」的漢文帝，直到張揚武功，在陰山、陽山「築外城，設屯戍」的漢武帝，長城成為中華民族與外族相抗的象徵。<text:span text:style-name="T3"><text:s/><text:line-break/><text:line-break/></text:span>一萬里，五千年。<text:span text:style-name="T3"><text:s/><text:line-break/></text:span>自幼在生命中呼吸、服食的原料，終究會滋養為生命的本體本心，不論是家還是國，長城已經在時間空間裡凝化做我們生命價值的核心之一。<text:span text:style-name="T3"><text:s/><text:line-break/></text:span>若你並非如此，只因為你無能分辨、選擇自己呼吸服食的原料是什麼，是土地上的原生物，還是人工合成的舶來品，是自我清晰的消化，還是被糊塗灌食。<text:span text:style-name="T3"><text:s/><text:line-break/><text:line-break/></text:span>「詩三百，一言以蔽之：思無邪。」<text:span text:style-name="T3"><text:s/><text:line-break/></text:span>作曲的劉雪庵當年以無邪的曲子詮釋自己對家國的心志，卻在政治裡被消聲。一九八四年歌手張明敏於北京電視台春晚演唱了闊別大陸將近三十年的《長城謠》，當此時，七十九歲的劉雪庵歲月摧殘，臥病在床，雙目已盲，聞歌而淚如秋雨。<text:span text:style-name="T3"><text:s/><text:line-break/></text:span>三十載，五千年，一萬里，一生一世。<text:span text:style-name="T3"><text:s/><text:line-break/><text:line-break/></text:span>「詩言志，歌永言，聲依永，律和聲。」<text:span text:style-name="T3"><text:s/><text:line-break/></text:span>無邪的抗日民歌《長城謠》，終是在懷想裡再度揚聲中原，也於台灣被再度扭曲消聲，成為「外國歌曲」。<text:span text:style-name="T3"><text:s/><text:line-break/></text:span>政治是怎樣牽引著無邪的心志？<text:span text:style-name="T3"><text:s/><text:line-break/><text:line-break/></text:span>「諸侯用夷禮則夷之，進於中國則中國之。」歷代政權不曾遺忘修復長城，縱使入侵的異族強勢無比，萬里風化，長城內的人文總也隨著水滲沙漏，流沫潛消的融合了。<text:span text:style-name="T3"><text:s/><text:line-break/></text:span>「用夏變夷」，中華民族從來不是一個孤獨純血的民族，綿延萬里與千年，從來都是女媧的熔爐。不論政治權力如何，總歸是文化一貫綿延。<text:span text:style-name="T3"><text:s/><text:line-break/><text:line-break/></text:span>隨著時代的轉動，隨著入侵或復興，於家，於國，長城在每一世紀各有著當代相對的意義。不只是戰亂，不只是政權，是每一個中國人血肉裡滋養著的文化與懷想。<text:span text:style-name="T3"><text:s/><text:line-break/></text:span>承續著如此，《長城謠》創作於被異族踐踏的淪陷，在淪陷的當下，踐踏的當下，都是悲情的，中華民族的我們詠唱著悲情，也詠唱著祈求與希望。<text:span text:style-name="T3"><text:s/><text:line-break/></text:span>有志，詠聲。<text:span text:style-name="T3"><text:s/><text:line-break/><text:line-break/></text:span>昨日看牙歸來，計程車司機先生髮色斑白，約摸也就是我這個年紀，靜默的路途上，收音機裡流轉著我不能全懂的閩南歌，中年男人持著低沈渾厚而溫柔的聲音，伴隨著深情的曲調，呼喚著保護「台灣囡仔」的疼惜與哀傷。<text:span text:style-name="T3"><text:s/><text:line-break/></text:span>台灣的悲情與中國這兩百年的悲情本是一體，本是同源，卻逐漸愈行愈遠，切割了一體同源。<text:span text:style-name="T3"><text:s/><text:line-break/></text:span>何以致之？<text:span text:style-name="T3"><text:s/><text:line-break/><text:line-break/></text:span>回到家中，我對熊姐低唱《長城謠》。<text:span text:style-name="T3"><text:s/><text:line-break/></text:span>「媽，歌曲契合著人當下的情境與心志時，就像兩個卡榫密合的齒輪，因為太契合了，撕扯不開。很容易依循習慣在原地不斷轉動，悲情便成為證實生命存在的動力，難以震動也難以終結。聆聽的人便困在那樣的情境中不斷循環，永遠脫離不了，無能再接上時間的新齒輪，也因此，甚至不知曉自己其實處於困境之中。」<text:span text:style-name="T3"><text:s/><text:line-break/><text:line-break/></text:span>「可我在計程車上聽到的不是《長城謠》這樣的老歌，而是近年新創的歌。」<text:span text:style-name="T3"><text:s/><text:line-break/></text:span>「媽你想想，台灣明明已經富裕到奢靡浮華，創新的民歌卻被引誘著一直停留在以前的舊情境，反復著近百年前的悲情，目的是什麼？」<text:span text:style-name="T3"><text:s/><text:line-break/><text:line-break/></text:span>「我就是覺得很奇怪，至今我唱起長城謠都還會落淚，但是我心中很清楚那是歷史，已經是上個時代的情懷，我落淚是因為想念父母的苦難與對故鄉的期望，或許還有點兒戒慎恐懼於世事，但是老歌唱唱是能『民德歸厚』的，創新這樣的古早悲情有什麼意義？」<text:span text:style-name="T3"><text:s/><text:line-break/></text:span>「想要鎖著人們的思想範圍啊！這樣就看不到所有的真實，誘使人民一直停在那種哀傷與憤怒裡。」<text:span text:style-name="T3"><text:s/><text:line-break/></text:span>「得要想辦法破除。」<text:span text:style-name="T3"><text:s/><text:line-break/></text:span>「你的教學不就是這樣破除著嘛！不斷用歷史和現在的生活狀況對照比較，讓學生記得歷史的舊經驗，卻又不被困在歷史裡，但是若有人故意假裝被困，即使是教育也無可奈何。」<text:span text:style-name="T3"><text:s/><text:line-break/><text:line-break/></text:span>困在計程車裡，困在歌聲的情境中，時代的齒輪已經走到遙遠之處，一萬里，五千年，台灣仍然處於一個密閉的時間與空間。<text:span text:style-name="T3"><text:s/><text:line-break/></text:span>詩言志，歌永言，所志早已是幾十年前的意義，循環的齒輪脫離了軸與心，脫離了文化，成為破碎的舊真實，卻因為封閉的循環，執此不疑。<text:span text:style-name="T3"><text:s/><text:line-break/><text:line-break/></text:span>「詩歌是無邪的，政治卻操作了無邪。為什麼我們稍做觀察就明白的事，卻有這麼多人看不清？」<text:span text:style-name="T3"><text:s/><text:line-break/></text:span>「媽！我最不喜歡和你討論『為什麼他們會這樣』的問題，因為一百個人會有一百個理由，我們最多綜合個幾種，不可能找到全部的答案。隨他們去吧！我們先管好自己怎麼活。」<text:span text:style-name="T3"><text:s/><text:line-break/><text:line-break/></text:span>是啊！隨人之志吧！有人放眼千年，願行萬里，也有許多人，只願困在循環無休的狹隘齒輪裡，以為那樣的契合便是至誠無邪。<text:span text:style-name="T3"><text:s/><text:line-break/></text:span>緬懷一曲，也與時俱進，不論是否引商刻羽，是我的心，我的父母，我的故鄉，我的文化。<text:span text:style-name="T3"><text:s/></text:span></text:p>
      <text:p text:style-name="P2"><text:span text:style-name="T1">陳真</text:span><text:s/>  |  2021.12.05 11:27   |   <text:a xlink:type="simple" xlink:href="http://palinfo.habago.org/Entry?Command=Information_PrintForum&amp;iPage=6#FORUM41269"><text:span text:style-name="T2">#</text:span></text:a></text:p>
      <text:p text:style-name="P4">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2"><text:span text:style-name="T1">馨尹</text:span><text:s/>  |  2021.12.05 10:13   |   <text:a xlink:type="simple" xlink:href="http://palinfo.habago.org/Entry?Command=Information_PrintForum&amp;iPage=6#FORUM41268"><text:span text:style-name="T2">#</text:span></text:a></text:p>
      <text:p text:style-name="P9"><text:span text:style-name="T3">TO 123 <text:line-break/><text:line-break/><text:line-break/></text:span><text:span text:style-name="T1">西行漫步作者埃德加</text:span><text:span text:style-name="T3">·</text:span><text:span text:style-name="T1">斯</text:span>诺<text:span text:style-name="T3">1970</text:span><text:span text:style-name="T1">年訪問中國一年後，分別在美國及義大利發表文章。</text:span><text:span text:style-name="T3">1972</text:span><text:span text:style-name="T1">年作者過逝。</text:span><text:span text:style-name="T3"><text:s/><text:line-break/><text:line-break/></text:span><text:span text:style-name="T1">一九七一年四月十八日意大利《时代》周刊</text:span><text:span text:style-name="T3">---</text:span><text:span text:style-name="T1">同毛</text:span>泽东的一次交谈<text:span text:style-name="T3"><text:s/><text:line-break/></text:span><text:span text:style-name="T1">一九七一年四月三十日美国《生活》</text:span>杂志<text:span text:style-name="T3">--</text:span><text:span text:style-name="T1">我</text:span>们同毛泽东谈了话<text:span text:style-name="T3"><text:s/><text:line-break/><text:line-break/></text:span><text:span text:style-name="T1">兩篇文章毛沒有提到日本</text:span><text:span text:style-name="T3"><text:s/></text:span><text:span text:style-name="T1">，如果你另有所本，請找出來來源，否則你就是造謠胡扯。</text:span><text:span text:style-name="T3"><text:s/><text:line-break/><text:line-break/><text:line-break/></text:span><text:span text:style-name="T1">意大利《时代》周刊</text:span><text:span text:style-name="T3"><text:s/><text:line-break/></text:span><text:span text:style-name="T1">同毛</text:span>泽东的一次交谈<text:span text:style-name="T3"><text:s/><text:line-break/><text:line-break/></text:span><text:span text:style-name="T1">　　去年十月，我登上了天安门城楼，周恩</text:span>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text:span text:style-name="T3"><text:s/><text:line-break/></text:span><text:span text:style-name="T1">　　</text:span><text:span text:style-name="T3">“</text:span><text:span text:style-name="T1">全世界人民团</text:span>结起来，打败美国侵略者及其一切走狗！<text:span text:style-name="T3">” <text:line-break/></text:span><text:span text:style-name="T1">　　后</text:span>来，在毛主席七十七寿辰那天，《人民日报》发表了我们在天安门上的照片，照片的说明中把我说成是<text:span text:style-name="T3">“</text:span><text:span text:style-name="T1">美国友好人士</text:span><text:span text:style-name="T3">”</text:span><text:span text:style-name="T1">。那天这家报</text:span>纸在每天都刊登毛思想的右上角登了这样一句话，<text:span text:style-name="T3">“</text:span><text:span text:style-name="T1">全世界人民包括美国人民都是我</text:span>们的朋友。<text:span text:style-name="T3">” <text:line-break/></text:span><text:span text:style-name="T1">　　毛总是注意把各国人民同其政府的政策区分</text:span>开来，我对于自己能作为这一态度的一个象征而感到高兴。<text:span text:style-name="T3"><text:s/><text:line-break/></text:span><text:span text:style-name="T1">　　主席同我</text:span>紧紧握手表示欢迎。他比一九六五年我上一次看到他时瘦了些，但更精神了，正是在那时，他正要采取他的政治生涯中也许是最勇敢的决定，但这一点我是现在才知道的。<text:span text:style-name="T3"><text:s/><text:line-break/></text:span><text:span text:style-name="T1">　　主席</text:span>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text:span text:style-name="T3"><text:s/><text:line-break/></text:span><text:span text:style-name="T1">　　在我</text:span>们面前通过的游行队伍喊着，毛主席万岁，毛主席万岁，毛主席万万岁！很多青年人的眼里饱含着热泪。<text:span text:style-name="T3"><text:s/><text:line-break/></text:span><text:span text:style-name="T1">　　我不由得指着这怀着崇拜心情的游行</text:span>队伍问毛：<text:span text:style-name="T3"><text:s/><text:line-break/></text:span><text:span text:style-name="T1">　　</text:span><text:span text:style-name="T3">“</text:span><text:span text:style-name="T1">您</text:span>觉得所有这些怎么样？您的印象如何？<text:span text:style-name="T3">” <text:line-break/></text:span><text:span text:style-name="T1">　　主席微露嗔色，摇摇头，又</text:span>说<text:span text:style-name="T3">“</text:span><text:span text:style-name="T1">很好</text:span><text:span text:style-name="T3">”</text:span><text:span text:style-name="T1">，但看</text:span>来他不是十分满意的。这是什么意思？又过来一些游行的人把我们的谈话打断了，使他没有能回答我的问话。只是在经过几周之后，在一次长时间的谈话中，我重新提出这一问题时，毛才非常坦率地向我谈到，个人崇拜是<text:span text:style-name="T3">“</text:span>讨嫌<text:span text:style-name="T3">”</text:span><text:span text:style-name="T1">的。我这才发</text:span>现，在十月的那天，他的反应并不是赞成那些成千上万双手里拿着用来赞扬毛语录的画面、旗子和鲜花的。<text:span text:style-name="T3"><text:s/><text:line-break/></text:span><text:span text:style-name="T1">　　</text:span>问题仍然是重建党和重建国家的领导机构。据周恩来说，原来的党员恢复组织生活得占百分之九十五，而很多很有经验的干部正在等待重新任命职务。<text:span text:style-name="T3"><text:s/><text:line-break/></text:span><text:span text:style-name="T1">　　当然，党的核心形式上在一九六九年四月就已经建立起</text:span>来，那时，九大选出了新的中央委员会。但是，那时大量的老干部还在公社或者五<text:span text:style-name="T3">-</text:span><text:span text:style-name="T1">七干校（毛发出有</text:span>关指示的日子）劳动。最严重的情况是，他们还得等待<text:span text:style-name="T3">“</text:span><text:span text:style-name="T1">解放</text:span><text:span text:style-name="T3">”</text:span><text:span text:style-name="T1">，还要令人</text:span>满意地完成<text:span text:style-name="T3">“</text:span><text:span text:style-name="T1">斗、批、改</text:span><text:span text:style-name="T3">”</text:span><text:span text:style-name="T1">的三个</text:span>阶段才能得到解放。另外一些干部被送去进行正常的思想教育，这是所有的党员都应该定期接受的教育。<text:span text:style-name="T3"><text:s/><text:line-break/></text:span><text:span text:style-name="T1">　　同时，从家庭</text:span>开始对新宪法进行全国性的讨论，新宪法号召要提高警惕，要进行群众性的大批判。新宪法的通过同第四届人大召开将一起使文化大革命达到最高峰。新宪法说中国是<text:span text:style-name="T3">“</text:span><text:span text:style-name="T1">中国共</text:span>产党领导的<text:span text:style-name="T3">”“</text:span><text:span text:style-name="T1">无</text:span>产阶级专政的社会主义国家<text:span text:style-name="T3">”</text:span><text:span text:style-name="T1">。七月一日将庆祝中国共</text:span>产党的五十周年，那时，通过在形式上重建省委<text:span text:style-name="T3">——</text:span><text:span text:style-name="T1">这是</text:span><text:span text:style-name="T3">“</text:span><text:span text:style-name="T1">改</text:span><text:span text:style-name="T3">”</text:span><text:span text:style-name="T1">的象征</text:span><text:span text:style-name="T3">————</text:span><text:span text:style-name="T1">以及全国团</text:span>结，政权的恢复，重建工作将完成。<text:span text:style-name="T3"><text:s/><text:line-break/><text:line-break/></text:span><text:span text:style-name="T1">　　</text:span><text:span text:style-name="T3">“</text:span><text:span text:style-name="T1">走</text:span>资派<text:span text:style-name="T3">”</text:span><text:span text:style-name="T1">刘接受挑战</text:span><text:span text:style-name="T3"><text:s/><text:line-break/><text:line-break/></text:span><text:span text:style-name="T1">　　一九六六年党</text:span>瘫痪到最严重程度时，重建的进程是很困难很艰巨的，那时，文化革命发展到了摧毁党的地步。<text:span text:style-name="T3"><text:s/><text:line-break/></text:span><text:span text:style-name="T1">　　</text:span>为什么这样强大的党的创建者和公认的天才领袖要<text:span text:style-name="T3">“</text:span><text:span text:style-name="T1">断然粉碎这个党</text:span><text:span text:style-name="T3">”</text:span><text:span text:style-name="T1">呢？这不是毛原</text:span>来的打算，他只是要把<text:span text:style-name="T3">“</text:span><text:span text:style-name="T1">一小撮</text:span><text:span text:style-name="T3">”</text:span><text:span text:style-name="T1">人清除出</text:span>权力结构。但是，最后触及到了很多高级领导人和毛的一些最老的同事。为首的是刘少奇，他是党的第一副主席，国家主席。<text:span text:style-name="T3"><text:s/><text:line-break/></text:span><text:span text:style-name="T1">　　毛</text:span>泽东永远是党的主席，刘是他的第一<text:span text:style-name="T3">“</text:span><text:span text:style-name="T1">副主席</text:span><text:span text:style-name="T3">”</text:span><text:span text:style-name="T1">。但是，一九六四年，毛失去了对他的</text:span><text:span text:style-name="T3">“</text:span>继任人<text:span text:style-name="T3">”</text:span>们组成的大部分机构，首先是国家机构的实际控制。比如，一九六五年，他甚至不能在北京的党报上发表一篇重要的文章，文章的目的是开始文化革命的宣传阶段。毛不得不以小册子的方式在上海发表它。<text:span text:style-name="T3"><text:s/><text:line-break/></text:span><text:span text:style-name="T1">　　刘及其在中央委</text:span>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text:span text:style-name="T3">“</text:span>专家<text:span text:style-name="T3">”</text:span>来提高技术水平，搞政治为经济权利和技术权利服务。他们主张扩大国家信贷（以及国家债务），而不是<text:span text:style-name="T3">“</text:span><text:span text:style-name="T1">大跃</text:span>进<text:span text:style-name="T3">”</text:span><text:span text:style-name="T1">，不是以</text:span>积极的劳动的思想热情来作资本。<text:span text:style-name="T3"><text:s/><text:line-break/></text:span><text:span text:style-name="T1">　　在</text:span>讨论后来成为毛的文化革命的纲领的文件时最后摊牌了。在一次决定性的冲突中，刘顽固地反对毛的第一点、也是最基本的一点：<text:span text:style-name="T3">“</text:span><text:span text:style-name="T1">斗垮走</text:span>资本主义道路的当权派，批判资产阶级的反动学术<text:span text:style-name="T3">“</text:span>权威<text:span text:style-name="T3">””</text:span><text:span text:style-name="T1">，批判</text:span>资产阶级和一切剥削阶级的意识形态，改革教育，改革文艺，改革一切不适应社会主义经济基础的上层建筑<text:span text:style-name="T3">……” <text:line-break/></text:span><text:span text:style-name="T1">　　刘面</text:span>临的一个选择：要么粉碎自己的机构，要么进行较量。他没有放弃挑战。一九六五年一月二十五日，而不是在此之前，毛决定，刘必须下台。至少是一个高级负责人对我谈了这一点。<text:span text:style-name="T3"><text:s/><text:line-break/></text:span><text:span text:style-name="T1">　　毛</text:span>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text:span text:style-name="T3">——</text:span><text:span text:style-name="T1">四七年）的精神，那时，一种平等的思想主宰那个时代，那时，毛的思想和党的首</text:span>脑们教育党员们去争取最后的胜利。<text:span text:style-name="T3"><text:s/><text:line-break/></text:span><text:span text:style-name="T1">　　</text:span>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text:span text:style-name="T3"><text:s/><text:line-break/><text:line-break/></text:span><text:span text:style-name="T1">　　</text:span>训练大家使用武器<text:span text:style-name="T3"><text:s/><text:line-break/><text:line-break/></text:span><text:span text:style-name="T1">　　因此，毛的信念所提出的第一个</text:span>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text:span text:style-name="T3"><text:s/></text:span><text:span text:style-name="T1">全国办成一个大学校，学</text:span>习用人民战争反对美帝国主义和苏联社会帝国主义。<text:span text:style-name="T3"><text:s/><text:line-break/></text:span><text:span text:style-name="T1">　　还</text:span>讨论到了很多次要的问题和一些政治问题，但上面提到的两个问题是基本的。现在，人们说，刘和毛从一开始就代表着<text:span text:style-name="T3">“</text:span><text:span text:style-name="T1">两条路</text:span>线<text:span text:style-name="T3">”</text:span><text:span text:style-name="T1">。毫无疑</text:span>问，<text:span text:style-name="T3">“</text:span><text:span text:style-name="T1">两条路</text:span>线<text:span text:style-name="T3">”</text:span><text:span text:style-name="T1">是存在的。据毛</text:span>说，在党由两个人领导的四十五年里，也存在这样的情况，<text:span text:style-name="T3">“</text:span><text:span text:style-name="T1">非对抗性矛盾（逐步）变成了对抗性矛盾</text:span><text:span text:style-name="T3">”</text:span><text:span text:style-name="T1">（不可</text:span>调和的矛盾）。是个人争权的斗争吗？人情的因素是不能完全同客观政治现实分开的，但是，毫无疑问，毛和刘之间的冲突首先是由于，两个人对于伟大的中国革命的方法和目标的考虑在实质上是不相同的。<text:span text:style-name="T3"><text:s/><text:line-break/></text:span><text:span text:style-name="T1">　　</text:span>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text:span text:style-name="T3">“</text:span><text:span text:style-name="T1">在任何时候、任何情况下，</text:span>谁反对毛主席、谁反对毛泽东思想，就全党共讨之，全国共诛之。<text:span text:style-name="T3">” <text:line-break/></text:span><text:span text:style-name="T1">　　</text:span>现在的事实是，毛泽东思想终于把全国动员到如下这样的目标上来：加速消灭城乡差别<text:span text:style-name="T3">;</text:span><text:span text:style-name="T1">提高生活水平和文化水平；工人、农民、士兵、党的官</text:span>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text:span text:style-name="T3"><text:s/><text:line-break/></text:span><text:span text:style-name="T1">　　这就是一切？是的，但还有别的。我只是</text:span>简单地转述了我从官员、毛思想的积极分子以及受过毛思想的<text:span text:style-name="T3">“</text:span><text:span text:style-name="T1">再教育</text:span><text:span text:style-name="T3">”</text:span><text:span text:style-name="T1">的人那里听</text:span>来的话。我也是用毛思想来解释文化革命过去是怎么回事、现在又是怎么回事的。<text:span text:style-name="T3"><text:s/><text:line-break/><text:line-break/></text:span><text:span text:style-name="T1">　　梦想参</text:span>军<text:span text:style-name="T3"><text:s/><text:line-break/><text:line-break/></text:span><text:span text:style-name="T1">　　从林彪在党的九大宣布</text:span><text:span text:style-name="T3">“</text:span><text:span text:style-name="T1">无</text:span>产阶级文化大革命取得了伟大胜利<text:span text:style-name="T3">”</text:span><text:span text:style-name="T1">至今两年以</text:span>来，几乎占人口百分之九十七的非党群众在今天是如何生活得呢？<text:span text:style-name="T3"><text:s/><text:line-break/></text:span><text:span text:style-name="T1">　　幼儿园的</text:span>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text:span text:style-name="T3">“</text:span><text:span text:style-name="T1">时兴</text:span><text:span text:style-name="T3">”</text:span><text:span text:style-name="T1">服装</text:span>绝对是无产阶级化的。在城市里，农民和知识分子越来越难区分，象街道是干净整齐的一样，这两种人都是干净整齐的。<text:span text:style-name="T3"><text:s/><text:line-break/></text:span><text:span text:style-name="T1">　　人</text:span>们纯朴自然，言谈行动彬彬有礼。今天，群众都更多地受到教育；几乎所有的儿童都上学；在很多工厂里，工人都是中学毕业生。由于在过去二十年里载了许多树，城市变得漂亮起来；对农业的全面改造正改变着农村的旧面貌。<text:span text:style-name="T3"><text:s/><text:line-break/></text:span><text:span text:style-name="T1">　　中国</text:span>显然是从未有过地富裕起来，但不是个人富裕。<text:span text:style-name="T3"><text:s/><text:line-break/></text:span><text:span text:style-name="T1">　　人</text:span>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text:span text:style-name="T3">“</text:span><text:span text:style-name="T1">道德的渊</text:span>薮<text:span text:style-name="T3">”</text:span><text:span text:style-name="T1">。</text:span><text:span text:style-name="T3"><text:s/><text:line-break/></text:span><text:span text:style-name="T1">　　我看到，工</text:span>资稍有变动，即低工资和中等工资略有增加，高工资稍有缩减。<text:span text:style-name="T3"><text:s/><text:line-break/></text:span><text:span text:style-name="T1">　　在十几个大城市里，在一些省城和公社里我看到，消</text:span>费品很好，售价比一九六五年低或者几乎相等。<text:span text:style-name="T3"><text:s/><text:line-break/></text:span><text:span text:style-name="T1">　　粮食、食油和棉布都是定量供</text:span>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text:span text:style-name="T3"><text:s/><text:line-break/></text:span><text:span text:style-name="T1">　　普通人一家也</text:span>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text:span text:style-name="T3"><text:s/><text:line-break/></text:span><text:span text:style-name="T1">　　除了这一切以外，只要对文化革命</text:span>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text:span text:style-name="T3"><text:s/><text:line-break/><text:line-break/>----------------------------------------------------------- <text:line-break/></text:span><text:span text:style-name="T1">　　</text:span><text:span text:style-name="T3"><text:s/><text:line-break/></text:span><text:span text:style-name="T1">美国《生活》</text:span>杂志<text:span text:style-name="T3"><text:s/><text:line-break/><text:line-break/></text:span><text:span text:style-name="T1">毛</text:span>泽东的一次交谈<text:span text:style-name="T3"><text:s/><text:line-break/><text:line-break/></text:span><text:span text:style-name="T1">　　毛</text:span>泽东主席在去年十二月十八日在北京同我进行的一次长达五小时的谈话中，表述了他对中美关系、中俄关系和对外关系方面的其他一些问题以及对无产阶级文化大革命及其后果的一些看法。<text:span text:style-name="T3"><text:s/><text:line-break/></text:span><text:span text:style-name="T1">　　主席批</text:span>评了对毛<text:span text:style-name="T3">“</text:span><text:span text:style-name="T1">个人崇拜</text:span><text:span text:style-name="T3">”</text:span><text:span text:style-name="T1">的</text:span>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text:span text:style-name="T3"><text:s/><text:line-break/></text:span><text:span text:style-name="T1">　　毛主席强</text:span>调说，他不希望进行接见记者式的谈话。我们进行的是一次交谈。但是，只是在最近我才能够证实他不反对在不直接引用原话的情况下发表他的某些意见。<text:span text:style-name="T3"><text:s/><text:line-break/></text:span><text:span text:style-name="T1">　　那是在清晨。我</text:span>们共进了早餐，一直谈到一点左右。<text:span text:style-name="T3"><text:s/><text:line-break/></text:span><text:span text:style-name="T1">　　毛</text:span>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text:span text:style-name="T3"><text:s/><text:line-break/></text:span><text:span text:style-name="T1">　　我</text:span>们讨论了我写的关于我们上次一九六五年一月谈话的报道，在那篇报道中，我曾写道，他承认中国确有<text:span text:style-name="T3">“</text:span><text:span text:style-name="T1">个人崇拜</text:span><text:span text:style-name="T3">”</text:span><text:span text:style-name="T1">。因</text:span>为我写了这一点，有些人曾批评过我。<text:span text:style-name="T3"><text:s/><text:line-break/></text:span><text:span text:style-name="T1">　　他</text:span>说，那些反对我在一九六七年和一九六八年重访中国的官员都属于一个极左集团的，这个集团曾一度夺了外交部的权，但是，他们都早就被全部清除了。毛继续说，在我们一九六五年进行谈话的时候，许多权力<text:span text:style-name="T3">——</text:span><text:span text:style-name="T1">各个省、各个地方党委内，特别是北京市党委内的宣</text:span>传工作地权力<text:span text:style-name="T3">——</text:span><text:span text:style-name="T1">他都管不了了。正因</text:span>为如此，他那时曾说过需要有更多的个人崇拜，以便鼓动群众去摧毁反毛的、党的官僚机构。<text:span text:style-name="T3"><text:s/><text:line-break/></text:span><text:span text:style-name="T1">　　今天，情况不同了。主席</text:span>说，所谓<text:span text:style-name="T3">“</text:span><text:span text:style-name="T1">四个</text:span>伟大<text:span text:style-name="T3">”——</text:span><text:span text:style-name="T1">对毛本人的称号</text:span><text:span text:style-name="T3">——“</text:span>伟大的导师、伟大的领袖、伟大的统帅、伟大的舵手<text:span text:style-name="T3">”</text:span>讨嫌。总有一天要统统去掉。只剩下<text:span text:style-name="T3">“TEACHER</text:span><text:span text:style-name="T1">（</text:span>导师<text:span text:style-name="T3"><text:s/></text:span><text:span text:style-name="T1">）</text:span><text:span text:style-name="T3">”</text:span><text:span text:style-name="T1">这个</text:span>词，就是教员。毛历来是当教员的，现在还是教员。甚至在他成为共产主义者之前，他就是长沙的一个小学教员。其他的称号一概辞去。<text:span text:style-name="T3"><text:s/><text:line-break/></text:span><text:span text:style-name="T1">　　我</text:span>说：<text:span text:style-name="T3">“</text:span><text:span text:style-name="T1">我常常想，不知道那些呼毛口号最响，</text:span>挥动旗子最起劲的人，是不是<text:span text:style-name="T3">——</text:span><text:span text:style-name="T1">就象有些人所</text:span>说的<text:span text:style-name="T3">——</text:span><text:span text:style-name="T1">在打着</text:span>红旗反红旗。<text:span text:style-name="T3">” <text:line-break/></text:span><text:span text:style-name="T1">　　毛点点头。他</text:span>说，这些人分三种。一种是真心实意的。第二种是随大流的<text:span text:style-name="T3">——</text:span><text:span text:style-name="T1">因</text:span>为别人喊<text:span text:style-name="T3">“</text:span><text:span text:style-name="T1">万</text:span>岁<text:span text:style-name="T3">”</text:span><text:span text:style-name="T1">，他</text:span>们也跟着喊。第三种人是伪君子。我（按：指斯诺）没有受这一套的骗是对的。<text:span text:style-name="T3"><text:s/><text:line-break/></text:span><text:span text:style-name="T1">　　我</text:span>说：<text:span text:style-name="T3">“</text:span><text:span text:style-name="T1">我</text:span>记得，就是你一九四九年进北京之前，中央委员会通过了一个决议<text:span text:style-name="T3">——</text:span><text:span text:style-name="T1">据</text:span>说是根据你的建议<text:span text:style-name="T3">——</text:span><text:span text:style-name="T1">禁止用任何人的名字</text:span>来命名街道、城市或地方。<text:span text:style-name="T3">” <text:line-break/></text:span><text:span text:style-name="T1">　　他</text:span>说，是的，他们避免了这种做法；但是，其他的崇拜形式出现了。有那么多的标语、画像和石膏像。红卫兵坚持说，如果你周围没有这些东西，你就是反毛。在过去几年中，有必要搞点个人崇拜。现在没有这种必要了，应当降温了。<text:span text:style-name="T3"><text:s/><text:line-break/></text:span><text:span text:style-name="T1">　　他接着</text:span>说，但是，难道美国人就没有自己的个人崇拜吗？各个州的州长、各届总统和内阁各个成员没有<text:span text:style-name="T3"><text:s/><text:line-break/></text:span><text:span text:style-name="T1">　　一些人去崇拜他，他怎么能干下去呢？总是有人希望受人崇拜，也总有人愿意崇拜别人。他</text:span>问我说，如果没有人读你的书和文章，你会高兴吗？总要有点个人崇拜嘛。<text:span text:style-name="T3"><text:s/><text:line-break/></text:span><text:span text:style-name="T1">　　毛主席对这种有</text:span>关神和上帝的现象<text:span text:style-name="T3">——</text:span><text:span text:style-name="T1">人需要被人崇拜，也需要崇拜被人</text:span><text:span text:style-name="T3">——</text:span>显然考虑过很多。在以前的访问中，他曾详细谈过这个问题。<text:span text:style-name="T3"><text:s/><text:line-break/></text:span><text:span text:style-name="T1">　　我</text:span>说：<text:span text:style-name="T3">“</text:span><text:span text:style-name="T1">伏尔泰曾写道，如果没有上帝，人类也必</text:span>须造一个。在那个时代，如果他表示他是一个彻底的无神论者，他就可能掉脑袋。<text:span text:style-name="T3">” <text:line-break/></text:span><text:span text:style-name="T1">　　毛同意，</text:span>许多人因为说了比这要轻得多的话就掉了脑袋。<text:span text:style-name="T3"><text:s/><text:line-break/></text:span><text:span text:style-name="T1">　　我</text:span>说：<text:span text:style-name="T3">“</text:span><text:span text:style-name="T1">自那时以</text:span>来我们已经取得了一些进步。人类已经在一些事情上改变了上帝的观点。其中一件事就是节制生育，在这个问题上，中国现在同五年前或者十年以前比较起来有了很大的变化。<text:span text:style-name="T3">” <text:line-break/></text:span><text:span text:style-name="T1">　　他</text:span>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text:span text:style-name="T3"><text:s/><text:line-break/></text:span><text:span text:style-name="T1">　　主席</text:span>说，要男女完全平等，现在不可能。但是在中国人和美国人之间无需有偏见。可以相互尊重和平等。他说他寄很大希望于这两国人民。<text:span text:style-name="T3"><text:s/><text:line-break/></text:span><text:span text:style-name="T1">　　如果苏联不行，那么他将寄希望于美国人民。单是美国就有两亿多人口。生</text:span>产已经高于各个国家，教育普及。他将高兴看到在那里出现一个党来领导革命，虽然他并不预料在最近的将来就会出现。<text:span text:style-name="T3"><text:s/><text:line-break/></text:span><text:span text:style-name="T1">　　他</text:span>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text:span text:style-name="T3"><text:s/><text:line-break/></text:span><text:span text:style-name="T1">　　他</text:span>说，遗撼的是我（按：指斯诺）代表不了美国；我不是一个垄断资本家。我能够解决台湾问题吗？何必那么僵着？蒋介石还没有死。但是台湾关尼克松什么事？这个问题是杜鲁门和艾奇逊搞的。<text:span text:style-name="T3"><text:s/><text:line-break/></text:span><text:span text:style-name="T1">　　有一点提一下也</text:span>许是适宜的<text:span text:style-name="T3">——</text:span><text:span text:style-name="T1">这并不是我同毛主席</text:span>谈话内容的一部分<text:span text:style-name="T3">——</text:span><text:span text:style-name="T1">这就是：在北京的外国外交官去年了解到，某些中国人当时正在</text:span>转达华盛顿给中国政府的信。这种联系旨在向中国领导人说明尼克松先生对亚洲的<text:span text:style-name="T3">“</text:span><text:span text:style-name="T1">新看法</text:span><text:span text:style-name="T3">”</text:span><text:span text:style-name="T1">。据</text:span>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text:span text:style-name="T3">-</text:span><text:span text:style-name="T1">贝当古，第二个是戴高</text:span>乐政权时的总理莫里斯<text:span text:style-name="T3">-</text:span>顾夫<text:span text:style-name="T3">-</text:span><text:span text:style-name="T1">德姆</text:span>维尔。莫<text:span text:style-name="T3">-</text:span>顾夫<text:span text:style-name="T3">-</text:span><text:span text:style-name="T1">德姆</text:span>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text:span text:style-name="T3"><text:s/><text:line-break/></text:span><text:span text:style-name="T1">　　与此同时，其他外交官很活跃。一位已经</text:span>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text:span text:style-name="T3"><text:s/><text:line-break/></text:span><text:span text:style-name="T1">　　我必</text:span>须再次强调，上述背景情况中没有任何情况是毛泽东向我提供的。<text:span text:style-name="T3"><text:s/><text:line-break/></text:span><text:span text:style-name="T1">　　在我</text:span>们谈话的时候，主席再次向我追述说，教给中国人民进行革命的正是日本军国主义者。由于他们的侵略，他们激起了中国人民进行战斗，并且帮助了中国的社会主义取得统治地位。<text:span text:style-name="T3"><text:s/><text:line-break/></text:span><text:span text:style-name="T1">　　我提到几天前西哈努克亲王曾对我</text:span>说：<text:span text:style-name="T3">“</text:span><text:span text:style-name="T1">尼克松是毛</text:span>泽东最好的代理人。他对柬埔寨炸得越凶，他就越使更多的人变成共产党人。他是他们最好的弹药运输人。<text:span text:style-name="T3">”</text:span><text:span text:style-name="T1">毛</text:span>泽东同意说，是的，他喜欢那样的帮助。<text:span text:style-name="T3"><text:s/><text:line-break/></text:span><text:span text:style-name="T1">　　我提醒他</text:span>说，两个月前天安门广场举行<text:span text:style-name="T3">“</text:span><text:span text:style-name="T1">十一</text:span><text:span text:style-name="T3">”</text:span><text:span text:style-name="T1">游行时我同他的</text:span>谈话的过程中，他曾告诉我，他<text:span text:style-name="T3">“</text:span><text:span text:style-name="T1">不</text:span>满意目前的情况<text:span text:style-name="T3">”</text:span><text:span text:style-name="T1">。我</text:span>请他解释他那番话的意思。<text:span text:style-name="T3"><text:s/><text:line-break/></text:span><text:span text:style-name="T1">　　他回答</text:span>说，文化大革命中有两件事他很不赞成。一个是讲假话。有人一面说要文斗，不要武斗，而实际上却在桌子下面踢人家一脚，然后把脚收回来。当被踢的那个人问他：<text:span text:style-name="T3">“</text:span><text:span text:style-name="T1">你</text:span>为什么踢我啊<text:span text:style-name="T3">”</text:span><text:span text:style-name="T1">他又</text:span>说：<text:span text:style-name="T3">“</text:span><text:span text:style-name="T1">我没有踢你啊，你看，我的脚不是还在这里</text:span>吗？<text:span text:style-name="T3">”</text:span><text:span text:style-name="T1">毛</text:span>说，这是讲假话。后来，文化大革命中的冲突发展成了打派仗<text:span text:style-name="T3">——</text:span>开始用长矛，后来用步枪，，又用迫击炮。外国人讲中国大乱，不是假话，是真的，武斗。<text:span text:style-name="T3"><text:s/><text:line-break/></text:span><text:span text:style-name="T1">　　主席很不高兴的另一件事是虐待</text:span><text:span text:style-name="T3">“</text:span><text:span text:style-name="T1">俘</text:span>虏<text:span text:style-name="T3">”——</text:span><text:span text:style-name="T1">即罢了官和接受再教育的党</text:span>员和其他人。解放军的老办法<text:span text:style-name="T3">——</text:span>释放俘虏并发给路费回家，这曾使许多敌人士兵受到感化而志愿参加他们的队伍<text:span text:style-name="T3">——</text:span><text:span text:style-name="T1">常常被忽视了。</text:span><text:span text:style-name="T3"><text:s/><text:line-break/></text:span><text:span text:style-name="T1">　　毛</text:span>泽东最后说，如果一个人不讲真话，他怎么能到别人的信任呢？谁信任你啊？朋友之间也是这样。<text:span text:style-name="T3"><text:s/><text:line-break/></text:span><text:span text:style-name="T1">　　我</text:span>问道：<text:span text:style-name="T3">“</text:span><text:span text:style-name="T1">俄国人害怕中国人</text:span>吗？<text:span text:style-name="T3">” <text:line-break/></text:span><text:span text:style-name="T1">　　他回答</text:span>说，有人是这样说，但是他们为什么要害怕呢？中国的原子弹只有这么大（毛伸出他的小手指），而俄国的原子弹有那么大（他伸出他的拇指）。俄国和美国的原子弹加起来（他把两个拇指并在一起）有这么大。<text:span text:style-name="T3"><text:s/><text:line-break/></text:span><text:span text:style-name="T1">　　但是</text:span><text:span text:style-name="T3"><text:s/></text:span><text:span text:style-name="T1">从长</text:span>远的观点来看，俄国人害怕中国吗？<text:span text:style-name="T3"><text:s/><text:line-break/></text:span><text:span text:style-name="T1">　　他回答</text:span>说，听说他们有点怕。即使一个人的房子里有几只老鼠，这个人也可能吓坏了，怕老鼠吃掉他的糖果。比如，中国挖防空洞，俄国人因而感到不安。但是如果中国人钻防空洞，他们怎么能够打别人呢？<text:span text:style-name="T3"><text:s/><text:line-break/></text:span><text:span text:style-name="T1">　　至于意</text:span>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text:span text:style-name="T3"><text:s/><text:line-break/></text:span><text:span text:style-name="T1">　　他</text:span>说，俄国人瞧不起中国人，也瞧不起许多国家的人民。他们以为，只要他们一句话，大家就都会听从。<text:span text:style-name="T3"><text:s/><text:line-break/></text:span><text:span text:style-name="T1">　　他</text:span>们不相信也有不听的，其中一个就是鄙人。尽管中俄意识形态的分歧现在是不可调和的（正如他们在柬埔寨问题上采取互相矛盾的政策所表明的那样），但是他们最终还是可以解决他们国家之间的问题的。<text:span text:style-name="T3"><text:s/><text:line-break/></text:span><text:span text:style-name="T1">　　毛主席再次提到美国</text:span>说，中国应该学美国把责任和财富分散到五十个州的那种发展办法。中央政府不能什么事都干。中国必须依靠地区和地方的积极性。<text:span text:style-name="T3"><text:s/><text:line-break/></text:span><text:span text:style-name="T1">　　通过这次和其他几次非正式的交</text:span>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span text:style-name="T3"><text:s/><text:line-break/>------------------ <text:line-break/><text:line-break/><text:line-break/></text:span><text:span text:style-name="T1">另外</text:span><text:span text:style-name="T3"><text:s/><text:line-break/></text:span><text:span text:style-name="T1">在</text:span><text:span text:style-name="T3">1937</text:span><text:span text:style-name="T1">年出版的西行漫記裡毛談到抗日戰爭，這是在日本侵華全面戰爭的前一年。</text:span><text:span text:style-name="T3"><text:s/><text:line-break/><text:line-break/><text:line-break/></text:span><text:span text:style-name="T1">三</text:span><text:span text:style-name="T3"><text:s/></text:span>论抗日战争<text:span text:style-name="T3"><text:s/><text:line-break/>“</text:span><text:span text:style-name="T1">这一切以及其他的因素，是决定战争的条件，使我</text:span>们可以对日本的堡垒和战略根据地作最后的决定性的攻击，将日本占领军赶出中国。<text:span text:style-name="T3"><text:s/><text:line-break/>“</text:span><text:span text:style-name="T1">至于</text:span>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text:span text:style-name="T3">‘</text:span>军火运输队<text:span text:style-name="T3">’</text:span><text:span text:style-name="T1">。如果全中国人民联合起</text:span>来抗日，那末，运用这种战术来取得我们的军火的可能性就更加无限了！<text:span text:style-name="T3"><text:s/><text:line-break/></text:span><text:span text:style-name="T1">我</text:span>问：<text:span text:style-name="T3">“</text:span><text:span text:style-name="T1">你</text:span>认为这样的战争要打多久？<text:span text:style-name="T3">” <text:line-break/></text:span><text:span text:style-name="T1">答：</text:span><text:span text:style-name="T3">“</text:span><text:span text:style-name="T1">那就是</text:span>坚决地、断然地坚持对日本侵略进行抗战。此外，它还要求遵守我们在呼吁建立民主共和国和国防政府的宣言中所提出的各点。<text:span text:style-name="T3">” <text:line-break/>“</text:span><text:span text:style-name="T1">这并不是</text:span>说要放弃战略要冲，只要认为有利，战略要冲还是应该用阵地战来保卫的。但中心战略却比必须是运动战，而着重依靠游击队战术。深垒战必须利用，但这在战略上只是辅助的和次要的。<text:span text:style-name="T3">” <text:line-break/></text:span><text:span text:style-name="T1">我突然想起第二天早上八点有一个</text:span>约会要参观红军大学<text:span text:style-name="T3">——</text:span><text:span text:style-name="T1">要考察中国共</text:span>产党人抗日情绪的<text:span text:style-name="T3">“</text:span>诚意<text:span text:style-name="T3">”</text:span><text:span text:style-name="T1">，这个地方大概是最合适不过了。</text:span><text:span text:style-name="T3"><text:s/><text:line-break/></text:span>问：<text:span text:style-name="T3">“</text:span><text:span text:style-name="T1">在实际上，苏</text:span>维埃政府和红军怎样才能跟国民党军队合作抗日呢？在对外战争中，所有的中国军队，是必须放在统一指挥之下的。如果最高军事会议有红军代表，红军是否愿意遵守它的政治和军事的决定？<text:span text:style-name="T3">” <text:line-break/></text:span><text:span text:style-name="T1">这样的人会是真的在</text:span>认真地考虑战争吗？<text:span text:style-name="T3"><text:s/><text:line-break/></text:span>问：<text:span text:style-name="T3">“</text:span><text:span text:style-name="T1">一旦发生中日战争，你想日本会不会发生革命呢？</text:span><text:span text:style-name="T3">” <text:line-break/></text:span><text:span text:style-name="T1">白崇禧、李宗仁、</text:span>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text:span text:style-name="T3"><text:s/><text:line-break/>“</text:span><text:span text:style-name="T1">必</text:span>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text:span text:style-name="T3"><text:s/><text:line-break/></text:span><text:span text:style-name="T1">答：</text:span><text:span text:style-name="T3">“</text:span><text:span text:style-name="T1">是的。只要它是真正抗日的，我</text:span>们的政府将全心全意遵守这样一个会议的决定。<text:span text:style-name="T3">” <text:line-break/>“</text:span><text:span text:style-name="T1">你</text:span>认为在什么条件下，中国人民才能够消耗和打败日本的军队？<text:span text:style-name="T3">”</text:span><text:span text:style-name="T1">我</text:span>问。<text:span text:style-name="T3"><text:s/><text:line-break/></text:span><text:span text:style-name="T1">答：</text:span><text:span text:style-name="T3">“</text:span><text:span text:style-name="T1">战略</text:span>应该是一种在一条很长的、流动的、不定的战线上进行运９９ｌｉｂ<text:span text:style-name="T3">•</text:span><text:span text:style-name="T1">ｎｅｔ动战的战略，战略的成功完全要靠在地形险阻的地方保持高度机动性，其特点是</text:span>进攻和退却都要迅速，集中和分散都要迅速。这将是一种大规模的运动战，而不是深壕、重兵和坚垒的单纯阵地战。我们的战略和战术必须依作战的地形来决定，而这就决定了运动战。<text:span text:style-name="T3"><text:s/><text:line-break/>“</text:span><text:span text:style-name="T1">除了中国正</text:span>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text:span text:style-name="T3"><text:s/><text:line-break/>“</text:span><text:span text:style-name="T1">战争的</text:span>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text:span text:style-name="T3"><text:s/><text:line-break/></text:span><text:span text:style-name="T1">时间已经过了早晨两点，我精疲力尽，但在毛</text:span>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text:span text:style-name="T3"><text:s/><text:line-break/>“</text:span><text:span text:style-name="T1">在抗日战争中，中国人民会有比</text:span>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text:span text:style-name="T3"><text:s/><text:line-break/>“</text:span><text:span text:style-name="T1">有</text:span>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text:span text:style-name="T3">http://www.99lib.net</text:span><text:span text:style-name="T1">的经济</text:span>资源超过我们好几倍，他们还得到外界物资上的援助。可是，为什么红军还能节节获胜，它不仅能够存在到今天，而且还能增加它的力量？<text:span text:style-name="T3"><text:s/><text:line-break/></text:span><text:span text:style-name="T1">答：</text:span><text:span text:style-name="T3">“</text:span><text:span text:style-name="T1">日本的革命不仅是可能的，而且是一定的。在日</text:span>军一遭到严重的失败，革命就不可避免地马上要开始发生了。<text:span text:style-name="T3">” <text:line-break/></text:span>问：<text:span text:style-name="T3">“</text:span><text:span text:style-name="T1">怎样才能最好的武装人民、</text:span>组织人民和训练人民来参加这样的战争？<text:span text:style-name="T3">” <text:line-break/></text:span>问：<text:span text:style-name="T3">“</text:span><text:span text:style-name="T1">中国人民的当前任务是</text:span>夺回丢给日本帝国主义的全部失地，还是只将日本赶出华北和长城以北的中国领土？<text:span text:style-name="T3">” <text:line-break/></text:span><text:span text:style-name="T1">毛</text:span>泽东继续说：<text:span text:style-name="T3">“</text:span><text:span text:style-name="T1">从地理方面</text:span>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text:span text:style-name="T3"><text:s/><text:line-break/></text:span><text:span text:style-name="T1">一九三六年七月十六日，我坐在毛</text:span>泽东住处里面一条没有靠背的方凳上。时间已过了晚上九点，<text:span text:style-name="T3">“</text:span><text:span text:style-name="T1">熄灯号</text:span><text:span text:style-name="T3">”</text:span><text:span text:style-name="T1">已经吹过，几乎所有的灯火已经熄</text:span>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text:span text:style-name="T3"><text:s/><text:line-break/></text:span>问：<text:span text:style-name="T3">“</text:span><text:span text:style-name="T1">你对这样一</text:span>场战争在军事上和政治上的可能发展趋势有怎么样的看法？<text:span text:style-name="T3">” <text:line-break/></text:span><text:span text:style-name="T1">这里不妨插一句，就是这种战略一般</text:span>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text:span text:style-name="T3"><text:s/><text:line-break/></text:span><text:span text:style-name="T1">九</text:span><text:span text:style-name="T3">*</text:span><text:span text:style-name="T1">九</text:span><text:span text:style-name="T3">*</text:span><text:span text:style-name="T1">藏</text:span><text:span text:style-name="T3">*</text:span>书<text:span text:style-name="T3">*</text:span><text:span text:style-name="T1">网答：</text:span><text:span text:style-name="T3">“</text:span><text:span text:style-name="T1">是的。我</text:span>们的军队当然不会开入抗日军队所驻扎的任何区域的<text:span text:style-name="T3">——</text:span><text:span text:style-name="T1">我</text:span>们在过去也不曾这样做过。红军决不会乘机利用战时的情势。<text:span text:style-name="T3">” <text:line-break/></text:span>问：<text:span text:style-name="T3">“</text:span><text:span text:style-name="T1">在这次</text:span><text:span text:style-name="T3">‘</text:span><text:span text:style-name="T1">解放战争</text:span><text:span text:style-name="T3">’</text:span><text:span text:style-name="T1">中，你看</text:span>应该主要采取怎样的战略和战术？<text:span text:style-name="T3">” <text:line-break/>“</text:span><text:span text:style-name="T1">我</text:span>们将欢迎并优待被我们俘获的和解除武装的日本官兵。我们不会杀他们。我们将对兄弟一般的对待他们。我们对于日本无产阶级的士兵并无冲突，我们要用一切方法使他们站起来，反对他们本国的法西斯压迫者。我们的口号是：<text:span text:style-name="T3">‘</text:span><text:span text:style-name="T1">联合起</text:span>来反对共同的压迫者法西斯头子！<text:span text:style-name="T3">’</text:span><text:span text:style-name="T1">。反法西斯的日本士兵是我</text:span>们的朋友，我们的目标是不矛盾的。<text:span text:style-name="T3">” <text:line-break/>“</text:span><text:span text:style-name="T1">阿比希尼亚的</text:span>错误，除了内部政治上的弱点以外，就是在于他们想保有一条纵深战线，使得法西斯便于轰炸，便于放毒气，便于将技术上较强的战争机器对不机动的集中兵力进行袭击，使得自己受到致命的有机伤害。<text:span text:style-name="T3"><text:s/><text:line-break/>“</text:span><text:span text:style-name="T1">我</text:span>们相信中国人民一旦有了他们自己的政府，开始抗战，需要跟苏联以及其他友邦建立友好联盟时，苏联一定将首先来和我们握手。反对日本帝国主义的斗争，是全世界的事，苏联既是世界的一部分，它同英、美一样不能保持中立。<text:span text:style-name="T3">” <text:line-break/></text:span><text:span text:style-name="T1">他回答</text:span>说：<text:span text:style-name="T3">“</text:span><text:span text:style-name="T1">三个条件可以保</text:span>证我们的成功：第一、中国结成抗日民族统一战线；第二、全世界结成反日统一战线；第三、目前在日本帝国主义势力下受苦的被压迫各国人民采取革命行动。在这三个条件中，主要条件是中国人民自己的团结。<text:span text:style-name="T3">” <text:line-break/></text:span><text:span text:style-name="T1">答：</text:span><text:span text:style-name="T3">“</text:span><text:span text:style-name="T1">人民必</text:span>须有组织自己和武装自己的权利。这种自由，蒋介石在过去是不肯给予他们的。但这种压制可并没有完全成功<text:span text:style-name="T3">——</text:span><text:span text:style-name="T1">譬如就</text:span>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text:span text:style-name="T3"><text:s/><text:line-break/></text:span><text:span text:style-name="T1">毛答：</text:span><text:span text:style-name="T3">“</text:span><text:span text:style-name="T1">这要看中国人民的民族统一战</text:span>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text:span text:style-name="T3">”99lib•net <text:line-break/></text:span>问：<text:span text:style-name="T3">“</text:span><text:span text:style-name="T1">共</text:span>产党对于这样合作的交换条件是什么？<text:span text:style-name="T3">” <text:line-break/></text:span><text:span text:style-name="T1">答：</text:span><text:span text:style-name="T3">“</text:span><text:span text:style-name="T1">中国的当前任务是收复全部失地，不仅仅是保</text:span>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text:span text:style-name="T3">” <text:line-break/>“</text:span><text:span text:style-name="T1">答案就是，</text:span>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text:span text:style-name="T3">——</text:span><text:span text:style-name="T1">当</text:span>开始的时候，有决心的革命家手中只握着几十支步枪<text:span text:style-name="T3">——</text:span><text:span text:style-name="T1">因</text:span>为它在人民中有坚实的基础，能够从老百姓方面甚至从白军方面吸引许多朋友。敌人在军事上强过我们不知多少倍，但在政治上，它却是无法动弹的。<text:span text:style-name="T3"><text:s/><text:line-break/>“</text:span><text:span text:style-name="T1">是的。如果别的帝国主义国家不象日本这样的行动，而且如果中国打</text:span>败了日本，那就意味着中国人民大众是觉醒了，动员了起来，而且确立了他们的独立。因此，帝国主义这个主要问题也就解决了。<text:span text:style-name="T3">” <text:line-break/>“</text:span><text:span text:style-name="T1">因此，文体中心点又要归</text:span>结到全中国人民的动员和团结，统一战线的建立，这就是共产党从一九三二年以来所一直主张的。<text:span text:style-name="T3">” <text:line-break/></text:span>问：<text:span text:style-name="T3">“</text:span><text:span text:style-name="T1">你想苏俄和外蒙古是否会卷入这</text:span>场战争，是否会来帮助中国？在怎样的情势之下，才有这种可能？<text:span text:style-name="T3">” <text:line-break/></text:span><text:span text:style-name="T1">我在搜集材料上多亏吴亮平</text:span>给我许多的帮助。他是蒋介石在浙江的故乡奉化一个大地主的儿子。几年以前，因为他那显然有野心的父亲要叫他和蒋总司令的一个亲戚订婚，他就从家里逃出。吴是上海大复大学的毕业生。在上海，帕特<text:span text:style-name="T3">·</text:span><text:span text:style-name="T1">吉文斯曾经逮捕他，使他在华德路</text:span>监牢里关了两年。他曾经留学法国、英国和苏联，二十六岁，因为作为一个共产党努力工作，领到了制服、住所和食物<text:span text:style-name="T3">---</text:span><text:span text:style-name="T1">后者主要是小米和面条。</text:span><text:span text:style-name="T3"><text:s/><text:line-break/>“</text:span><text:span text:style-name="T1">从经济上</text:span>说，九<text:span text:style-name="T3">-</text:span><text:span text:style-name="T1">九</text:span><text:span text:style-name="T3">-</text:span><text:span text:style-name="T1">藏</text:span><text:span text:style-name="T3">-</text:span>书<text:span text:style-name="T3">-</text:span><text:span text:style-name="T1">网中国当然不是统一的。但是中国经济的不平衡发展，在对经济高度集中的日本抗战的时候，也是有利的。譬如将上海跟中国其他部分隔</text:span>绝，对于中国并不像将纽约跟美国其他部分隔绝这样的危害严重。而且，日本要使全中国陷于孤立是不可能的，日本从大陆的观点来看，仍是一个海国，它就不能封锁中国的西北、西南和西部。<text:span text:style-name="T3"><text:s/><text:line-break/></text:span><text:span text:style-name="T1">答：</text:span><text:span text:style-name="T3">“</text:span><text:span text:style-name="T1">这里包含两个</text:span>问题<text:span text:style-name="T3">——</text:span><text:span text:style-name="T1">外国的政策和中国</text:span>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text:span text:style-name="T3"><text:s/><text:line-break/>“</text:span>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text:span text:style-name="T3">” <text:line-break/></text:span>问：<text:span text:style-name="T3">“</text:span>红军是否同意，除了得到最高军事会议的允许或命令之外，不开入也不进攻国民党军队所驻扎的区域？<text:span text:style-name="T3">” <text:line-break/></text:span><text:span text:style-name="T1">答：</text:span><text:span text:style-name="T3">“</text:span><text:span text:style-name="T1">苏联当然也不是一个孤立的国家。它不能不</text:span>顾远东的事态。它不能保持消极被动。它是坐视日本征服全中国，把中国作为进攻苏联的战略基地？还是帮助中国人民抵抗日本侵略者，争取独立，同俄国人民建立友好关系呢？我们认为俄国会采取后一条途径的。<text:span text:style-name="T3"><text:s/><text:line-break/></text:span><text:span text:style-name="T1">毛</text:span>泽东开始回答我提出关于共产党对日政策的第一个问题，我的问题是这样的：<text:span text:style-name="T3">“</text:span><text:span text:style-name="T1">如果日本被打</text:span>败了而且被逐出了中国，你是不是以为<text:span text:style-name="T3">‘</text:span><text:span text:style-name="T1">外国帝国主义</text:span><text:span text:style-name="T3">’</text:span><text:span text:style-name="T1">这个大</text:span>问题总的来说也就此解决了呢？<text:span text:style-name="T3">” <text:line-break/></text:span><text:span text:style-name="T1">坐在我旁边的是吴亮平，他是一位年</text:span>轻的苏维埃<text:span text:style-name="T3">“</text:span><text:span text:style-name="T1">干部</text:span><text:span text:style-name="T3">”</text:span><text:span text:style-name="T1">，在我对毛</text:span>泽东进行<text:span text:style-name="T3">“</text:span><text:span text:style-name="T1">正式</text:span><text:span text:style-name="T3">”</text:span>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2"><text:span text:style-name="T1">鄭豐遠</text:span><text:s/>  |  2021.12.05 09:01   |   <text:a xlink:type="simple" xlink:href="http://palinfo.habago.org/Entry?Command=Information_PrintForum&amp;iPage=6#FORUM41265"><text:span text:style-name="T2">#</text:span></text:a></text:p>
      <text:p text:style-name="P4">刪了幾則留言。</text:p>
      <text:p text:style-name="P2"><text:span text:style-name="T1">孫從輔</text:span><text:s/>  |  2021.12.05 04:50   |   <text:a xlink:type="simple" xlink:href="http://palinfo.habago.org/Entry?Command=Information_PrintForum&amp;iPage=6#FORUM41259"><text:span text:style-name="T2">#</text:span></text:a></text:p>
      <text:p text:style-name="P3">比起安倍這些小丑的表演，我更看重日本民眾的想法。最近讀到寧南山先生的文章，發現日本民眾對中國負面評價的比例竟高達<text:span text:style-name="T3">86%</text:span>，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2"><text:span text:style-name="T1">張萬康</text:span><text:s/>  |  2021.12.05 04:14   |   <text:a xlink:type="simple" xlink:href="http://palinfo.habago.org/Entry?Command=Information_PrintForum&amp;iPage=6#FORUM41258"><text:span text:style-name="T2">#</text:span></text:a></text:p>
      <text:p text:style-name="P5"><text:span text:style-name="T1">鄙人前言：德國</text:span><text:span text:style-name="T3">21</text:span><text:span text:style-name="T1">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text:span><text:span text:style-name="T3"><text:s/><text:line-break/><text:line-break/></text:span><text:span text:style-name="T1">㊣</text:span><text:span text:style-name="T3"><text:s/><text:line-break/></text:span><text:span text:style-name="T1">海雯娜</text:span><text:span text:style-name="T3"><text:s/><text:line-break/>12</text:span><text:span text:style-name="T1">月</text:span><text:span text:style-name="T3">2</text:span><text:span text:style-name="T1">日</text:span><text:span text:style-name="T3"><text:s/>07:52</text:span><text:span text:style-name="T1">來自新版微博</text:span><text:span text:style-name="T3"><text:s/>weibo.com <text:line-break/><text:line-break/></text:span><text:span text:style-name="T1">我发</text:span>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text:span text:style-name="T3"><text:s/><text:line-break/><text:line-break/></text:span><text:span text:style-name="T1">我对台湾</text:span>问题的认识是这样的<text:span text:style-name="T3">: </text:span><text:span text:style-name="T1">我</text:span>认为台湾问题的本质是中国尚未结束的一场内战。这场内战由于美国在<text:span text:style-name="T3">50</text:span><text:span text:style-name="T1">年代的介入而至今没能完成。因此中国大</text:span>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text:span text:style-name="T3">(</text:span><text:span text:style-name="T1">英文版</text:span><text:span text:style-name="T3">)</text:span><text:span text:style-name="T1">。我先把它的</text:span>链接放在这里。这篇文献介绍了德国为什么要承认一个中国原则，以及为什么不能与中华民国建立外交关系。这是一个比较权威的解释。读者不需要现在详细去看，因为我会对这篇文章中的一些重要观点进行详细的解释。<text:span text:style-name="T3"><text:s/><text:line-break/><text:line-break/></text:span><text:span text:style-name="T1">网页</text:span>链接<text:span text:style-name="T3"><text:s/><text:line-break/></text:span><text:a xlink:type="simple" xlink:href="https://gpil.jura.uni-bonn.de/2019/12/germany-confirms-non-recognition-of-the-republic-of-china-taiwan/"><text:span text:style-name="T10">https://gpil.jura.uni-bonn.de/2019/12/germany-confirms-non-recognition-of-the-republic-of-china-taiwan/</text:span></text:a><text:span text:style-name="T3"><text:s/><text:line-break/><text:line-break/></text:span><text:span text:style-name="T1">目前在欧洲比</text:span>较流行的支持台湾独立或反对中国统一的论点有以下几类<text:span text:style-name="T3">: <text:line-break/>1. </text:span><text:span text:style-name="T1">台湾与欧洲国家都是民主国家，享有相同的价值</text:span>观。因此欧洲必须支持观念相同的政体获得国家地位<text:span text:style-name="T3"><text:s/><text:line-break/>2. </text:span><text:span text:style-name="T1">台湾的前途必</text:span>须由台湾人民自己选择。而台湾的民意反对统一<text:span text:style-name="T3"><text:s/><text:line-break/>3. '</text:span><text:span text:style-name="T1">一个中国</text:span><text:span text:style-name="T3">'</text:span><text:span text:style-name="T1">原</text:span>则是中国政治胁迫的产物。欧洲国家应该拒绝任何胁迫政治。<text:span text:style-name="T3"><text:s/><text:line-break/>4. </text:span><text:span text:style-name="T1">中国大</text:span>陆从来没有支配过台湾，因此不具备统治台湾的法理基础<text:span text:style-name="T3"><text:s/><text:line-break/>5. </text:span><text:span text:style-name="T1">反对一切通过武力实</text:span>现国家统一的方式。统一的方式必须和平。<text:span text:style-name="T3"><text:s/><text:line-break/><text:line-break/></text:span><text:span text:style-name="T1">我</text:span>认为上述<text:span text:style-name="T3">5</text:span><text:span text:style-name="T1">条均缺乏足够的依据。</text:span><text:span text:style-name="T3"><text:s/><text:line-break/><text:line-break/>1. <text:line-break/></text:span><text:span text:style-name="T1">我先解</text:span>释一下德国与台湾的关系。纳粹德国同中华民国的外交关系随着第二次世界大战而破裂。但从二战结束以来，德国从来没有与中华民国建立过任何外交关系。这个德国包括，西德，东德，以及德意志联邦。所以，基于<text:span text:style-name="T3">'</text:span><text:span text:style-name="T1">民主国家的价值</text:span>观<text:span text:style-name="T3">'</text:span><text:span text:style-name="T1">，德国</text:span>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text:span text:style-name="T3">: </text:span><text:span text:style-name="T1">我</text:span>们同中华人民共和国建交究竟为德国带来何种利益及损害必须说清楚。但是每个德国人都清楚，我们同中国的<text:span text:style-name="T3">50</text:span><text:span text:style-name="T1">年的外交</text:span>给我们带来巨大利益。让历史重新演变一次，结果还会是一样的。<text:span text:style-name="T3"><text:s/><text:line-break/><text:line-break/>2. <text:line-break/></text:span><text:span text:style-name="T1">这个</text:span>论点也是没有法律依据的。这种观点的依据在国际法里叫做<text:span text:style-name="T3">'</text:span><text:span text:style-name="T1">民族自决</text:span>权<text:span text:style-name="T3">(self-determination)'</text:span><text:span text:style-name="T1">，但我</text:span>认为台湾不具备<text:span text:style-name="T3">'</text:span><text:span text:style-name="T1">民族自决</text:span>权<text:span text:style-name="T3">'</text:span><text:span text:style-name="T1">的</text:span>资质。在国际法上<text:span text:style-name="T3">(</text:span><text:span text:style-name="T1">我想不起</text:span>来条款了<text:span text:style-name="T3">)</text:span><text:span text:style-name="T1">，民族自决</text:span>权的行使需要满足几个条件。<text:span text:style-name="T3"><text:s/><text:line-break/>a. </text:span><text:span text:style-name="T1">这个地区曾经是殖民地。当地人的民族自决是</text:span>为了脱离殖民者的统治。台湾并不是中国的殖民地。相反，在历史上台湾曾经被中国的清朝政府有效统治，使用同一种语言，并且拥有同大陆省份完全一致的行政体系。因此，台湾不是中国的殖民地。<text:span text:style-name="T3"><text:s/><text:line-break/>b. </text:span><text:span text:style-name="T1">如果这个地区是某个主</text:span>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text:span text:style-name="T3">(</text:span>应该是在<text:span text:style-name="T3">2011</text:span><text:span text:style-name="T1">年发的</text:span><text:span text:style-name="T3">)</text:span><text:span text:style-name="T1">，不允</text:span>许德国的省份<text:span text:style-name="T3">(</text:span><text:span text:style-name="T1">比如拜仁州</text:span><text:span text:style-name="T3">)</text:span><text:span text:style-name="T1">通过任何方式分离出德意志联邦。同样，欧盟也不支持西班牙的加泰</text:span>罗尼亚以自决的方式分离出去。因此，如果德国人或者其他欧洲人企图以台湾民意作为依据来否定中国统一的合理性，那么他必然要侵犯国际法。而欧盟的五大价值观之一就是要尊重法制<text:span text:style-name="T3">(</text:span><text:span text:style-name="T1">国际法</text:span><text:span text:style-name="T3">)</text:span><text:span text:style-name="T1">。面对这种反</text:span>驳，对方会因为自我矛盾而导致理论崩塌。<text:span text:style-name="T3"><text:s/><text:line-break/><text:line-break/>3. <text:line-break/></text:span><text:span text:style-name="T1">这个理</text:span>论的反驳恐怕只有德国人最有资格提出。中国网友可能不知道，其实中国的<text:span text:style-name="T3">'</text:span><text:span text:style-name="T1">一个中国</text:span><text:span text:style-name="T3">'</text:span><text:span text:style-name="T1">政策是从德国学</text:span>来的。西德曾经在一段时间内提出过<text:span text:style-name="T3">'</text:span><text:span text:style-name="T1">一个德国</text:span><text:span text:style-name="T3">'</text:span><text:span text:style-name="T1">政策。也就是</text:span>说，西德不与任何与东德建立外交关系的国家建立外交关系。这与<text:span text:style-name="T3">'</text:span><text:span text:style-name="T1">一个中国</text:span><text:span text:style-name="T3">'</text:span><text:span text:style-name="T1">的政策非常想象。你同德国人提起这段历史，没有德国人会</text:span>觉得一个国家为自己的外交设置前置条件是那么不能接受的事情。所以，为什么西德曾经做过的事情，中国就不能做呢<text:span text:style-name="T3">? </text:span><text:span text:style-name="T1">有德国人会</text:span>继续说，西德后来放弃了<text:span text:style-name="T3">'</text:span><text:span text:style-name="T1">一个德国</text:span><text:span text:style-name="T3">'</text:span><text:span text:style-name="T1">的主</text:span>张。但他其实也知道，这种放弃是基于实用主义而不是伦理和美德。西德不具备面对东方国家的压倒性实力。<text:span text:style-name="T3">'</text:span><text:span text:style-name="T1">一个德国</text:span><text:span text:style-name="T3">'</text:span><text:span text:style-name="T1">原</text:span>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text:span text:style-name="T3">'</text:span><text:span text:style-name="T1">一个德国</text:span><text:span text:style-name="T3">'</text:span><text:span text:style-name="T1">政策了。后</text:span>来的妥协是基于实力的无奈。<text:span text:style-name="T3"><text:s/><text:line-break/><text:line-break/>4. <text:line-break/></text:span><text:span text:style-name="T1">这个理</text:span>论的击破是比较容易的。<text:span text:style-name="T3"><text:s/><text:line-break/></text:span><text:span text:style-name="T1">德意志第二帝国，是通过俾斯麦和德国皇帝的战争而实</text:span>现统一的。<text:span text:style-name="T3">Hohenzollern</text:span><text:span text:style-name="T1">家族从</text:span>来没有统治过我的家乡<text:span text:style-name="T3">Schleswig-Holstein</text:span><text:span text:style-name="T1">。但是德国的史学界没有人会</text:span>认为德意志第二帝国支配<text:span text:style-name="T3">Schleswig-Holstein</text:span><text:span text:style-name="T1">是非法的。这种例子在世界历史上</text:span>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text:span text:style-name="T3"><text:s/><text:line-break/><text:line-break/>5. <text:line-break/></text:span><text:span text:style-name="T1">这个理</text:span>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text:span text:style-name="T3">? </text:span><text:span text:style-name="T1">德意志第二帝国也不是通过和平的方式统一的，但是俾斯麦在德国民间是受到尊敬的。</text:span><text:span text:style-name="T3"><text:s/><text:line-break/><text:line-break/></text:span>驳斥完这五种理论。我现在总结一下为什么德国不接受台湾作为一个独立的国家，这是因为<text:span text:style-name="T3"><text:s/><text:line-break/>a. </text:span><text:span text:style-name="T1">台湾并没有在法律上宣布独立。德国是无法承</text:span>认一个自己都不存在的台湾共和国的。<text:span text:style-name="T3">(</text:span><text:span text:style-name="T1">在面对</text:span>质询的时候，德国外交部总是这样把皮球提给台湾政府<text:span text:style-name="T3">) <text:line-break/>b. </text:span><text:span text:style-name="T1">在选</text:span>择中华民国和中华人民共和国的问题上，德国选择后者并接受一个中国原则，是基于德国利益的考量。这一点德国政府非常坦诚。<text:span text:style-name="T3"><text:s/><text:line-break/><text:line-break/></text:span><text:span text:style-name="T1">我曾经在推特上</text:span>问过一个问题<text:span text:style-name="T3">: </text:span><text:span text:style-name="T1">支持台湾共和国的人，</text:span><text:span text:style-name="T3"><text:s/></text:span>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text:span text:style-name="T3">'</text:span><text:span text:style-name="T1">一个中国</text:span><text:span text:style-name="T3">'</text:span><text:span text:style-name="T1">原</text:span>则。这里有一个非常混乱的地方<text:span text:style-name="T3">: </text:span><text:span text:style-name="T1">欧盟即使放弃了一个中国立</text:span>场，承认两个中国，那承认的对象也是中华民国，而不是台独分子所想要的台湾共和国。<text:span text:style-name="T3"><text:s/><text:line-break/><text:line-break/>(</text:span><text:span text:style-name="T1">接下</text:span>来一段为部分朋友的观点，我代为转达。我觉得以下看法非常有意思<text:span text:style-name="T3">) </text:span><text:span text:style-name="T1">所以，与一些国家</text:span>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text:span text:style-name="T3"><text:s/><text:line-break/><text:line-break/>(</text:span>译者注<text:span text:style-name="T3">: </text:span><text:span text:style-name="T1">海雯娜此文涉及到台湾敏感</text:span>问题，其原文的措辞符合西方人的习惯。本文进行了大量的修改以使其照顾到中国民众的民族情绪，可能存在翻译不准确的地方<text:span text:style-name="T3">) <text:line-break/><text:line-break/></text:span><text:span text:style-name="T1">㊣</text:span><text:span text:style-name="T3"><text:s/><text:line-break/></text:span><text:span text:style-name="T1">海雯娜</text:span><text:span text:style-name="T3"><text:s/><text:line-break/>12</text:span><text:span text:style-name="T1">月</text:span><text:span text:style-name="T3">4</text:span><text:span text:style-name="T1">日</text:span><text:span text:style-name="T3"><text:s/>21:56</text:span><text:span text:style-name="T1">來自新版微博</text:span><text:span text:style-name="T3"><text:s/>weibo.com <text:line-break/></text:span>标题<text:span text:style-name="T3">: </text:span>积极去影响西方民众对中国的看法极其重要<text:span text:style-name="T3"><text:s/><text:line-break/><text:line-break/></text:span><text:span text:style-name="T1">中国的网</text:span>络上有一种非常流行的思想。这种观点认为让世界了解中国是没有价值的。因为实力决定了一切。西方国家不能认可中国是因为中国的实力还不够。一切都会随着中国实力的强大而改善。<text:span text:style-name="T3"><text:s/><text:line-break/><text:line-break/></text:span><text:span text:style-name="T1">不</text:span>认同这种观点有以下几个原因<text:span text:style-name="T3">: <text:line-break/><text:line-break/>a </text:span><text:span text:style-name="T1">这种</text:span>观点只是一种假设，它不是一个已有的事实，因此你不能拿假设当成依据来推出结论来。如果你不积极解当前外国对中国的误解，你实现强大的条件就会不断减少。你的所作所为实际上是在防止你取得你实现自己目标的条件。<text:span text:style-name="T3"><text:s/><text:line-break/><text:line-break/>b </text:span><text:span text:style-name="T1">很多历史</text:span>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text:span text:style-name="T3">? </text:span><text:span text:style-name="T1">我老公跟我提经济基</text:span>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text:span text:style-name="T3"><text:s/><text:line-break/><text:line-break/>c '</text:span><text:span text:style-name="T1">足够强大</text:span><text:span text:style-name="T3">'</text:span>应该怎么定义呢<text:span text:style-name="T3">? </text:span><text:span text:style-name="T1">西方一个整体还是比中国强大的。我</text:span>认为中国很长时间将不具备对西方的压倒性实力。如果中国的人均<text:span text:style-name="T3">GDP</text:span><text:span text:style-name="T1">与西方差不多，那中国或</text:span>许得是西方经济的<text:span text:style-name="T3">5 6</text:span><text:span text:style-name="T1">倍强大。这种差距能在短时间内看到</text:span>吗<text:span text:style-name="T3">? </text:span><text:span text:style-name="T1">如果从人均</text:span><text:span text:style-name="T3">GDP</text:span><text:span text:style-name="T1">上</text:span>来说，比美国人均<text:span text:style-name="T3">GDP</text:span><text:span text:style-name="T1">低地多的国家都敢于反抗美国，你凭什么</text:span>觉得西方到时候就不会反对比自己力量强大的中国呢<text:span text:style-name="T3">? <text:line-break/></text:span><text:span text:style-name="T1">同时我根本就不相信，当你有了那种压倒性的实力以后，你会对弱者抱有平等的</text:span>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text:span text:style-name="T3"><text:s/><text:line-break/><text:line-break/>d. </text:span><text:span text:style-name="T1">西方民众对中国感受</text:span>负面但是并不倡导对抗。<text:span text:style-name="T3"><text:s/><text:line-break/></text:span><text:span text:style-name="T1">很多人</text:span>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text:span text:style-name="T3">: </text:span><text:span text:style-name="T1">必</text:span>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text:span text:style-name="T3">: </text:span><text:span text:style-name="T1">经济，就业，健康等等</text:span>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text:span text:style-name="T3"><text:s/><text:line-break/><text:line-break/></text:span><text:span text:style-name="T1">在未</text:span>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text:span text:style-name="T3"><text:s/><text:line-break/><text:line-break/></text:span><text:span text:style-name="T1">利益当然非常重要，但是如果感情达到一定的深度是可以超越利益的。我老公是中国人，我是德国人。当我</text:span>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text:span text:style-name="T3"><text:s/><text:line-break/><text:line-break/><text:line-break/></text:span><text:span text:style-name="T1">㊣</text:span><text:span text:style-name="T3"><text:s/><text:line-break/></text:span><text:span text:style-name="T1">海雯娜</text:span><text:span text:style-name="T3"><text:s/><text:line-break/>10</text:span><text:span text:style-name="T1">月</text:span><text:span text:style-name="T3">1</text:span><text:span text:style-name="T1">日</text:span><text:span text:style-name="T3"><text:s/>05:58</text:span><text:span text:style-name="T1">來自新版微博</text:span><text:span text:style-name="T3"><text:s/>weibo.com </text:span><text:span text:style-name="T1">已</text:span>编辑<text:span text:style-name="T3"><text:s/><text:line-break/></text:span><text:span text:style-name="T1">我有一个一直以</text:span>来想说的事情吧，可能跟中国官方的想法不一致。<text:span text:style-name="T3"><text:s/><text:line-break/><text:line-break/></text:span><text:span text:style-name="T1">我不</text:span>认为中国人跟欧洲人交流的时候攻击和批判<text:span text:style-name="T3">‘</text:span><text:span text:style-name="T1">民主</text:span><text:span text:style-name="T3">’</text:span><text:span text:style-name="T1">和</text:span><text:span text:style-name="T3">‘</text:span><text:span text:style-name="T1">自由</text:span><text:span text:style-name="T3">’</text:span><text:span text:style-name="T1">这种西方价值</text:span>观是一个好办法。我在推特上经常看到有朋友留言<text:span text:style-name="T3">'democracy is shit'</text:span><text:span text:style-name="T1">这种</text:span>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text:span text:style-name="T3">: </text:span><text:span text:style-name="T1">这些价值</text:span>观不是一个事关对错的学术概念，它们更多的是一种精神信仰。<text:span text:style-name="T3"><text:s/><text:line-break/><text:line-break/></text:span><text:span text:style-name="T1">对于一个正常的西方人，尤其是二战后出生的德国人，听到中国人对民主的挖苦和不屑，他会</text:span>认为你在渎神。他情感上就会对你产生巨大的距离感，他就会产生<text:span text:style-name="T3">‘</text:span><text:span text:style-name="T1">你不是我</text:span>们一类的<text:span text:style-name="T3">’</text:span><text:span text:style-name="T1">这种想法。</text:span>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text:span text:style-name="T3"><text:s/><text:line-break/><text:line-break/></text:span><text:span text:style-name="T1">德国人在经历了战争之后陷入空前的迷茫，国家社会主义成</text:span>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text:span text:style-name="T3"><text:s/><text:line-break/><text:line-break/></text:span><text:span text:style-name="T1">如果中国和美国</text:span>继续对抗下去，如果中国想获得德国的支持，就不能用对美国的那种说辞去跟德国人对话，特别是不能全盘攻击西方民主<text:span text:style-name="T3"><text:s/>(</text:span><text:span text:style-name="T1">有些</text:span>问题你们自己知道就行了<text:span text:style-name="T3">)</text:span><text:span text:style-name="T1">。相反地，不要总是以一副防</text:span>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text:span text:style-name="T3"><text:s/><text:line-break/><text:line-break/></text:span><text:span text:style-name="T1">中国媒体除了新华社安排有一个</text:span>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text:span text:style-name="T3">die Linke</text:span><text:span text:style-name="T1">是德国唯一对华</text:span>鲜明友好的政党<text:span text:style-name="T3">(</text:span><text:span text:style-name="T1">我很多朋友在此党，我也会很快跟他</text:span>们党内高层接触一下<text:span text:style-name="T3">)</text:span><text:span text:style-name="T1">，今年大选惨</text:span>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text:span text:style-name="T3"><text:s/></text:span><text:span text:style-name="T1">，这些人是目前德国政治里的大多数人。</text:span><text:span text:style-name="T3"><text:s/><text:line-break/><text:line-break/></text:span><text:span text:style-name="T1">下届政府极有可能修改更</text:span>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text:span text:style-name="T3"><text:s/><text:line-break/><text:line-break/></text:span><text:span text:style-name="T1">（很多人</text:span>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2"><text:span text:style-name="T1">陳真</text:span><text:s/>  |  2021.12.05 03:00   |   <text:a xlink:type="simple" xlink:href="http://palinfo.habago.org/Entry?Command=Information_PrintForum&amp;iPage=6#FORUM41257"><text:span text:style-name="T2">#</text:span></text:a></text:p>
      <text:p text:style-name="P3">一些沒出息的匿名人渣的留言，其實直接刪掉就行。</text:p>
      <text:p text:style-name="P2"><text:span text:style-name="T1">賴志昌</text:span><text:s/>  |  2021.12.05 02:38   |   <text:a xlink:type="simple" xlink:href="http://palinfo.habago.org/Entry?Command=Information_PrintForum&amp;iPage=7#FORUM41256"><text:span text:style-name="T2">#</text:span></text:a></text:p>
      <text:p text:style-name="P3"><text:span text:style-name="T3"><text:line-break/></text:span>人總該為自己負責<text:span text:style-name="T3"><text:s/><text:line-break/><text:line-break/></text:span>答案巴勒網站上有<text:span text:style-name="T3"><text:s/><text:line-break/></text:span>時間多花個三月看<text:span text:style-name="T3"><text:s/><text:line-break/></text:span>時間少花個一年看<text:span text:style-name="T3"><text:s/><text:line-break/></text:span>再不然動幾根指頭搜尋到來<text:span text:style-name="T3"><text:s/><text:line-break/>CNN</text:span>，<text:span text:style-name="T3">BBC</text:span>，紐約時報，<text:span text:style-name="T3">RT</text:span>，觀察者網<text:span text:style-name="T3"><text:s/><text:line-break/></text:span>美好啊並沒有牆阻攔<text:span text:style-name="T3"><text:s/><text:line-break/></text:span>漂亮啊世界就在眼前<text:span text:style-name="T3"><text:s/><text:line-break/></text:span>自由用了民主的顏色塗抹<text:span text:style-name="T3"><text:s/><text:line-break/></text:span>民主用了極權的顏色塗抹<text:span text:style-name="T3"><text:s/><text:line-break/></text:span>還有彩虹色的<text:span text:style-name="T3">LGBTQ</text:span>闌干<text:span text:style-name="T3"><text:s/><text:line-break/></text:span>看到別人用了不同的顏色<text:span text:style-name="T3"><text:s/><text:line-break/></text:span>我覺得好好笑呵<text:span text:style-name="T3"><text:s/><text:line-break/></text:span>出個題老兄你對一對畫畫看<text:span text:style-name="T3"><text:s/><text:line-break/></text:span>兄弟我指點江山毫不費力氣<text:span text:style-name="T3"><text:s/><text:line-break/><text:line-break/></text:span>一壼濁酒遍知三國隋唐大明英傑傳<text:span text:style-name="T3"><text:s/><text:line-break/></text:span>二伐中原鄙言武鄉侯不知天命更易<text:span text:style-name="T3"><text:s/><text:line-break/></text:span>商湯困夏台文王囚羑里<text:span text:style-name="T3"><text:s/><text:line-break/></text:span>伊尹生空桑那吒生蓮花<text:span text:style-name="T3"><text:s/><text:line-break/></text:span>十八條隋唐好漢<text:span text:style-name="T3"><text:s/><text:line-break/></text:span>廿四個凌煙閣功臣<text:span text:style-name="T3"><text:s/><text:line-break/></text:span>一會說周公殺壞了妲己<text:span text:style-name="T3"><text:s/><text:line-break/></text:span>一會說周公鬥不過桃花女<text:span text:style-name="T3"><text:s/><text:line-break/></text:span>一會說周公被孔子夢不到<text:span text:style-name="T3"><text:s/><text:line-break/></text:span>一會說周公瑾小喬初嫁了<text:span text:style-name="T3"><text:s/><text:line-break/></text:span>到底誰與誰是一對兒<text:span text:style-name="T3"><text:s/><text:line-break/><text:line-break/></text:span>你問說甚書<text:span text:style-name="T3"><text:s/><text:line-break/></text:span>我說圖畫你<text:span text:style-name="T3"><text:s/><text:line-break/></text:span>我畫的世界有你<text:span text:style-name="T3"><text:s/><text:line-break/></text:span>你畫你世界<text:span text:style-name="T3"><text:s/><text:line-break/></text:span>休來管我世界的顏色<text:span text:style-name="T3"><text:s/><text:line-break/></text:span>更休要點名誰來負責你世界的顏色<text:span text:style-name="T3"><text:s/><text:line-break/></text:span>人總該為自己負責<text:span text:style-name="T3"><text:s/><text:line-break/></text:span>動個手指可以看一看世界<text:span text:style-name="T3"><text:s/><text:line-break/></text:span>動個腦筋自己上一上顏色<text:span text:style-name="T3"><text:s/><text:line-break/></text:span>評一評自己畫的一幅世界畫<text:span text:style-name="T3"><text:s/><text:line-break/></text:span>沒人笑我自己覺得很好笑<text:span text:style-name="T3"><text:s/><text:line-break/></text:span>笑一笑又羞起來<text:span text:style-name="T3"><text:s/><text:line-break/></text:span>羞這塗鴉怎麼見得人<text:span text:style-name="T3"><text:s/><text:line-break/></text:span>須知道不害羞才有飯吃<text:span text:style-name="T3"><text:s/><text:line-break/><text:line-break/></text:span>＊＊＊<text:span text:style-name="T3"><text:s/><text:line-break/><text:line-break/></text:span>打完了字才看到<text:span text:style-name="T3">locusts</text:span>的留言<text:span text:style-name="T3"><text:s/><text:line-break/><text:line-break/></text:span>感<text:span text:style-name="T4">谢</text:span><text:span text:style-name="T3">locusts <text:line-break/></text:span>感<text:span text:style-name="T4">谢</text:span><text:span text:style-name="T3">locusts <text:line-break/><text:line-break/></text:span><text:span text:style-name="T4">谢谢你拨冗说明了一句断章取义</text:span><text:span text:style-name="T3"><text:s/><text:line-break/></text:span>不学无术对一段莫名其妙的<text:span text:style-name="T4">话很难辨驳只幸既然无知也不当它一回事儿</text:span><text:span text:style-name="T3"><text:s/><text:line-break/><text:line-break/></text:span><text:span text:style-name="T4">谢谢你告诉我原来有这麽一场梦</text:span><text:span text:style-name="T3"><text:s/><text:line-break/></text:span>我从<text:span text:style-name="T4">来不曾梦见却感到热泪盈眶</text:span><text:span text:style-name="T3"><text:s/><text:line-break/><text:line-break/></text:span>台中<text:span text:style-name="T4">赖志昌</text:span></text:p>
      <text:p text:style-name="P2">locusts   |  2021.12.05 00:14   |   <text:a xlink:type="simple" xlink:href="http://palinfo.habago.org/Entry?Command=Information_PrintForum&amp;iPage=7#FORUM41255"><text:span text:style-name="T2">#</text:span></text:a></text:p>
      <text:p text:style-name="P5"><text:span text:style-name="T1">此外，还有其它几次</text:span>说过类似的话：<text:span text:style-name="T3"><text:s/><text:line-break/><text:line-break/>1960</text:span><text:span text:style-name="T1">年</text:span><text:span text:style-name="T3">6</text:span><text:span text:style-name="T1">月</text:span><text:span text:style-name="T3">21</text:span><text:span text:style-name="T1">日，毛</text:span>泽东在接见日本文学代表团时就说：<text:span text:style-name="T3">“</text:span><text:span text:style-name="T1">我同很多日本</text:span><text:span text:style-name="T3"><text:s/></text:span><text:span text:style-name="T1">朋友</text:span>讲过这段事情，其中一部分人说日本侵略中国不好。我说侵略当然不好，但不能单看这坏的一面，另一面日本帮了我们中国的大忙。假如日本不占领大半个中国，中国人民不会觉醒起来。在这一点上，我们要<text:span text:style-name="T3">‘</text:span><text:span text:style-name="T1">感</text:span>谢<text:span text:style-name="T3">’</text:span><text:span text:style-name="T1">日本</text:span><text:span text:style-name="T3">‘</text:span><text:span text:style-name="T1">皇</text:span>军<text:span text:style-name="T3">’</text:span><text:span text:style-name="T1">。</text:span><text:span text:style-name="T3">” <text:line-break/><text:line-break/>1961</text:span><text:span text:style-name="T1">年</text:span><text:span text:style-name="T3">1</text:span><text:span text:style-name="T1">月</text:span><text:span text:style-name="T3">24</text:span><text:span text:style-name="T1">日，毛</text:span>泽东在接见日本社会党国会议员黑田寿男的谈话中又提及，前几年，<text:span text:style-name="T3">“</text:span><text:span text:style-name="T1">日本的南</text:span>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text:span text:style-name="T3">‘</text:span><text:span text:style-name="T1">皇</text:span>军<text:span text:style-name="T3">’</text:span><text:span text:style-name="T1">占</text:span>领了大半个中国，中国人民别无出路，才觉悟起来，才武装起来进行斗争，建立了许多抗日根据地，为解放战争的胜利创造了条件。所以日本军阀、垄断资本干了件<text:span text:style-name="T3">‘</text:span><text:span text:style-name="T1">好事</text:span><text:span text:style-name="T3">’</text:span><text:span text:style-name="T1">，如果要</text:span><text:span text:style-name="T3">‘</text:span><text:span text:style-name="T1">感</text:span>谢<text:span text:style-name="T3">’</text:span><text:span text:style-name="T1">的</text:span>话，我宁愿<text:span text:style-name="T3">‘</text:span><text:span text:style-name="T1">感</text:span>谢<text:span text:style-name="T3">’</text:span><text:span text:style-name="T1">日本</text:span>军阀<text:span text:style-name="T3">”</text:span><text:span text:style-name="T1">。</text:span><text:span text:style-name="T3"><text:s/><text:line-break/><text:line-break/>1964</text:span><text:span text:style-name="T1">年</text:span><text:span text:style-name="T3">7</text:span><text:span text:style-name="T1">月</text:span><text:span text:style-name="T3">9</text:span><text:span text:style-name="T1">日，毛</text:span>泽东在同参加第二次亚洲经济讨论会的亚洲、非洲、大洋洲一些国家和地区的代表谈话时再次提到：<text:span text:style-name="T3">“</text:span><text:span text:style-name="T1">我</text:span>们解放后，有一位日本资本家叫南乡三郎，和我谈过一次话，他说：<text:span text:style-name="T3">‘</text:span><text:span text:style-name="T1">很对不起你</text:span>们，日本侵略了你们。<text:span text:style-name="T3">’</text:span><text:span text:style-name="T1">我</text:span>说：<text:span text:style-name="T3">‘</text:span><text:span text:style-name="T1">不，如果没有日本帝国主义发动大</text:span>规模侵略，霸占了大半个中国，全中国人民就不可能团结起来反对帝国主义，中国共产党也就不可能胜利。<text:span text:style-name="T3">“ <text:line-break/><text:line-break/></text:span><text:span text:style-name="T1">所以毛感</text:span>谢的不是日本侵华对中国人民造成的巨大伤害，而是用辩证的思维说感谢的另一方面：即让中国人民真正团结起来，使得过去<text:span text:style-name="T3">100</text:span><text:span text:style-name="T1">多年无</text:span>论多少仁人志士想唤起的一般散沙的中国人真正被打醒并团结起来了，也就有后面中国的重新统一并发展强大起来。<text:span text:style-name="T3"><text:s/><text:line-break/><text:line-break/></text:span><text:span text:style-name="T1">我有时就忍不住想，如果某一天早上醒</text:span>来，发现台湾某位有智慧的领导人已经和大陆谈判达成和平统一该有多好啊，而不是像现在这样，甘愿充当美日遏制中国复兴的走狗！但是这毕竟是白人做梦啊！</text:p>
      <text:p text:style-name="P2">locusts   |  2021.12.05 00:00   |   <text:a xlink:type="simple" xlink:href="http://palinfo.habago.org/Entry?Command=Information_PrintForum&amp;iPage=7#FORUM41254"><text:span text:style-name="T2">#</text:span></text:a></text:p>
      <text:p text:style-name="P9"><text:span text:style-name="T3">To 123, <text:line-break/><text:line-break/></text:span><text:span text:style-name="T1">因</text:span>为看到你说毛泽东感谢日本侵华的话，忍不住上来说一句。这是典型的断章取义，而且你这样的话多年来我已经看到很多次了，请您在传播时多了解几句和当时语境。事实上当时的原话是这样的：<text:span text:style-name="T3">1956</text:span><text:span text:style-name="T1">年毛</text:span>泽东与访华的前日军中将远藤三郎谈话时说道<text:span text:style-name="T3">“</text:span><text:span text:style-name="T1">你</text:span>们也是我们的先生，我们要感谢你们。真是你们打了这一仗，教育了中国人民，把一盘散沙的中国人民打得团结起来了，所以，我们应该感谢你们。<text:span text:style-name="T3">”</text:span><text:span text:style-name="T1">而且是在这个日本前侵华中将深刻表示忏悔之后有点幽默而</text:span>带有辩证地说的，跟现在的日本政府完全否认的情况可不一样。完整的看完之后相信你就不会这么偏颇了。</text:p>
      <text:p text:style-name="P2">123   |  2021.12.04 22:11   |   <text:a xlink:type="simple" xlink:href="http://palinfo.habago.org/Entry?Command=Information_PrintForum&amp;iPage=7#FORUM41253"><text:span text:style-name="T2">#</text:span></text:a></text:p>
      <text:p text:style-name="P4">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text:span text:style-name="T3"><text:s/>XD</text:span></text:p>
      <text:p text:style-name="P2"><text:span text:style-name="T1">鄭豐遠</text:span><text:s/>  |  2021.12.04 19:59   |   <text:a xlink:type="simple" xlink:href="http://palinfo.habago.org/Entry?Command=Information_PrintForum&amp;iPage=7#FORUM41252"><text:span text:style-name="T2">#</text:span></text:a></text:p>
      <text:p text:style-name="P3">明天晚上要去看長津湖，極度期待。這部電影澳洲只上映五天，我們第一時間搶到票，不管拍得好不好，必須看的，要不然恐怕沒有機會了。<text:span text:style-name="T3"><text:s/><text:line-break/><text:line-break/></text:span>宗益前面說到姜文要把抗美援朝戰俘營的奧運會拍成電影，我強烈推薦大家看下面這部央視的紀錄片《没有铁<text:span text:style-name="T4">丝网的战俘营》。一集半小時，共有六集，十分震撼和令人感動，拜託有時間的一定要看。不能跳著看，否則不連貫。奧運會的部份出現在第六集，我猜姜文也許就是看了這部紀錄片才想要拍電影。</text:span><text:span text:style-name="T3"><text:s/><text:line-break/><text:line-break/></text:span><text:a xlink:type="simple" xlink:href="https://tv.cctv.com/2010/01/21/VIDE1355592743300886.shtml"><text:span text:style-name="T10">https://tv.cctv.com/2010/01/21/VIDE1355592743300886.shtml</text:span></text:a><text:span text:style-name="T3"><text:s/><text:line-break/>(</text:span>這是第一集的連結，右邊有其他五集<text:span text:style-name="T3">) <text:line-break/><text:line-break/></text:span>在台灣的朋友不像我這麼<text:span text:style-name="T3"><text:s/>lucky</text:span>，可以看長津湖，不妨就先看這部紀錄片，我敢說長津湖絕不可能比這部紀錄片來得更值得觀看。<text:span text:style-name="T3"><text:s/><text:line-break/><text:line-break/></text:span>我查不到這部紀錄片的拍攝時間，但從央視這個連結的日期來看，不會晚於<text:span text:style-name="T3"><text:s/>2010</text:span>，而片中採訪的這些志願軍戰士當時已經都是七八十歲的老人了，也就是說其中很多人現在應該都不在了。對我來說短短的十一年，這些人就這樣從世界上消失了。<text:span text:style-name="T3"><text:s/><text:line-break/><text:line-break/></text:span>我利用電腦技術，把這些影片都下載到我的硬碟裡，希望它們可以陪我一輩子。<text:span text:style-name="T3"><text:s/><text:line-break/><text:line-break/></text:span>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text:span text:style-name="T3"><text:s/><text:line-break/><text:line-break/></text:span>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2">A hsin   |  2021.12.04 09:18   |   <text:a xlink:type="simple" xlink:href="http://palinfo.habago.org/Entry?Command=Information_PrintForum&amp;iPage=7#FORUM41251"><text:span text:style-name="T2">#</text:span></text:a></text:p>
      <text:p text:style-name="P4">覺得台灣統治階層知道台灣教育問題，但故意不改，<text:span text:style-name="T3"><text:s/><text:line-break/></text:span>因為這樣教育出來比較好控制，也是很多人說的奴性，<text:span text:style-name="T3"><text:s/><text:line-break/></text:span>卻讓自己小孩受國外的菁英教育，<text:span text:style-name="T3"><text:s/><text:line-break/></text:span>回來會有人安排位置。<text:span text:style-name="T3"><text:s/><text:line-break/><text:line-break/></text:span>另外蠻認同家暴轉移了原本該是討論司法的焦點，<text:span text:style-name="T3"><text:s/><text:line-break/>LSE</text:span>說沒口試紀錄，隔天鋪天蓋地都是家暴新聞，<text:span text:style-name="T3"><text:s/><text:line-break/></text:span>不過令我不解的是，蔡總統是歷來最聽話的魁儡，<text:span text:style-name="T3"><text:s/><text:line-break/></text:span>西方怎麼會怎麼會陷他於不義，<text:span text:style-name="T3"><text:s/><text:line-break/></text:span>畢竟西方是可以在中東幹出很多謀殺、<text:span text:style-name="T3"><text:s/><text:line-break/></text:span>利用媒體洗腦、為利而侵占他人的一個群體，<text:span text:style-name="T3"><text:s/><text:line-break/></text:span>論文這點事情算什麼。</text:p>
      <text:p text:style-name="P2"><text:span text:style-name="T1">傅怡鈞</text:span><text:s/>  |  2021.12.03 16:24   |   <text:a xlink:type="simple" xlink:href="http://palinfo.habago.org/Entry?Command=Information_PrintForum&amp;iPage=7#FORUM41250"><text:span text:style-name="T2">#</text:span></text:a></text:p>
      <text:p text:style-name="P3">邏輯思辨除了少數大學科系會教導到<text:span text:style-name="T3">(</text:span>哲學、法律<text:span text:style-name="T3">)</text:span>，其他大多數呆汍人從小學到大學有誰學過，所謂的教改也沒有特別編排這麼一門必須課，呆汍人民光是成天看一些官員、政治人物擅用不正確邏輯話事，以命題及邏輯謬誤取代論證，再加上不良媒體與名嘴的推波助瀾<text:span text:style-name="T3">(</text:span>洗腦<text:span text:style-name="T3">)</text:span>，大多數公民自己豈能生出邏輯思辨的能力<text:span text:style-name="T3">(</text:span>少數中的少數公民有可能自覺<text:span text:style-name="T3">)? <text:line-break/><text:line-break/></text:span>而「人渣黨政府一直在推進的國民法官制度」，要由缺乏基本邏輯思辨能力的呆汍人擔任，未來將會有多少冤假錯案產生，看見呆汍社會人民一路以來那麼多的理盲、從眾甚至是雙標思維，想來就悲嘆<text:span text:style-name="T3">~ </text:span></text:p>
      <text:p text:style-name="P2"><text:span text:style-name="T1">許世勤</text:span><text:s/>  |  2021.12.03 10:24   |   <text:a xlink:type="simple" xlink:href="http://palinfo.habago.org/Entry?Command=Information_PrintForum&amp;iPage=7#FORUM41249"><text:span text:style-name="T2">#</text:span></text:a></text:p>
      <text:p text:style-name="P4">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text:span text:style-name="T3"><text:s/><text:line-break/><text:line-break/></text:span>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text:span text:style-name="T3"><text:s/><text:line-break/><text:line-break/></text:span>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text:span text:style-name="T3"><text:s/><text:line-break/><text:line-break/></text:span>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2"><text:span text:style-name="T1">陳真</text:span><text:s/>  |  2021.12.03 02:53   |   <text:a xlink:type="simple" xlink:href="http://palinfo.habago.org/Entry?Command=Information_PrintForum&amp;iPage=7#FORUM41248"><text:span text:style-name="T2">#</text:span></text:a></text:p>
      <text:p text:style-name="P3">每當社會上發生一些<text:span text:style-name="T3"><text:s/>(</text:span>被炒作為<text:span text:style-name="T3">) "</text:span>人神共憤<text:span text:style-name="T3">" </text:span>的事情時，<text:span text:style-name="T3">"</text:span>凶嫌<text:span text:style-name="T3">" </text:span>馬上就會被眾人給徹底污名化，彷彿他不是人，或不再是個人，因此人人皆可鳴鼓而攻之；無論怎麼醜化或污名化，彷彿全是正義之聲。但我不知道這是哪門子正義？<text:span text:style-name="T3"><text:s/><text:line-break/><text:line-break/></text:span>跟大家一樣，我當然也不可能認同任何<text:span text:style-name="T3"><text:s/>"</text:span>凶嫌<text:span text:style-name="T3">" </text:span>的暴行。但是，我對<text:span text:style-name="T3"><text:s/>"</text:span>凶嫌<text:span text:style-name="T3">" </text:span>的行為之反感，往往很快就會被更大的反感所取代。群眾與媒體毫無底線毫無廉恥與憐憫的道德公審，恐怕才是更醜陋的敗德惡行。我寧可與任何<text:span text:style-name="T3"><text:s/>"</text:span>凶嫌<text:span text:style-name="T3">" </text:span>為伍為友，但我絕不會加入所謂<text:span text:style-name="T3"><text:s/>"</text:span>正義<text:span text:style-name="T3">" </text:span>群眾的一方，因為那不是正義，不是道德，而是敗德之極致。<text:span text:style-name="T3"><text:s/><text:line-break/><text:line-break/></text:span>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text:span text:style-name="T3"><text:s/>"</text:span>正義群眾<text:span text:style-name="T3">" </text:span>們，則個個彷彿一己道德清白。<text:span text:style-name="T3"><text:s/><text:line-break/><text:line-break/></text:span>尼采說：「當千夫所指，惡棍便成為代罪羔羊。」即便是一個十惡不赦的歹徒，當人們把所有罪責全數歸咎於他時，他就很難再稱為惡了，反倒成為一種彷彿替代眾人承受一切罪孽的獻祭羔羊。<text:span text:style-name="T3"><text:s/><text:line-break/><text:line-break/></text:span>我想說的，也許只是一種不斷覆述的個人惆悵，一如五年前的一篇舊文所說：<text:span text:style-name="T3"><text:s/><text:line-break/><text:line-break/></text:span><text:a xlink:type="simple" xlink:href="https://bit.ly/3ElFBxe"><text:span text:style-name="T10">https://bit.ly/3ElFBxe</text:span></text:a><text:span text:style-name="T3"><text:s/><text:line-break/><text:line-break/></text:span>很多時候，人事物或語言與概念似乎具有某種表面上的相似性，骨子裏其實往往大不同；我說的是這樣，而你想的卻是那樣，你我其實並不在同一個軌道上。<text:span text:style-name="T3"><text:s/><text:line-break/><text:line-break/></text:span>眾所周知，巴勒網百無禁忌，只有惟一天條，那就是信奉<text:span text:style-name="T3"><text:s/>"</text:span>個別人事物<text:span text:style-name="T3">"</text:span>。剛剛在電視上看到這位毆打女立委的家暴<text:span text:style-name="T3"><text:s/>"</text:span>凶嫌<text:span text:style-name="T3">"</text:span>，對著鏡頭求饒，表明自己人格已毀，希望大家給他一條<text:span text:style-name="T3"><text:s/>"</text:span>重新融入社會的生路<text:span text:style-name="T3">"</text:span>。看到這一幕，心裏特別難過。當然不是說我認同其作為，而是說他所受到的毀滅性傷害，已經遠超過他所應得的責罰。<text:span text:style-name="T3"><text:s/><text:line-break/><text:line-break/></text:span>台灣社會既嗜血又偽善，卻又偏偏喜歡扛著道德大旗，就像集體起乩一樣，眾人搶吃血饅頭，好像吃了血饅頭，一己罪惡就能得到救贖似的。<text:span text:style-name="T3"><text:s/><text:line-break/><text:line-break/></text:span>在台大雲林分院任職時，有幾年的時間，我跟隨一些社工或心理師，一起負責雲林地區一些家暴鑑定工作，在醫療上協助加害與受害者雙方。離開台大後，我見識過更多更可怕更可悲的家暴案件，往往是我<text:span text:style-name="T3"><text:s/>"</text:span>醫師兼社工<text:span text:style-name="T3">"</text:span>，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text:span text:style-name="T3"><text:s/><text:line-break/><text:line-break/></text:span>不論事前或事後，不論加害與被害，往往乏人問津，孤立無援，哀哀無告，求救無門。相對於這位高人氣的明星級女立委，有多少人能得到如此體貼且高效率的司法救援與眾人關愛？<text:span text:style-name="T3"><text:s/><text:line-break/><text:line-break/></text:span>尤其是那些根本無法為自己發聲的弱勢兒童，尤為可悲，不但往往得不到應有的社會資源與協助，反而在一種惡質官僚體系中以及看人大小眼的醫療文化及教育環境中，飽受無數的刁難、羞辱與傷害。<text:span text:style-name="T3"><text:s/><text:line-break/><text:line-break/></text:span>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text:span text:style-name="T3"><text:s/><text:line-break/><text:line-break/></text:span>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text:span text:style-name="T3"><text:s/><text:line-break/><text:line-break/></text:span>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text:span text:style-name="T3"><text:s/><text:line-break/><text:line-break/></text:span>我與陳菊原本熟識，不過那已經是三十多年前的事了。台灣早年一場關於兒童福利的立法院公聽會，就是陳菊邀請我去出席演講。<text:span text:style-name="T3">1998</text:span>年之後，因為立場上的敵對，我跟綠營的幾乎所有前輩們至今已經二十多年沒有連絡。<text:span text:style-name="T3">2007</text:span>年，我返台定居，寫了一篇公開信發表在報紙上，公開點名呼籲包括林義雄與翁金珠和陳菊在內的幾位前輩們不要再為虎作倀，不要再支持早已徹底腐化的民進黨。<text:span text:style-name="T3"><text:s/><text:line-break/><text:line-break/></text:span>文章發表隔天，陳菊隨即打電話來，表示民進黨之腐化只是為了壯大勢力之一時的<text:span text:style-name="T3"><text:s/>"</text:span>權宜之計<text:span text:style-name="T3">"</text:span>，我無言以對。掛掉電話前，她給了我她的個人手機號碼，但我從未再連絡，因為我不知道還有什麼話好說？但我想，如果哪天我若有機會與之再見面，我只想問過去同樣也關心兒童的陳菊一句話：<text:span text:style-name="T3">"</text:span>妳覺得台灣的弱勢兒童處境有什麼改善嗎？<text:span text:style-name="T3">" <text:line-break/><text:line-break/></text:span>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